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9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1">
      <style:graphic-properties draw:fill="solid" draw:fill-color="#729fcf" draw:opacity="100%" draw:stroke="solid" svg:stroke-width="0.02778in" svg:stroke-color="#3465a4" svg:stroke-opacity="100%" style:protect=""/>
    </style:style>
    <style:style style:family="presentation" style:name="a19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34">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5">
      <style:text-properties fo:font-variant="normal" fo:text-transform="none" fo:color="#eeeeee"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938">
      <style:text-properties fo:font-variant="normal" fo:text-transform="none" fo:color="#0066cc" style:text-line-through-type="none" style:text-line-through-style="none" style:text-line-through-width="auto" style:text-line-through-color="font-color" style:text-position="0% 100%" fo:font-family="Ubuntu Light" style:font-family-generic="roman" style:font-pitch="variable"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939">
      <style:paragraph-properties fo:line-height="100%" style:tab-stop-distance="1in" fo:margin-left="0in" fo:margin-right="0in" fo:text-indent="0in" fo:margin-top="0.0201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0">
      <style:graphic-properties draw:fill="solid" draw:fill-color="#729fcf" draw:opacity="100%" draw:stroke="solid" svg:stroke-width="0.02778in" svg:stroke-color="#3465a4" svg:stroke-opacity="100%" style:protect=""/>
    </style:style>
    <style:style style:family="text" style:name="a1980">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0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81">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33">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8">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8">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9">
      <style:text-properties fo:font-variant="normal" fo:text-transform="none" fo:color="#f6f9d4"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941">
      <style:text-properties fo:font-variant="normal" fo:text-transform="none" fo:color="#0066cc" style:text-line-through-type="none" style:text-line-through-style="none" style:text-line-through-width="auto" style:text-line-through-color="font-color" style:text-position="0% 100%" fo:font-family="Ubuntu Light" style:font-family-generic="roman" style:font-pitch="variable" fo:font-size="0.48472in" style:font-size-asian="0.48472in" style:font-size-complex="0.4847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942">
      <style:paragraph-properties fo:line-height="100%" style:tab-stop-distance="1in" fo:margin-left="0in" fo:margin-right="0in" fo:text-indent="0in" fo:margin-top="0.0201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66cc" style:text-line-through-type="none" style:text-line-through-style="none" style:text-line-through-width="auto" style:text-line-through-color="font-color" style:text-position="0% 100%" fo:font-family="Ubuntu Light" style:font-family-generic="roman" style:font-pitch="variable" fo:font-size="0.48472in" style:font-size-asian="0.48472in" style:font-size-complex="0.4847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945">
      <style:paragraph-properties fo:line-height="100%" style:tab-stop-distance="1in" fo:margin-left="0in" fo:margin-right="0in" fo:text-indent="0in" fo:margin-top="0.0201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66cc" style:text-line-through-type="none" style:text-line-through-style="none" style:text-line-through-width="auto" style:text-line-through-color="font-color" style:text-position="0% 100%" fo:font-family="Ubuntu Light" style:font-family-generic="roman" style:font-pitch="variable" fo:font-size="0.48472in" style:font-size-asian="0.48472in" style:font-size-complex="0.4847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948">
      <style:text-properties fo:font-variant="normal" fo:text-transform="none" fo:color="#0066cc" style:text-line-through-type="none" style:text-line-through-style="none" style:text-line-through-width="auto" style:text-line-through-color="font-color" style:text-position="0% 100%" fo:font-family="Ubuntu Light"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49">
      <style:text-properties fo:font-variant="normal" fo:text-transform="none" fo:color="#0066cc" style:text-line-through-type="none" style:text-line-through-style="none" style:text-line-through-width="auto" style:text-line-through-color="font-color" style:text-position="0% 100%" fo:font-family="aakar"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40">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43">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47">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997">
      <style:graphic-properties draw:fill="solid" draw:fill-color="#729fcf" draw:opacity="100%" draw:stroke="solid" svg:stroke-width="0.02778in" svg:stroke-color="#3465a4" svg:stroke-opacity="100%" style:protect=""/>
    </style:style>
    <style:style style:family="text" style:name="a1902">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0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3">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5">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6">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9">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0">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50">
      <style:paragraph-properties fo:line-height="100%" style:tab-stop-distance="1in" fo:margin-left="0in" fo:margin-right="0in" fo:text-indent="0in" fo:margin-top="0.0201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04">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8">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15">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11">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13">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9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6">
      <style:graphic-properties draw:fill="solid" draw:fill-color="#729fcf" draw:opacity="100%" draw:stroke="solid" svg:stroke-width="0.02778in" svg:stroke-color="#3465a4" svg:stroke-opacity="100%" style:protect=""/>
    </style:style>
    <style:style style:family="presentation" style:name="a19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9">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63">
      <style:graphic-properties draw:fill="solid" draw:fill-color="#729fcf" draw:opacity="100%" draw:stroke="solid" svg:stroke-width="0.02778in" svg:stroke-color="#3465a4" svg:stroke-opacity="100%" style:protect=""/>
    </style:style>
    <style:style style:family="presentation" style:name="a20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0">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single" style:text-underline-style="solid" style:text-underline-width="bold" style:text-underline-color="font-color" fo:font-weight="normal" style:font-weight-asian="normal" style:font-weight-complex="normal" style:text-underline-mode="continuous" style:letter-kerning="true" fo:background-color="transparent"/>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4">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78">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91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8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7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7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0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1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1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number:date-style xmlns:number="urn:oasis:names:tc:opendocument:xmlns:datastyle:1.0" style:name="a20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51" number:transliteration-format="" number:transliteration-style="long">
      <number:month number:calendar="gregorian"/>
      <number:text>/</number:text>
      <number:day number:calendar="gregorian"/>
      <number:text>/</number:text>
      <number:year number:style="long" number:calendar="gregorian"/>
    </number:date-style>
  </office:automatic-styles>
  <office:body>
    <office:presentation>
      <draw:page draw:name="page1" draw:style-name="a1898" draw:master-page-name="Master2-Layout7-blank-Blank" presentation:presentation-page-layout-name="Master2-PPL7" draw:id="Slide-256">
        <draw:frame draw:id="id182" presentation:style-name="a1901" draw:name="Title 1" svg:x="0.6378in" svg:y="0.35866in" svg:width="11.47992in" svg:height="0.76024in" presentation:class="title" presentation:placeholder="false">
          <draw:text-box>
            <text:p text:style-name="a1900" text:class-names="" text:cond-style-name=""><text:span text:style-name="a1899" text:class-names="">TEAM : Bits and Bytes</text:span></text:p>
          </draw:text-box>
          <svg:title/>
          <svg:desc/>
        </draw:frame>
        <draw:frame draw:id="id183" presentation:style-name="a1917" draw:name="Text Placeholder 2" svg:x="0.6378in" svg:y="2.10905in" svg:width="11.47992in" svg:height="5.22874in" presentation:class="outline" presentation:placeholder="false">
          <draw:text-box>
            <text:list text:style-name="a1904">
              <text:list-item>
                <text:p text:style-name="a1903" text:class-names="" text:cond-style-name=""><text:span text:style-name="a1902" text:class-names="">Team Members : <text:s text:c="2"/></text:span></text:p>
              </text:list-item>
            </text:list>
            <text:list text:style-name="a1907">
              <text:list-item>
                <text:p text:style-name="a1906" text:class-names="" text:cond-style-name=""><text:span text:style-name="a1905" text:class-names=""><text:s text:c="1"/>Aruna.P <text:s text:c="9"/>- <text:s text:c="1"/>1KS18CS006</text:span></text:p>
              </text:list-item>
            </text:list>
            <text:list text:style-name="a1910">
              <text:list-item>
                <text:p text:style-name="a1909" text:class-names="" text:cond-style-name=""><text:span text:style-name="a1908" text:class-names=""><text:s text:c="1"/>Dhruv Shukla <text:s text:c="1"/>- <text:s text:c="1"/>1KS18CS019</text:span></text:p>
              </text:list-item>
            </text:list>
            <text:list text:style-name="a1913">
              <text:list-item>
                <text:p text:style-name="a1912" text:class-names="" text:cond-style-name=""><text:span text:style-name="a1911" text:class-names=""><text:s text:c="1"/>M.Jitendra <text:s text:c="6"/>- <text:s text:c="1"/>1KS18CS041</text:span></text:p>
              </text:list-item>
            </text:list>
            <text:list text:style-name="a1916">
              <text:list-item>
                <text:p text:style-name="a1915" text:class-names="" text:cond-style-name=""><text:span text:style-name="a1914" text:class-names=""><text:s text:c="1"/>Monica.S <text:s text:c="8"/>- <text:s text:c="1"/>1KS18CS051</text:span></text:p>
              </text:list-item>
            </text:list>
          </draw:text-box>
          <svg:title/>
          <svg:desc/>
        </draw:frame>
        <presentation:notes draw:style-name="a1933">
          <draw:frame draw:id="id184" draw:style-name="a1922" draw:name="Date Placeholder 2" svg:x="4.68229in" svg:y="0in" svg:width="3.58333in" svg:height="0.58681in">
            <draw:text-box>
              <text:p text:style-name="a1921" text:class-names="" text:cond-style-name=""><text:span text:style-name="a1918" text:class-names=""><text:date text:fixed="false" style:data-style-name="a1919">4/10/2021</text:date></text:span><text:span text:style-name="a1920" text:class-names=""/></text:p>
            </draw:text-box>
            <svg:title/>
            <svg:desc/>
          </draw:frame>
          <draw:frame draw:id="id185" draw:style-name="a1926" draw:name="Slide Number Placeholder 12" svg:x="4.67953in" svg:y="11.10827in" svg:width="3.5878in" svg:height="0.58425in">
            <draw:text-box>
              <text:p text:style-name="a1925" text:class-names="" text:cond-style-name=""><text:span text:style-name="a1923" text:class-names=""><text:page-number style:num-format="1" text:fixed="false">1</text:page-number></text:span><text:span text:style-name="a1924" text:class-names=""/></text:p>
            </draw:text-box>
            <svg:title/>
            <svg:desc/>
          </draw:frame>
          <draw:frame draw:id="id186" draw:style-name="a1930" draw:name="Slide Number Placeholder 6" svg:x="4.67953in" svg:y="11.10827in" svg:width="3.5878in" svg:height="0.58425in">
            <draw:text-box>
              <text:p text:style-name="a1929" text:class-names="" text:cond-style-name=""><text:span text:style-name="a1927" text:class-names=""><text:page-number style:num-format="1" text:fixed="false">1</text:page-number></text:span><text:span text:style-name="a1928" text:class-names=""/></text:p>
            </draw:text-box>
            <svg:title/>
            <svg:desc/>
          </draw:frame>
          <draw:page-thumbnail draw:page-number="1" svg:x="1.03299in" svg:y="0.88889in" svg:width="6.19965in" svg:height="4.38368in" presentation:class="page" draw:id="id187" presentation:style-name="a1931" draw:name="Slide Image Placeholder 1">
            <svg:title/>
            <svg:desc/>
          </draw:page-thumbnail>
          <draw:frame draw:id="id188" presentation:style-name="a1932" draw:name="Notes Placeholder 2" svg:x="0.82677in" svg:y="5.55394in" svg:width="6.61378in" svg:height="5.26142in" presentation:class="notes" presentation:placeholder="true">
            <draw:text-box/>
            <svg:title/>
            <svg:desc/>
          </draw:frame>
        </presentation:notes>
      </draw:page>
      <draw:page draw:name="page2" draw:style-name="a1934" draw:master-page-name="Master2-Layout7-blank-Blank" presentation:presentation-page-layout-name="Master2-PPL7" draw:id="Slide-257">
        <draw:frame draw:id="id189" presentation:style-name="a1937" draw:name="Title 1" svg:x="0.6378in" svg:y="0.35866in" svg:width="11.47992in" svg:height="0.76024in" presentation:class="title" presentation:placeholder="false">
          <draw:text-box>
            <text:p text:style-name="a1936" text:class-names="" text:cond-style-name=""><text:span text:style-name="a1935" text:class-names="">HEALTH TECH</text:span></text:p>
          </draw:text-box>
          <svg:title/>
          <svg:desc/>
        </draw:frame>
        <draw:frame draw:id="id190" presentation:style-name="a1952" draw:name="Text Placeholder 2" svg:x="0.52008in" svg:y="2.1in" svg:width="11.47992in" svg:height="5.07638in" presentation:class="outline" presentation:placeholder="false">
          <draw:text-box>
            <text:list text:style-name="a1940">
              <text:list-item>
                <text:p text:style-name="a1939" text:class-names="" text:cond-style-name=""><text:span text:style-name="a1938" text:class-names="">Personal Medical Assistance</text:span></text:p>
              </text:list-item>
            </text:list>
            <text:list text:style-name="a1943">
              <text:list-item>
                <text:p text:style-name="a1942" text:class-names="" text:cond-style-name=""><text:span text:style-name="a1941" text:class-names=""/></text:p>
              </text:list-item>
            </text:list>
            <text:list text:style-name="a1946">
              <text:list-item>
                <text:p text:style-name="a1945" text:class-names="" text:cond-style-name=""><text:span text:style-name="a1944" text:class-names=""/></text:p>
              </text:list-item>
            </text:list>
            <text:list text:style-name="a1951">
              <text:list-item>
                <text:p text:style-name="a1950" text:class-names="" text:cond-style-name=""><text:span text:style-name="a1947" text:class-names="">PROBLEM</text:span><text:span text:style-name="a1948" text:class-names=""><text:s text:c="1"/>:<text:s text:c="1"/></text:span><text:span text:style-name="a1949" text:class-names="">In this current situation, it is difficult for the people to approach doctors in hospitals for their assistance, and even the schedules of the doctors aren’t known so this leads to certain inconveniences.</text:span></text:p>
              </text:list-item>
            </text:list>
          </draw:text-box>
          <svg:title/>
          <svg:desc/>
        </draw:frame>
        <presentation:notes draw:style-name="a1968">
          <draw:frame draw:id="id191" draw:style-name="a1957" draw:name="Date Placeholder 2" svg:x="4.68229in" svg:y="0in" svg:width="3.58333in" svg:height="0.58681in">
            <draw:text-box>
              <text:p text:style-name="a1956" text:class-names="" text:cond-style-name=""><text:span text:style-name="a1953" text:class-names=""><text:date text:fixed="false" style:data-style-name="a1954">4/10/2021</text:date></text:span><text:span text:style-name="a1955" text:class-names=""/></text:p>
            </draw:text-box>
            <svg:title/>
            <svg:desc/>
          </draw:frame>
          <draw:frame draw:id="id192" draw:style-name="a1961" draw:name="Slide Number Placeholder 12" svg:x="4.67953in" svg:y="11.10827in" svg:width="3.5878in" svg:height="0.58425in">
            <draw:text-box>
              <text:p text:style-name="a1960" text:class-names="" text:cond-style-name=""><text:span text:style-name="a1958" text:class-names=""><text:page-number style:num-format="1" text:fixed="false">2</text:page-number></text:span><text:span text:style-name="a1959" text:class-names=""/></text:p>
            </draw:text-box>
            <svg:title/>
            <svg:desc/>
          </draw:frame>
          <draw:frame draw:id="id193" draw:style-name="a1965" draw:name="Slide Number Placeholder 6" svg:x="4.67953in" svg:y="11.10827in" svg:width="3.5878in" svg:height="0.58425in">
            <draw:text-box>
              <text:p text:style-name="a1964" text:class-names="" text:cond-style-name=""><text:span text:style-name="a1962" text:class-names=""><text:page-number style:num-format="1" text:fixed="false">2</text:page-number></text:span><text:span text:style-name="a1963" text:class-names=""/></text:p>
            </draw:text-box>
            <svg:title/>
            <svg:desc/>
          </draw:frame>
          <draw:page-thumbnail draw:page-number="2" svg:x="1.03299in" svg:y="0.88889in" svg:width="6.19965in" svg:height="4.38368in" presentation:class="page" draw:id="id194" presentation:style-name="a1966" draw:name="Slide Image Placeholder 1">
            <svg:title/>
            <svg:desc/>
          </draw:page-thumbnail>
          <draw:frame draw:id="id195" presentation:style-name="a1967" draw:name="Notes Placeholder 2" svg:x="0.82677in" svg:y="5.55394in" svg:width="6.61378in" svg:height="5.26142in" presentation:class="notes" presentation:placeholder="true">
            <draw:text-box/>
            <svg:title/>
            <svg:desc/>
          </draw:frame>
        </presentation:notes>
      </draw:page>
      <draw:page draw:name="page3" draw:style-name="a1969" draw:master-page-name="Master2-Layout7-blank-Blank" presentation:presentation-page-layout-name="Master2-PPL7" draw:id="Slide-258">
        <draw:frame draw:id="id196" presentation:style-name="a1983" draw:name="Text Placeholder 1" svg:x="0.6378in" svg:y="1.47126in" svg:width="11.47992in" svg:height="5.22874in" presentation:class="outline" presentation:placeholder="false">
          <draw:text-box>
            <text:list text:style-name="a1973">
              <text:list-item>
                <text:p text:style-name="a1972" text:class-names="" text:cond-style-name=""><text:span text:style-name="a1970" text:class-names="">IDEA<text:s text:c="1"/></text:span><text:span text:style-name="a1971" text:class-names=""><text:s text:c="1"/>:</text:span></text:p>
              </text:list-item>
            </text:list>
            <text:list text:style-name="a1976">
              <text:list-item>
                <text:p text:style-name="a1975" text:class-names="" text:cond-style-name=""><text:span text:style-name="a1974" text:class-names="">To avoid going to hospitals and waiting for consulting doctor we can get the required medical assistance from the doctor through the website in personal ways.</text:span></text:p>
              </text:list-item>
            </text:list>
            <text:list text:style-name="a1979">
              <text:list-item>
                <text:p text:style-name="a1978" text:class-names="" text:cond-style-name=""><text:span text:style-name="a1977" text:class-names="">We will have an website designed in which the patient can get the medical assistance directly from the specialized doctors. The patient can consult any of their preferred doctor through this website via chat or call.</text:span></text:p>
              </text:list-item>
            </text:list>
            <text:list text:style-name="a1982">
              <text:list-item>
                <text:p text:style-name="a1981" text:class-names="" text:cond-style-name=""><text:span text:style-name="a1980" text:class-names=""/></text:p>
              </text:list-item>
            </text:list>
          </draw:text-box>
          <svg:title/>
          <svg:desc/>
        </draw:frame>
        <presentation:notes draw:style-name="a1999">
          <draw:frame draw:id="id197" draw:style-name="a1988" draw:name="Date Placeholder 2" svg:x="4.68229in" svg:y="0in" svg:width="3.58333in" svg:height="0.58681in">
            <draw:text-box>
              <text:p text:style-name="a1987" text:class-names="" text:cond-style-name=""><text:span text:style-name="a1984" text:class-names=""><text:date text:fixed="false" style:data-style-name="a1985">4/10/2021</text:date></text:span><text:span text:style-name="a1986" text:class-names=""/></text:p>
            </draw:text-box>
            <svg:title/>
            <svg:desc/>
          </draw:frame>
          <draw:frame draw:id="id198" draw:style-name="a1992" draw:name="Slide Number Placeholder 12" svg:x="4.67953in" svg:y="11.10827in" svg:width="3.5878in" svg:height="0.58425in">
            <draw:text-box>
              <text:p text:style-name="a1991" text:class-names="" text:cond-style-name=""><text:span text:style-name="a1989" text:class-names=""><text:page-number style:num-format="1" text:fixed="false">3</text:page-number></text:span><text:span text:style-name="a1990" text:class-names=""/></text:p>
            </draw:text-box>
            <svg:title/>
            <svg:desc/>
          </draw:frame>
          <draw:frame draw:id="id199" draw:style-name="a1996" draw:name="Slide Number Placeholder 6" svg:x="4.67953in" svg:y="11.10827in" svg:width="3.5878in" svg:height="0.58425in">
            <draw:text-box>
              <text:p text:style-name="a1995" text:class-names="" text:cond-style-name=""><text:span text:style-name="a1993" text:class-names=""><text:page-number style:num-format="1" text:fixed="false">3</text:page-number></text:span><text:span text:style-name="a1994" text:class-names=""/></text:p>
            </draw:text-box>
            <svg:title/>
            <svg:desc/>
          </draw:frame>
          <draw:page-thumbnail draw:page-number="3" svg:x="1.03299in" svg:y="0.88889in" svg:width="6.19965in" svg:height="4.38368in" presentation:class="page" draw:id="id200" presentation:style-name="a1997" draw:name="Slide Image Placeholder 1">
            <svg:title/>
            <svg:desc/>
          </draw:page-thumbnail>
          <draw:frame draw:id="id201" presentation:style-name="a1998" draw:name="Notes Placeholder 2" svg:x="0.82677in" svg:y="5.55394in" svg:width="6.61378in" svg:height="5.26142in" presentation:class="notes" presentation:placeholder="true">
            <draw:text-box/>
            <svg:title/>
            <svg:desc/>
          </draw:frame>
        </presentation:notes>
      </draw:page>
      <draw:page draw:name="page4" draw:style-name="a2000" draw:master-page-name="Master2-Layout7-blank-Blank" presentation:presentation-page-layout-name="Master2-PPL7" draw:id="Slide-259">
        <draw:frame draw:id="id202" presentation:style-name="a2003" draw:name="Title 1" svg:x="0.6378in" svg:y="0.35866in" svg:width="11.47992in" svg:height="0.76024in" presentation:class="title" presentation:placeholder="false">
          <draw:text-box>
            <text:p text:style-name="a2002" text:class-names="" text:cond-style-name=""><text:span text:style-name="a2001" text:class-names="">Uniqueness of the idea</text:span></text:p>
          </draw:text-box>
          <svg:title/>
          <svg:desc/>
        </draw:frame>
        <draw:frame draw:id="id203" presentation:style-name="a2016" draw:name="Text Placeholder 2" svg:x="0.6378in" svg:y="1.6in" svg:width="11.47992in" svg:height="5.7378in" presentation:class="outline" presentation:placeholder="false">
          <draw:text-box>
            <text:list text:style-name="a2006">
              <text:list-item>
                <text:p text:style-name="a2005" text:class-names="" text:cond-style-name=""><text:span text:style-name="a2004" text:class-names="">It helps us avoid the travelling and waiting time of the patient.</text:span></text:p>
              </text:list-item>
            </text:list>
            <text:list text:style-name="a2009">
              <text:list-item>
                <text:p text:style-name="a2008" text:class-names="" text:cond-style-name=""><text:span text:style-name="a2007" text:class-names="">The patient can have option of choosing any specialized doctor from the place of residence.</text:span></text:p>
              </text:list-item>
            </text:list>
            <text:list text:style-name="a2012">
              <text:list-item>
                <text:p text:style-name="a2011" text:class-names="" text:cond-style-name=""><text:span text:style-name="a2010" text:class-names="">The patient can approach the doctor at any required time.</text:span></text:p>
              </text:list-item>
            </text:list>
            <text:list text:style-name="a2015">
              <text:list-item>
                <text:p text:style-name="a2014" text:class-names="" text:cond-style-name=""><text:span text:style-name="a2013" text:class-names="">If the doctor advices for in-person treatment then according to the convenience of patient the doctor may visit the patient in-person.</text:span></text:p>
              </text:list-item>
            </text:list>
          </draw:text-box>
          <svg:title/>
          <svg:desc/>
        </draw:frame>
        <presentation:notes draw:style-name="a2032">
          <draw:frame draw:id="id204" draw:style-name="a2021" draw:name="Date Placeholder 2" svg:x="4.68229in" svg:y="0in" svg:width="3.58333in" svg:height="0.58681in">
            <draw:text-box>
              <text:p text:style-name="a2020" text:class-names="" text:cond-style-name=""><text:span text:style-name="a2017" text:class-names=""><text:date text:fixed="false" style:data-style-name="a2018">4/10/2021</text:date></text:span><text:span text:style-name="a2019" text:class-names=""/></text:p>
            </draw:text-box>
            <svg:title/>
            <svg:desc/>
          </draw:frame>
          <draw:frame draw:id="id205" draw:style-name="a2025" draw:name="Slide Number Placeholder 12" svg:x="4.67953in" svg:y="11.10827in" svg:width="3.5878in" svg:height="0.58425in">
            <draw:text-box>
              <text:p text:style-name="a2024" text:class-names="" text:cond-style-name=""><text:span text:style-name="a2022" text:class-names=""><text:page-number style:num-format="1" text:fixed="false">4</text:page-number></text:span><text:span text:style-name="a2023" text:class-names=""/></text:p>
            </draw:text-box>
            <svg:title/>
            <svg:desc/>
          </draw:frame>
          <draw:frame draw:id="id206" draw:style-name="a2029" draw:name="Slide Number Placeholder 6" svg:x="4.67953in" svg:y="11.10827in" svg:width="3.5878in" svg:height="0.58425in">
            <draw:text-box>
              <text:p text:style-name="a2028" text:class-names="" text:cond-style-name=""><text:span text:style-name="a2026" text:class-names=""><text:page-number style:num-format="1" text:fixed="false">4</text:page-number></text:span><text:span text:style-name="a2027" text:class-names=""/></text:p>
            </draw:text-box>
            <svg:title/>
            <svg:desc/>
          </draw:frame>
          <draw:page-thumbnail draw:page-number="4" svg:x="1.03299in" svg:y="0.88889in" svg:width="6.19965in" svg:height="4.38368in" presentation:class="page" draw:id="id207" presentation:style-name="a2030" draw:name="Slide Image Placeholder 1">
            <svg:title/>
            <svg:desc/>
          </draw:page-thumbnail>
          <draw:frame draw:id="id208" presentation:style-name="a2031" draw:name="Notes Placeholder 2" svg:x="0.82677in" svg:y="5.55394in" svg:width="6.61378in" svg:height="5.26142in" presentation:class="notes" presentation:placeholder="true">
            <draw:text-box/>
            <svg:title/>
            <svg:desc/>
          </draw:frame>
        </presentation:notes>
      </draw:page>
      <draw:page draw:name="page5" draw:style-name="a2033" draw:master-page-name="Master2-Layout7-blank-Blank" presentation:presentation-page-layout-name="Master2-PPL7" draw:id="Slide-260">
        <draw:frame draw:id="id209" presentation:style-name="a2036" draw:name="Title 1" svg:x="0.6378in" svg:y="0.35866in" svg:width="11.47992in" svg:height="0.76024in" presentation:class="title" presentation:placeholder="false">
          <draw:text-box>
            <text:p text:style-name="a2035" text:class-names="" text:cond-style-name=""><text:span text:style-name="a2034" text:class-names="">Benefits</text:span></text:p>
          </draw:text-box>
          <svg:title/>
          <svg:desc/>
        </draw:frame>
        <draw:frame draw:id="id210" presentation:style-name="a2049" draw:name="Text Placeholder 2" svg:x="0.6378in" svg:y="2.10905in" svg:width="11.47992in" svg:height="5.22874in" presentation:class="outline" presentation:placeholder="false">
          <draw:text-box>
            <text:list text:style-name="a2039">
              <text:list-item>
                <text:p text:style-name="a2038" text:class-names="" text:cond-style-name=""><text:span text:style-name="a2037" text:class-names=""><text:s text:c="1"/>The patient receives the utmost benefit by receiving the treatment for their problem .</text:span></text:p>
              </text:list-item>
            </text:list>
            <text:list text:style-name="a2042">
              <text:list-item>
                <text:p text:style-name="a2041" text:class-names="" text:cond-style-name=""><text:span text:style-name="a2040" text:class-names=""><text:s text:c="1"/>The patient will have an option to choose any doctor based <text:s text:c="1"/>on their comfort.</text:span></text:p>
              </text:list-item>
            </text:list>
            <text:list text:style-name="a2045">
              <text:list-item>
                <text:p text:style-name="a2044" text:class-names="" text:cond-style-name=""><text:span text:style-name="a2043" text:class-names="">If the patient is not convinced he/she can get the aid from other doctor.</text:span></text:p>
              </text:list-item>
            </text:list>
            <text:list text:style-name="a2048">
              <text:list-item>
                <text:p text:style-name="a2047" text:class-names="" text:cond-style-name=""><text:span text:style-name="a2046" text:class-names="">Its time saving and more effective. <text:s text:c="1"/></text:span></text:p>
              </text:list-item>
            </text:list>
          </draw:text-box>
          <svg:title/>
          <svg:desc/>
        </draw:frame>
        <presentation:notes draw:style-name="a2065">
          <draw:frame draw:id="id211" draw:style-name="a2054" draw:name="Date Placeholder 2" svg:x="4.68229in" svg:y="0in" svg:width="3.58333in" svg:height="0.58681in">
            <draw:text-box>
              <text:p text:style-name="a2053" text:class-names="" text:cond-style-name=""><text:span text:style-name="a2050" text:class-names=""><text:date text:fixed="false" style:data-style-name="a2051">4/10/2021</text:date></text:span><text:span text:style-name="a2052" text:class-names=""/></text:p>
            </draw:text-box>
            <svg:title/>
            <svg:desc/>
          </draw:frame>
          <draw:frame draw:id="id212" draw:style-name="a2058" draw:name="Slide Number Placeholder 12" svg:x="4.67953in" svg:y="11.10827in" svg:width="3.5878in" svg:height="0.58425in">
            <draw:text-box>
              <text:p text:style-name="a2057" text:class-names="" text:cond-style-name=""><text:span text:style-name="a2055" text:class-names=""><text:page-number style:num-format="1" text:fixed="false">5</text:page-number></text:span><text:span text:style-name="a2056" text:class-names=""/></text:p>
            </draw:text-box>
            <svg:title/>
            <svg:desc/>
          </draw:frame>
          <draw:frame draw:id="id213" draw:style-name="a2062" draw:name="Slide Number Placeholder 6" svg:x="4.67953in" svg:y="11.10827in" svg:width="3.5878in" svg:height="0.58425in">
            <draw:text-box>
              <text:p text:style-name="a2061" text:class-names="" text:cond-style-name=""><text:span text:style-name="a2059" text:class-names=""><text:page-number style:num-format="1" text:fixed="false">5</text:page-number></text:span><text:span text:style-name="a2060" text:class-names=""/></text:p>
            </draw:text-box>
            <svg:title/>
            <svg:desc/>
          </draw:frame>
          <draw:page-thumbnail draw:page-number="5" svg:x="1.03299in" svg:y="0.88889in" svg:width="6.19965in" svg:height="4.38368in" presentation:class="page" draw:id="id214" presentation:style-name="a2063" draw:name="Slide Image Placeholder 1">
            <svg:title/>
            <svg:desc/>
          </draw:page-thumbnail>
          <draw:frame draw:id="id215" presentation:style-name="a2064"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59375in" svg:y="1.47569in" svg:width="9.56771in" svg:height="3.13889in"/>
      <presentation:placeholder presentation:object="subtitle" svg:x="1.59375in" svg:y="4.73611in" svg:width="9.56771in" svg:height="2.17535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1-PPL2" style:display-name="Title and Content">
      <presentation:placeholder presentation:object="title" svg:x="0in" svg:y="2.79173in" svg:width="11.47992in" svg:height="1.50551in"/>
      <presentation:placeholder presentation:object="object" svg:x="0.6378in" svg:y="4.83701in" svg:width="11.47992in" svg:height="2.50157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1-PPL3" style:display-name="Section Header">
      <presentation:placeholder presentation:object="title" svg:x="0.86979in" svg:y="2.24826in" svg:width="11.00174in" svg:height="3.75in"/>
      <presentation:placeholder presentation:object="outline" svg:x="0.86979in" svg:y="6.03299in" svg:width="11.00174in" svg:height="1.97222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1-PPL4" style:display-name="Two Content">
      <presentation:placeholder presentation:object="title" svg:x="0in" svg:y="2.79173in" svg:width="11.47992in" svg:height="1.50551in"/>
      <presentation:placeholder presentation:object="object" svg:x="0.63715in" svg:y="4.83681in" svg:width="5.65625in" svg:height="2.50174in"/>
      <presentation:placeholder presentation:object="object" svg:x="6.46007in" svg:y="4.83681in" svg:width="5.65799in" svg:height="2.50174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1-PPL5" style:display-name="Comparison">
      <presentation:placeholder presentation:object="title" svg:x="0.87847in" svg:y="0.47917in" svg:width="11.00174in" svg:height="1.74306in"/>
      <presentation:placeholder presentation:object="outline" svg:x="0.87847in" svg:y="2.21007in" svg:width="5.39583in" svg:height="1.08333in"/>
      <presentation:placeholder presentation:object="object" svg:x="0.87847in" svg:y="3.2934in" svg:width="5.39583in" svg:height="4.84375in"/>
      <presentation:placeholder presentation:object="outline" svg:x="6.4566in" svg:y="2.21007in" svg:width="5.42361in" svg:height="1.08333in"/>
      <presentation:placeholder presentation:object="object" svg:x="6.4566in" svg:y="3.2934in" svg:width="5.42361in" svg:height="4.84375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1-PPL6" style:display-name="Title Only">
      <presentation:placeholder presentation:object="title" svg:x="0in" svg:y="2.79173in" svg:width="11.47992in" svg:height="1.50551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1-PPL7" style:display-name="Blank">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1-PPL8" style:display-name="Content with Caption">
      <presentation:placeholder presentation:object="title" svg:x="0.87847in" svg:y="0.60069in" svg:width="4.11458in" svg:height="2.10417in"/>
      <presentation:placeholder presentation:object="object" svg:x="5.42188in" svg:y="1.29861in" svg:width="6.45833in" svg:height="6.40625in"/>
      <presentation:placeholder presentation:object="outline" svg:x="0.87847in" svg:y="2.70486in" svg:width="4.11458in" svg:height="5.01042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1-PPL9" style:display-name="Picture with Caption">
      <presentation:placeholder presentation:object="title" svg:x="0.87847in" svg:y="0.60069in" svg:width="4.11458in" svg:height="2.10417in"/>
      <presentation:placeholder presentation:object="graphic" svg:x="5.42188in" svg:y="1.29861in" svg:width="6.45833in" svg:height="6.40625in"/>
      <presentation:placeholder presentation:object="outline" svg:x="0.87847in" svg:y="2.70486in" svg:width="4.11458in" svg:height="5.01042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1-PPL10" style:display-name="Title and Vertical Text">
      <presentation:placeholder presentation:object="title" svg:x="0in" svg:y="2.79173in" svg:width="11.47992in" svg:height="1.50551in"/>
      <presentation:placeholder presentation:object="outline" svg:x="0.6378in" svg:y="4.83701in" svg:width="11.47992in" svg:height="2.50157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1-PPL11" style:display-name="Vertical Title and Text">
      <presentation:placeholder presentation:object="title" svg:x="9.08854in" svg:y="2.79167in" svg:width="3.02951in" svg:height="4.54688in"/>
      <presentation:placeholder presentation:object="outline" svg:x="0in" svg:y="2.79167in" svg:width="8.92188in" svg:height="4.54688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2-PPL1" style:display-name="Title Slide">
      <presentation:placeholder presentation:object="title" svg:x="1.59375in" svg:y="1.47569in" svg:width="9.56771in" svg:height="3.13889in"/>
      <presentation:placeholder presentation:object="subtitle" svg:x="1.59375in" svg:y="4.73611in" svg:width="9.56771in" svg:height="2.17535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2-PPL2" style:display-name="Title and Content">
      <presentation:placeholder presentation:object="title" svg:x="0.6378in" svg:y="0.35866in" svg:width="11.47992in" svg:height="0.76024in"/>
      <presentation:placeholder presentation:object="object" svg:x="0.6378in" svg:y="2.10905in" svg:width="11.47992in" svg:height="5.22874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2-PPL3" style:display-name="Section Header">
      <presentation:placeholder presentation:object="title" svg:x="0.86979in" svg:y="2.24826in" svg:width="11.00174in" svg:height="3.75in"/>
      <presentation:placeholder presentation:object="outline" svg:x="0.86979in" svg:y="6.03299in" svg:width="11.00174in" svg:height="1.97222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2-PPL4" style:display-name="Two Content">
      <presentation:placeholder presentation:object="title" svg:x="0.6378in" svg:y="0.35866in" svg:width="11.47992in" svg:height="0.76024in"/>
      <presentation:placeholder presentation:object="object" svg:x="0.63715in" svg:y="2.10938in" svg:width="5.65625in" svg:height="5.22917in"/>
      <presentation:placeholder presentation:object="object" svg:x="6.46007in" svg:y="2.10938in" svg:width="5.65799in" svg:height="5.22917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2-PPL5" style:display-name="Comparison">
      <presentation:placeholder presentation:object="title" svg:x="0.87847in" svg:y="0.47917in" svg:width="11.00174in" svg:height="1.74306in"/>
      <presentation:placeholder presentation:object="outline" svg:x="0.87847in" svg:y="2.21007in" svg:width="5.39583in" svg:height="1.08333in"/>
      <presentation:placeholder presentation:object="object" svg:x="0.87847in" svg:y="3.2934in" svg:width="5.39583in" svg:height="4.84375in"/>
      <presentation:placeholder presentation:object="outline" svg:x="6.4566in" svg:y="2.21007in" svg:width="5.42361in" svg:height="1.08333in"/>
      <presentation:placeholder presentation:object="object" svg:x="6.4566in" svg:y="3.2934in" svg:width="5.42361in" svg:height="4.84375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2-PPL6" style:display-name="Title Only">
      <presentation:placeholder presentation:object="title" svg:x="0.6378in" svg:y="0.35866in" svg:width="11.47992in" svg:height="0.76024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2-PPL7" style:display-name="Blank">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2-PPL8" style:display-name="Content with Caption">
      <presentation:placeholder presentation:object="title" svg:x="0.87847in" svg:y="0.60069in" svg:width="4.11458in" svg:height="2.10417in"/>
      <presentation:placeholder presentation:object="object" svg:x="5.42188in" svg:y="1.29861in" svg:width="6.45833in" svg:height="6.40625in"/>
      <presentation:placeholder presentation:object="outline" svg:x="0.87847in" svg:y="2.70486in" svg:width="4.11458in" svg:height="5.01042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2-PPL9" style:display-name="Picture with Caption">
      <presentation:placeholder presentation:object="title" svg:x="0.87847in" svg:y="0.60069in" svg:width="4.11458in" svg:height="2.10417in"/>
      <presentation:placeholder presentation:object="graphic" svg:x="5.42188in" svg:y="1.29861in" svg:width="6.45833in" svg:height="6.40625in"/>
      <presentation:placeholder presentation:object="outline" svg:x="0.87847in" svg:y="2.70486in" svg:width="4.11458in" svg:height="5.01042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2-PPL10" style:display-name="Title and Vertical Text">
      <presentation:placeholder presentation:object="title" svg:x="0.6378in" svg:y="0.35866in" svg:width="11.47992in" svg:height="0.76024in"/>
      <presentation:placeholder presentation:object="outline" svg:x="0.6378in" svg:y="2.10905in" svg:width="11.47992in" svg:height="5.22874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presentation-page-layout style:name="Master2-PPL11" style:display-name="Vertical Title and Text">
      <presentation:placeholder presentation:object="title" svg:x="9.24826in" svg:y="0.35938in" svg:width="2.86979in" svg:height="6.97917in"/>
      <presentation:placeholder presentation:object="outline" svg:x="0.63715in" svg:y="0.35938in" svg:width="8.44444in" svg:height="6.97917in"/>
      <presentation:placeholder presentation:object="date-time" svg:x="0.6378in" svg:y="8.21299in" svg:width="2.97165in" svg:height="0.62165in"/>
      <presentation:placeholder presentation:object="footer" svg:x="4.3622in" svg:y="8.21299in" svg:width="4.04331in" svg:height="0.62165in"/>
      <presentation:placeholder presentation:object="page-number" svg:x="9.14567in" svg:y="8.21299in" svg:width="2.97165in" svg:height="0.6216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984" draw:style="linear" draw:angle="2700" draw:start-color="#dff2fc" draw:end-color="#009bdd" draw:start-intensity="100%" draw:end-intensity="100%"/>
    <draw:gradient draw:name="a1634" draw:style="linear" draw:angle="2700" draw:start-color="#dff2fc" draw:end-color="#009bdd" draw:start-intensity="100%" draw:end-intensity="100%"/>
    <draw:gradient draw:name="a1055" draw:style="linear" draw:angle="2700" draw:start-color="#dff2fc" draw:end-color="#009bdd" draw:start-intensity="100%" draw:end-intensity="100%"/>
    <draw:gradient draw:name="a1308" draw:style="linear" draw:angle="2700" draw:start-color="#dff2fc" draw:end-color="#009bdd" draw:start-intensity="100%" draw:end-intensity="100%"/>
    <draw:gradient draw:name="a1705" draw:style="linear" draw:angle="2700" draw:start-color="#dff2fc" draw:end-color="#009bdd" draw:start-intensity="100%" draw:end-intensity="100%"/>
    <draw:gradient draw:name="a1134" draw:style="linear" draw:angle="2700" draw:start-color="#dff2fc" draw:end-color="#009bdd" draw:start-intensity="100%" draw:end-intensity="100%"/>
    <draw:gradient draw:name="a1709" draw:style="linear" draw:angle="2700" draw:start-color="#dff2fc" draw:end-color="#009bdd" draw:start-intensity="100%" draw:end-intensity="100%"/>
    <draw:gradient draw:name="a1793" draw:style="linear" draw:angle="2700" draw:start-color="#dff2fc" draw:end-color="#009bdd" draw:start-intensity="100%" draw:end-intensity="100%"/>
    <draw:gradient draw:name="a1210" draw:style="linear" draw:angle="2700" draw:start-color="#dff2fc" draw:end-color="#009bdd" draw:start-intensity="100%" draw:end-intensity="100%"/>
    <draw:gradient draw:name="a1138" draw:style="linear" draw:angle="2700" draw:start-color="#dff2fc" draw:end-color="#009bdd" draw:start-intensity="100%" draw:end-intensity="100%"/>
    <draw:gradient draw:name="a1789" draw:style="linear" draw:angle="2700" draw:start-color="#dff2fc" draw:end-color="#009bdd" draw:start-intensity="100%" draw:end-intensity="100%"/>
    <draw:gradient draw:name="a1206" draw:style="linear" draw:angle="2700" draw:start-color="#dff2fc" draw:end-color="#009bdd" draw:start-intensity="100%" draw:end-intensity="100%"/>
    <draw:gradient draw:name="a1410" draw:style="linear" draw:angle="2700" draw:start-color="#dff2fc" draw:end-color="#009bdd" draw:start-intensity="100%" draw:end-intensity="100%"/>
    <draw:gradient draw:name="a1482" draw:style="linear" draw:angle="2700" draw:start-color="#dff2fc" draw:end-color="#009bdd" draw:start-intensity="100%" draw:end-intensity="100%"/>
    <draw:gradient draw:name="a1543" draw:style="linear" draw:angle="2700" draw:start-color="#dff2fc" draw:end-color="#009bdd" draw:start-intensity="100%" draw:end-intensity="100%"/>
    <draw:gradient draw:name="a1478" draw:style="linear" draw:angle="2700" draw:start-color="#dff2fc" draw:end-color="#009bdd" draw:start-intensity="100%" draw:end-intensity="100%"/>
    <draw:gradient draw:name="a1414" draw:style="linear" draw:angle="2700" draw:start-color="#dff2fc" draw:end-color="#009bdd" draw:start-intensity="100%" draw:end-intensity="100%"/>
    <draw:gradient draw:name="a896" draw:style="linear" draw:angle="2700" draw:start-color="#dff2fc" draw:end-color="#009bdd" draw:start-intensity="100%" draw:end-intensity="100%"/>
    <draw:gradient draw:name="a1547" draw:style="linear" draw:angle="2700" draw:start-color="#dff2fc" draw:end-color="#009bdd" draw:start-intensity="100%" draw:end-intensity="100%"/>
    <draw:gradient draw:name="a900" draw:style="linear" draw:angle="2700" draw:start-color="#dff2fc" draw:end-color="#009bdd" draw:start-intensity="100%" draw:end-intensity="100%"/>
    <draw:gradient draw:name="a1051" draw:style="linear" draw:angle="2700" draw:start-color="#dff2fc" draw:end-color="#009bdd" draw:start-intensity="100%" draw:end-intensity="100%"/>
    <draw:gradient draw:name="a1630" draw:style="linear" draw:angle="2700" draw:start-color="#dff2fc" draw:end-color="#009bdd" draw:start-intensity="100%" draw:end-intensity="100%"/>
    <draw:gradient draw:name="a980" draw:style="linear" draw:angle="2700" draw:start-color="#dff2fc" draw:end-color="#009bdd" draw:start-intensity="100%" draw:end-intensity="100%"/>
    <draw:gradient draw:name="a1304" draw:style="linear" draw:angle="2700" draw:start-color="#dff2fc" draw:end-color="#009bdd" draw:start-intensity="100%" draw:end-intensity="100%"/>
  </office:styles>
  <office:automatic-styles>
    <style:page-layout style:name="pageLayout1">
      <style:page-layout-properties fo:page-width="12.75521in" fo:page-height="9.01563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11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3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130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in" fo:padding-bottom="0in" fo:padding-left="0in" fo:padding-right="0in" draw:textarea-vertical-align="middle" draw:textarea-horizontal-align="left" draw:fill="gradient" draw:fill-gradient-name="a1304"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middle" draw:textarea-horizontal-align="left" draw:fill="gradient" draw:fill-gradient-name="a1308" draw:stroke="none" draw:auto-grow-width="false" draw:auto-grow-height="false"/>
      <style:paragraph-properties style:font-independent-line-spacing="true" style:writing-mode="lr-tb"/>
    </style:style>
    <style:style style:family="drawing-page" style:name="a1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middle" draw:textarea-horizontal-align="left" draw:fill="gradient" draw:fill-gradient-name="a1134"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in" fo:padding-bottom="0in" fo:padding-left="0in" fo:padding-right="0in" draw:textarea-vertical-align="middle" draw:textarea-horizontal-align="left" draw:fill="gradient" draw:fill-gradient-name="a1138"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14">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
      <style:graphic-properties draw:fill="none" draw:stroke="none"/>
    </style:style>
    <style:style style:family="presentation" style:name="a1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317">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8">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43">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4">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03">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1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6">
      <style:graphic-properties draw:fill="none" draw:stroke="non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2" style:parent-style-name="Graphics">
      <style:graphic-properties draw:fill="none" fo:clip="rect(0in, 0in, 0in, 0in)" draw:stroke="none" draw:luminance="0%" draw:contrast="0%" draw:image-opacity="100%"/>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9">
      <style:graphic-properties draw:fill="none" draw:stroke="non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1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6">
      <style:graphic-properties fo:wrap-option="wrap" fo:padding-top="0in" fo:padding-bottom="0in" fo:padding-left="0in" fo:padding-right="0in" draw:textarea-vertical-align="middle" draw:textarea-horizontal-align="left" draw:fill="gradient" draw:fill-gradient-name="a1705" draw:stroke="none" draw:auto-grow-width="false" draw:auto-grow-height="false"/>
      <style:paragraph-properties style:font-independent-line-spacing="true" style:writing-mode="lr-tb"/>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draw:fill="none" draw:stroke="none"/>
    </style:style>
    <style:style style:family="paragraph" style:name="a1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3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0">
      <style:graphic-properties fo:wrap-option="wrap" fo:padding-top="0in" fo:padding-bottom="0in" fo:padding-left="0in" fo:padding-right="0in" draw:textarea-vertical-align="middle" draw:textarea-horizontal-align="left" draw:fill="gradient" draw:fill-gradient-name="a1709" draw:stroke="none" draw:auto-grow-width="false" draw:auto-grow-height="false"/>
      <style:paragraph-properties style:font-independent-line-spacing="true" style:writing-mode="lr-tb"/>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4">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0">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4">
      <style:graphic-properties fo:wrap-option="wrap" fo:padding-top="0in" fo:padding-bottom="0in" fo:padding-left="0in" fo:padding-right="0in" draw:textarea-vertical-align="middle" draw:textarea-horizontal-align="left" draw:fill="gradient" draw:fill-gradient-name="a1543" draw:stroke="none" draw:auto-grow-width="false" draw:auto-grow-height="false"/>
      <style:paragraph-properties style:font-independent-line-spacing="true" style:writing-mode="lr-tb"/>
    </style:style>
    <style:style style:family="paragraph" style:name="a3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draw:fill="none" draw:stroke="none"/>
    </style:style>
    <style:style style:family="graphic" style:name="a1548">
      <style:graphic-properties fo:wrap-option="wrap" fo:padding-top="0in" fo:padding-bottom="0in" fo:padding-left="0in" fo:padding-right="0in" draw:textarea-vertical-align="middle" draw:textarea-horizontal-align="left" draw:fill="gradient" draw:fill-gradient-name="a154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3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draw:fill="none" draw:stroke="none"/>
    </style:style>
    <style:style style:family="paragraph" style:name="a7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34" style:parent-style-name="Graphics">
      <style:graphic-properties draw:fill="none" fo:clip="rect(0in, 0in, 0in, 0in)" draw:stroke="none" draw:luminance="0%" draw:contrast="0%" draw:image-opacity="100%"/>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draw:fill="none" draw:stroke="none"/>
    </style:style>
    <style:style style:family="presentation" style:name="a1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draw:fill="none" draw:stroke="non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3">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parent-style-name="Graphics">
      <style:graphic-properties draw:fill="none" fo:clip="rect(0in, 0in, 0in, 0in)" draw:stroke="none" draw:luminance="0%" draw:contrast="0%" draw:image-opacity="100%"/>
    </style:style>
    <style:style style:family="presentation" style:name="a1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7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3">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in" fo:padding-bottom="0in" fo:padding-left="0in" fo:padding-right="0in" draw:textarea-vertical-align="middle" draw:textarea-horizontal-align="left" draw:fill="gradient" draw:fill-gradient-name="a9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05">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06">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9">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2">
      <style:graphic-properties draw:fill="none" draw:stroke="none"/>
    </style:style>
    <style:style style:family="paragraph" style:name="a5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7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7">
      <style:graphic-properties draw:fill="none" draw:stroke="non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5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parent-style-name="Graphics">
      <style:graphic-properties draw:fill="none" fo:clip="rect(0in, 0in, 0in, 0in)" draw:stroke="none" draw:luminance="0%" draw:contrast="0%" draw:image-opacity="100%"/>
    </style:style>
    <style:style style:family="text" style:name="a741">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5">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6">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90">
      <style:graphic-properties fo:wrap-option="wrap" fo:padding-top="0in" fo:padding-bottom="0in" fo:padding-left="0in" fo:padding-right="0in" draw:textarea-vertical-align="middle" draw:textarea-horizontal-align="left" draw:fill="gradient" draw:fill-gradient-name="a1789" draw:stroke="none" draw:auto-grow-width="false" draw:auto-grow-height="false"/>
      <style:paragraph-properties style:font-independent-line-spacing="true" style:writing-mode="lr-tb"/>
    </style:style>
    <style:style style:family="graphic" style:name="a592" style:parent-style-name="Graphics">
      <style:graphic-properties draw:fill="none" fo:clip="rect(0in, 0in, 0in, 0in)" draw:stroke="none" draw:luminance="0%" draw:contrast="0%" draw:image-opacity="100%"/>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1794">
      <style:graphic-properties fo:wrap-option="wrap" fo:padding-top="0in" fo:padding-bottom="0in" fo:padding-left="0in" fo:padding-right="0in" draw:textarea-vertical-align="middle" draw:textarea-horizontal-align="left" draw:fill="gradient" draw:fill-gradient-name="a1793"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7">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5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99">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3">
      <style:graphic-properties draw:fill="none" draw:stroke="non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9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2">
      <style:graphic-properties draw:fill="none" draw:stroke="non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in" fo:padding-bottom="0in" fo:padding-left="0in" fo:padding-right="0in" draw:textarea-vertical-align="middle" draw:textarea-horizontal-align="left" draw:fill="gradient" draw:fill-gradient-name="a980"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middle" draw:textarea-horizontal-align="left" draw:fill="gradient" draw:fill-gradient-name="a984"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89">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0">
      <style:paragraph-properties fo:line-height="100%" fo:text-align="center"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
      <style:graphic-properties draw:fill="none" draw:stroke="non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 style:parent-style-name="Graphics">
      <style:graphic-properties draw:fill="none" fo:clip="rect(0in, 0in, 0in, 0in)" draw:stroke="none" draw:luminance="0%" draw:contrast="0%" draw:image-opacity="100%"/>
    </style:style>
    <style:style style:family="text" style:name="a79">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
      <style:paragraph-properties fo:line-height="100%" fo:text-align="center"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4">
      <style:graphic-properties draw:fill="none" draw:stroke="non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3">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in" fo:padding-bottom="0in" fo:padding-left="0in" fo:padding-right="0in" draw:textarea-vertical-align="middle" draw:textarea-horizontal-align="left" draw:fill="gradient" draw:fill-gradient-name="a1206"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211">
      <style:graphic-properties fo:wrap-option="wrap" fo:padding-top="0in" fo:padding-bottom="0in" fo:padding-left="0in" fo:padding-right="0in" draw:textarea-vertical-align="middle" draw:textarea-horizontal-align="left" draw:fill="gradient" draw:fill-gradient-name="a1210"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6">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8">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middle" draw:textarea-horizontal-align="left" draw:fill="gradient" draw:fill-gradient-name="a1051"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wrap" fo:padding-top="0in" fo:padding-bottom="0in" fo:padding-left="0in" fo:padding-right="0in" draw:textarea-vertical-align="middle" draw:textarea-horizontal-align="left" draw:fill="gradient" draw:fill-gradient-name="a1055" draw:stroke="none" draw:auto-grow-width="false" draw:auto-grow-height="false"/>
      <style:paragraph-properties style:font-independent-line-spacing="true" style:writing-mode="lr-tb"/>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1">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1">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11">
      <style:graphic-properties fo:wrap-option="wrap" fo:padding-top="0in" fo:padding-bottom="0in" fo:padding-left="0in" fo:padding-right="0in" draw:textarea-vertical-align="middle" draw:textarea-horizontal-align="left" draw:fill="gradient" draw:fill-gradient-name="a1410"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15">
      <style:graphic-properties fo:wrap-option="wrap" fo:padding-top="0in" fo:padding-bottom="0in" fo:padding-left="0in" fo:padding-right="0in" draw:textarea-vertical-align="middle" draw:textarea-horizontal-align="left" draw:fill="gradient" draw:fill-gradient-name="a1414" draw:stroke="none" draw:auto-grow-width="false" draw:auto-grow-height="false"/>
      <style:paragraph-properties style:font-independent-line-spacing="true" style:writing-mode="lr-tb"/>
    </style:style>
    <style:style style:family="drawing-page" style:name="a2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1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parent-style-name="Graphics">
      <style:graphic-properties draw:fill="none" fo:clip="rect(0in, 0in, 0in, 0in)" draw:stroke="none" draw:luminance="0%" draw:contrast="0%" draw:image-opacity="100%"/>
    </style:style>
    <style:style style:family="presentation" style:name="a14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fo:clip="rect(0in, 0in, 0in, 0in)" draw:stroke="none" draw:luminance="0%" draw:contrast="0%" draw:image-opacity="100%"/>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draw:fill="none" draw:stroke="non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2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4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7">
      <style:graphic-properties draw:fill="none" draw:stroke="non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2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27">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1">
      <style:graphic-properties draw:fill="none" draw:stroke="non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draw:fill="none" draw:stroke="none"/>
    </style:style>
    <style:style style:family="presentation" style:name="a1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631">
      <style:graphic-properties fo:wrap-option="wrap" fo:padding-top="0in" fo:padding-bottom="0in" fo:padding-left="0in" fo:padding-right="0in" draw:textarea-vertical-align="middle" draw:textarea-horizontal-align="left" draw:fill="gradient" draw:fill-gradient-name="a163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in" fo:padding-bottom="0in" fo:padding-left="0in" fo:padding-right="0in" draw:textarea-vertical-align="middle" draw:textarea-horizontal-align="left" draw:fill="gradient" draw:fill-gradient-name="a1634" draw:stroke="none" draw:auto-grow-width="false" draw:auto-grow-height="false"/>
      <style:paragraph-properties style:font-independent-line-spacing="true" style:writing-mode="lr-tb"/>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1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2">
      <style:text-properties fo:font-variant="normal" fo:text-transform="none" fo:color="#0066cc"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draw:fill="none" draw:stroke="none"/>
    </style:style>
    <style:style style:family="paragraph" style:name="a16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6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5">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middle" draw:textarea-horizontal-align="left" draw:fill="gradient" draw:fill-gradient-name="a1478"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parent-style-name="Graphics">
      <style:graphic-properties draw:fill="none" fo:clip="rect(0in, 0in, 0in, 0in)" draw:stroke="none" draw:luminance="0%" draw:contrast="0%" draw:image-opacity="100%"/>
    </style:style>
    <style:style style:family="paragraph" style:name="a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83">
      <style:graphic-properties fo:wrap-option="wrap" fo:padding-top="0in" fo:padding-bottom="0in" fo:padding-left="0in" fo:padding-right="0in" draw:textarea-vertical-align="middle" draw:textarea-horizontal-align="left" draw:fill="gradient" draw:fill-gradient-name="a1482" draw:stroke="none" draw:auto-grow-width="false" draw:auto-grow-height="false"/>
      <style:paragraph-properties style:font-independent-line-spacing="true" style:writing-mode="lr-tb"/>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6">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7" style:parent-style-name="Graphics">
      <style:graphic-properties draw:fill="none" fo:clip="rect(0in, 0in, 0in, 0in)" draw:stroke="none" draw:luminance="0%" draw:contrast="0%" draw:image-opacity="100%"/>
    </style:style>
    <style:style style:family="presentation" style:name="a1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6">
      <style:graphic-properties draw:fill="none" draw:stroke="none"/>
    </style:style>
    <style:style style:family="presentation" style:name="a647">
      <style:graphic-properties draw:fill="none" draw:stroke="non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2">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parent-style-name="Graphics">
      <style:graphic-properties draw:fill="none" fo:clip="rect(0in, 0in, 0in, 0in)" draw:stroke="none" draw:luminance="0%" draw:contrast="0%" draw:image-opacity="100%"/>
    </style:style>
    <style:style style:family="paragraph" style:name="a16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8">
      <style:graphic-properties draw:fill="none" draw:stroke="non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8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8472in" style:font-size-asian="0.48472in" style:font-size-complex="0.48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2">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1">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72" style:parent-style-name="Graphics">
      <style:graphic-properties draw:fill="none" fo:clip="rect(0in, 0in, 0in, 0in)" draw:stroke="none" draw:luminance="0%" draw:contrast="0%" draw:image-opacity="100%"/>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6699"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67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8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style:tab-stop-distance="1in" fo:margin-left="0in" fo:margin-right="0in" fo:text-indent="0in" fo:margin-top="0.21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9">
      <style:graphic-properties draw:fill="none" draw:stroke="none"/>
    </style:style>
    <style:style style:family="paragraph" style:name="a6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in" fo:padding-bottom="0in" fo:padding-left="0in" fo:padding-right="0in" draw:textarea-vertical-align="middle" draw:textarea-horizontal-align="left" draw:fill="gradient" draw:fill-gradient-name="a896"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7">
      <style:graphic-properties draw:fill="none" draw:stroke="non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Blue_Curve" style:page-layout-name="pageLayout1" draw:style-name="a0">
      <draw:frame draw:id="id0" draw:style-name="a1" draw:name="Picture 1" svg:x="0in" svg:y="6.92402in" svg:width="12.75551in" svg:height="2.09212in" style:rel-width="scale" style:rel-height="scale">
        <draw:image xlink:href="media/image1.jpeg" xlink:type="simple" xlink:show="embed" xlink:actuate="onLoad"/>
        <svg:title/>
        <svg:desc/>
      </draw:frame>
      <draw:frame draw:id="id1" presentation:style-name="a4" draw:name="Title Placeholder 2" svg:x="0in" svg:y="2.79173in" svg:width="11.47992in" svg:height="1.50551in" presentation:class="title" presentation:placeholder="false">
        <draw:text-box>
          <text:p text:style-name="a3" text:class-names="" text:cond-style-name=""><text:span text:style-name="a2" text:class-names=""/></text:p>
        </draw:text-box>
        <svg:title/>
        <svg:desc/>
      </draw:frame>
      <draw:frame draw:id="id2" presentation:style-name="a20" draw:name="Text Placeholder 3" svg:x="0.6378in" svg:y="4.83701in" svg:width="11.47992in" svg:height="2.5015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3" draw:name="Date Placeholder 4" svg:x="0.6378in" svg:y="8.21299in" svg:width="2.97165in" svg:height="0.62165in" presentation:class="date-time" presentation:placeholder="false">
        <draw:text-box>
          <text:p text:style-name="a22" text:class-names="" text:cond-style-name=""><text:span text:style-name="a21" text:class-names=""/></text:p>
        </draw:text-box>
        <svg:title/>
        <svg:desc/>
      </draw:frame>
      <draw:frame draw:id="id4" presentation:style-name="a26" draw:name="Footer Placeholder 5" svg:x="4.3622in" svg:y="8.21299in" svg:width="4.04331in" svg:height="0.62165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6" svg:x="9.14567in" svg:y="8.21299in" svg:width="2.97165in" svg:height="0.62165in" presentation:class="page-number" presentation:placeholder="false">
        <draw:text-box>
          <text:p text:style-name="a28" text:class-names="" text:cond-style-name=""><text:span text:style-name="a27" text:class-names=""><text:page-number style:num-format="1" text:fixed="false">‹#›</text:page-number></text:span></text:p>
        </draw:text-box>
        <svg:title/>
        <svg:desc/>
      </draw:frame>
      <presentation:notes style:page-layout-name="pageLayout2" draw:style-name="a76">
        <draw:frame draw:id="id6" presentation:style-name="a32" draw:name="Header Placeholder 1" svg:x="0in" svg:y="0in" svg:width="3.58333in" svg:height="0.58681in" presentation:class="header" presentation:placeholder="false">
          <draw:text-box>
            <text:p text:style-name="a31" text:class-names="" text:cond-style-name=""><text:span text:style-name="a30" text:class-names=""/></text:p>
          </draw:text-box>
          <svg:title/>
          <svg:desc/>
        </draw:frame>
        <draw:frame draw:id="id7" presentation:style-name="a36" draw:name="Date Placeholder 2" svg:x="4.68229in" svg:y="0in" svg:width="3.58333in" svg:height="0.58681in" presentation:class="date-time" presentation:placeholder="false">
          <draw:text-box>
            <text:p text:style-name="a35" text:class-names="" text:cond-style-name=""><text:span text:style-name="a33" text:class-names=""><text:date text:fixed="false" style:data-style-name="a34">4/10/2021</text:date></text:span></text:p>
          </draw:text-box>
          <svg:title/>
          <svg:desc/>
        </draw:frame>
        <draw:page-thumbnail svg:x="1.34201in" svg:y="1.46181in" svg:width="5.58333in" svg:height="3.94618in" presentation:class="page" draw:id="id8" presentation:style-name="a37" draw:name="Slide Image Placeholder 3">
          <svg:title/>
          <svg:desc/>
        </draw:page-thumbnail>
        <draw:frame draw:id="id9" presentation:style-name="a52" draw:name="Notes Placeholder 4" svg:x="0.82639in" svg:y="5.62674in" svg:width="6.61458in" svg:height="4.60417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53" draw:name="Slide Image Placeholder 7">
          <svg:title/>
          <svg:desc/>
        </draw:page-thumbnail>
        <draw:frame draw:id="id11" presentation:style-name="a56" draw:name="Notes Placeholder 8" svg:x="0.82677in" svg:y="5.55394in" svg:width="6.61378in" svg:height="5.26142in" presentation:class="notes" presentation:placeholder="false">
          <draw:text-box>
            <text:p text:style-name="a55" text:class-names="" text:cond-style-name=""><text:span text:style-name="a54" text:class-names=""/></text:p>
          </draw:text-box>
          <svg:title/>
          <svg:desc/>
        </draw:frame>
        <draw:frame draw:id="id12" presentation:style-name="a59" draw:name="Header Placeholder 9" svg:x="0in" svg:y="0in" svg:width="3.5878in" svg:height="0.58425in" presentation:class="header" presentation:placeholder="false">
          <draw:text-box>
            <text:p text:style-name="a58" text:class-names="" text:cond-style-name=""><text:span text:style-name="a57" text:class-names=""/></text:p>
          </draw:text-box>
          <svg:title/>
          <svg:desc/>
        </draw:frame>
        <draw:frame draw:id="id13" presentation:style-name="a62" draw:name="Date Placeholder 10" svg:x="4.67953in" svg:y="0in" svg:width="3.5878in" svg:height="0.58425in" presentation:class="date-time" presentation:placeholder="false">
          <draw:text-box>
            <text:p text:style-name="a61" text:class-names="" text:cond-style-name=""><text:span text:style-name="a60" text:class-names=""/></text:p>
          </draw:text-box>
          <svg:title/>
          <svg:desc/>
        </draw:frame>
        <draw:frame draw:id="id14" presentation:style-name="a65" draw:name="Footer Placeholder 11" svg:x="0in" svg:y="11.10827in" svg:width="3.5878in" svg:height="0.58425in" presentation:class="footer" presentation:placeholder="false">
          <draw:text-box>
            <text:p text:style-name="a64" text:class-names="" text:cond-style-name=""><text:span text:style-name="a63" text:class-names=""/></text:p>
          </draw:text-box>
          <svg:title/>
          <svg:desc/>
        </draw:frame>
        <draw:frame draw:id="id15" presentation:style-name="a68" draw:name="Slide Number Placeholder 12" svg:x="4.67953in" svg:y="11.10827in" svg:width="3.5878in" svg:height="0.58425in" presentation:class="page-number" presentation:placeholder="false">
          <draw:text-box>
            <text:p text:style-name="a67" text:class-names="" text:cond-style-name=""><text:span text:style-name="a66" text:class-names=""><text:page-number style:num-format="1" text:fixed="false">‹#›</text:page-number></text:span></text:p>
          </draw:text-box>
          <svg:title/>
          <svg:desc/>
        </draw:frame>
        <draw:frame draw:id="id16" presentation:style-name="a71" draw:name="Footer Placeholder 5" svg:x="0in" svg:y="11.1059in" svg:width="3.58333in" svg:height="0.58681in" presentation:class="footer" presentation:placeholder="false">
          <draw:text-box>
            <text:p text:style-name="a70" text:class-names="" text:cond-style-name=""><text:span text:style-name="a69" text:class-names=""/></text:p>
          </draw:text-box>
          <svg:title/>
          <svg:desc/>
        </draw:frame>
        <draw:frame draw:id="id17" presentation:style-name="a75" draw:name="Slide Number Placeholder 6" svg:x="4.68229in" svg:y="11.1059in" svg:width="3.58333in" svg:height="0.58681in" presentation:class="page-number" presentation:placeholder="false">
          <draw:text-box>
            <text:p text:style-name="a74" text:class-names="" text:cond-style-name=""><text:span text:style-name="a72" text:class-names=""><text:page-number style:num-format="1" text:fixed="false">‹#›</text:page-number></text:span><text:span text:style-name="a73" text:class-names=""/></text:p>
          </draw:text-box>
          <svg:title/>
          <svg:desc/>
        </draw:frame>
      </presentation:notes>
    </style:master-page>
    <style:master-page style:name="Master1-Layout1-title-Title-Slide" style:page-layout-name="pageLayout1" draw:style-name="a77">
      <draw:frame draw:id="id18" draw:layer="Master1-bg" draw:style-name="a78" draw:name="Picture 6" svg:x="0in" svg:y="6.92402in" svg:width="12.75551in" svg:height="2.09212in" style:rel-width="scale" style:rel-height="scale">
        <draw:image xlink:href="media/image1.jpeg" xlink:type="simple" xlink:show="embed" xlink:actuate="onLoad"/>
        <svg:title/>
        <svg:desc/>
      </draw:frame>
      <draw:frame draw:id="id19" presentation:style-name="a81" draw:name="Title 1" svg:x="1.59375in" svg:y="1.47569in" svg:width="9.56771in" svg:height="3.13889in" presentation:class="title" presentation:placeholder="false">
        <draw:text-box>
          <text:p text:style-name="a80" text:class-names="" text:cond-style-name=""><text:span text:style-name="a79" text:class-names="">Click to edit Master title style</text:span></text:p>
        </draw:text-box>
        <svg:title/>
        <svg:desc/>
      </draw:frame>
      <draw:frame draw:id="id20" presentation:style-name="a84" draw:name="Subtitle 2" svg:x="1.59375in" svg:y="4.73611in" svg:width="9.56771in" svg:height="2.17535in" presentation:class="subtitle" presentation:placeholder="false">
        <draw:text-box>
          <text:p text:style-name="a83" text:class-names="" text:cond-style-name=""><text:span text:style-name="a82" text:class-names="">Click to edit Master subtitle style</text:span></text:p>
        </draw:text-box>
        <svg:title/>
        <svg:desc/>
      </draw:frame>
      <draw:frame draw:id="id21" presentation:style-name="a87" draw:name="Date Placeholder 3" svg:x="0.6378in" svg:y="8.21299in" svg:width="2.97165in" svg:height="0.62165in" presentation:class="date-time" presentation:placeholder="false">
        <draw:text-box>
          <text:p text:style-name="a86" text:class-names="" text:cond-style-name=""><text:span text:style-name="a85" text:class-names=""/></text:p>
        </draw:text-box>
        <svg:title/>
        <svg:desc/>
      </draw:frame>
      <draw:frame draw:id="id22" presentation:style-name="a90" draw:name="Footer Placeholder 4" svg:x="4.3622in" svg:y="8.21299in" svg:width="4.04331in" svg:height="0.62165in" presentation:class="footer" presentation:placeholder="false">
        <draw:text-box>
          <text:p text:style-name="a89" text:class-names="" text:cond-style-name=""><text:span text:style-name="a88" text:class-names=""/></text:p>
        </draw:text-box>
        <svg:title/>
        <svg:desc/>
      </draw:frame>
      <draw:frame draw:id="id23" presentation:style-name="a93" draw:name="Slide Number Placeholder 5" svg:x="9.14567in" svg:y="8.21299in" svg:width="2.97165in" svg:height="0.62165in" presentation:class="page-number" presentation:placeholder="false">
        <draw:text-box>
          <text:p text:style-name="a92" text:class-names="" text:cond-style-name=""><text:span text:style-name="a91" text:class-names=""><text:page-number style:num-format="1" text:fixed="false">‹#›</text:page-number></text:span></text:p>
        </draw:text-box>
        <svg:title/>
        <svg:desc/>
      </draw:frame>
      <presentation:notes style:page-layout-name="pageLayout2" draw:style-name="a140">
        <draw:frame draw:id="id6" presentation:style-name="a96" draw:name="Header Placeholder 1" svg:x="0in" svg:y="0in" svg:width="3.58333in" svg:height="0.58681in" presentation:class="header" presentation:placeholder="false">
          <draw:text-box>
            <text:p text:style-name="a95" text:class-names="" text:cond-style-name=""><text:span text:style-name="a94" text:class-names=""/></text:p>
          </draw:text-box>
          <svg:title/>
          <svg:desc/>
        </draw:frame>
        <draw:frame draw:id="id7" presentation:style-name="a100" draw:name="Date Placeholder 2" svg:x="4.68229in" svg:y="0in" svg:width="3.58333in" svg:height="0.58681in" presentation:class="date-time" presentation:placeholder="false">
          <draw:text-box>
            <text:p text:style-name="a99" text:class-names="" text:cond-style-name=""><text:span text:style-name="a97" text:class-names=""><text:date text:fixed="false" style:data-style-name="a98">4/10/2021</text:date></text:span></text:p>
          </draw:text-box>
          <svg:title/>
          <svg:desc/>
        </draw:frame>
        <draw:page-thumbnail svg:x="1.34201in" svg:y="1.46181in" svg:width="5.58333in" svg:height="3.94618in" presentation:class="page" draw:id="id8" presentation:style-name="a101" draw:name="Slide Image Placeholder 3">
          <svg:title/>
          <svg:desc/>
        </draw:page-thumbnail>
        <draw:frame draw:id="id9" presentation:style-name="a116" draw:name="Notes Placeholder 4" svg:x="0.82639in" svg:y="5.62674in" svg:width="6.61458in" svg:height="4.60417in" presentation:class="notes" presentation:placeholder="false">
          <draw:text-box>
            <text:p text:style-name="a103" text:class-names="" text:cond-style-name=""><text:span text:style-name="a102" text:class-names="">Click to edit Master text styles</text:span></text:p>
            <text:list text:style-name="a106">
              <text:list-item>
                <text:list text:style-name="a106">
                  <text:list-item>
                    <text:p text:style-name="a105" text:class-names="" text:cond-style-name=""><text:span text:style-name="a104" text:class-names="">Second level</text:span></text:p>
                  </text:list-item>
                </text:list>
              </text:list-item>
            </text:list>
            <text:list text:style-name="a109">
              <text:list-item>
                <text:list text:style-name="a109">
                  <text:list-item>
                    <text:list text:style-name="a109">
                      <text:list-item>
                        <text:p text:style-name="a108" text:class-names="" text:cond-style-name=""><text:span text:style-name="a107" text:class-names="">Third level</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10" text:class-names="">Fourth level</text:span></text:p>
                          </text:list-item>
                        </text:list>
                      </text:list-item>
                    </text:list>
                  </text:list-item>
                </text:list>
              </text:list-item>
            </text:list>
            <text:list text:style-name="a115">
              <text:list-item>
                <text:list text:style-name="a115">
                  <text:list-item>
                    <text:list text:style-name="a115">
                      <text:list-item>
                        <text:list text:style-name="a115">
                          <text:list-item>
                            <text:list text:style-name="a115">
                              <text:list-item>
                                <text:p text:style-name="a114" text:class-names="" text:cond-style-name=""><text:span text:style-name="a113"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17" draw:name="Slide Image Placeholder 7">
          <svg:title/>
          <svg:desc/>
        </draw:page-thumbnail>
        <draw:frame draw:id="id11" presentation:style-name="a120" draw:name="Notes Placeholder 8"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12" presentation:style-name="a123" draw:name="Header Placeholder 9" svg:x="0in" svg:y="0in" svg:width="3.5878in" svg:height="0.58425in" presentation:class="header" presentation:placeholder="false">
          <draw:text-box>
            <text:p text:style-name="a122" text:class-names="" text:cond-style-name=""><text:span text:style-name="a121" text:class-names=""/></text:p>
          </draw:text-box>
          <svg:title/>
          <svg:desc/>
        </draw:frame>
        <draw:frame draw:id="id13" presentation:style-name="a126" draw:name="Date Placeholder 10" svg:x="4.67953in" svg:y="0in" svg:width="3.5878in" svg:height="0.58425in" presentation:class="date-time" presentation:placeholder="false">
          <draw:text-box>
            <text:p text:style-name="a125" text:class-names="" text:cond-style-name=""><text:span text:style-name="a124" text:class-names=""/></text:p>
          </draw:text-box>
          <svg:title/>
          <svg:desc/>
        </draw:frame>
        <draw:frame draw:id="id14" presentation:style-name="a129" draw:name="Footer Placeholder 11" svg:x="0in" svg:y="11.10827in" svg:width="3.5878in" svg:height="0.58425in" presentation:class="footer" presentation:placeholder="false">
          <draw:text-box>
            <text:p text:style-name="a128" text:class-names="" text:cond-style-name=""><text:span text:style-name="a127" text:class-names=""/></text:p>
          </draw:text-box>
          <svg:title/>
          <svg:desc/>
        </draw:frame>
        <draw:frame draw:id="id15" presentation:style-name="a132" draw:name="Slide Number Placeholder 12" svg:x="4.67953in" svg:y="11.10827in" svg:width="3.5878in" svg:height="0.58425in" presentation:class="page-number" presentation:placeholder="false">
          <draw:text-box>
            <text:p text:style-name="a131" text:class-names="" text:cond-style-name=""><text:span text:style-name="a130" text:class-names=""><text:page-number style:num-format="1" text:fixed="false">‹#›</text:page-number></text:span></text:p>
          </draw:text-box>
          <svg:title/>
          <svg:desc/>
        </draw:frame>
        <draw:frame draw:id="id16" presentation:style-name="a135" draw:name="Footer Placeholder 5" svg:x="0in" svg:y="11.1059in" svg:width="3.58333in" svg:height="0.58681in" presentation:class="footer" presentation:placeholder="false">
          <draw:text-box>
            <text:p text:style-name="a134" text:class-names="" text:cond-style-name=""><text:span text:style-name="a133" text:class-names=""/></text:p>
          </draw:text-box>
          <svg:title/>
          <svg:desc/>
        </draw:frame>
        <draw:frame draw:id="id17" presentation:style-name="a139" draw:name="Slide Number Placeholder 6" svg:x="4.68229in" svg:y="11.1059in" svg:width="3.58333in" svg:height="0.58681in" presentation:class="page-number" presentation:placeholder="false">
          <draw:text-box>
            <text:p text:style-name="a138" text:class-names="" text:cond-style-name=""><text:span text:style-name="a136" text:class-names=""><text:page-number style:num-format="1" text:fixed="false">‹#›</text:page-number></text:span><text:span text:style-name="a137" text:class-names=""/></text:p>
          </draw:text-box>
          <svg:title/>
          <svg:desc/>
        </draw:frame>
      </presentation:notes>
    </style:master-page>
    <style:master-page style:name="Master1-Layout2-obj-Title-and-Content" style:page-layout-name="pageLayout1" draw:style-name="a141">
      <draw:frame draw:id="id24" draw:layer="Master1-bg" draw:style-name="a142" draw:name="Picture 6" svg:x="0in" svg:y="6.92402in" svg:width="12.75551in" svg:height="2.09212in" style:rel-width="scale" style:rel-height="scale">
        <draw:image xlink:href="media/image1.jpeg" xlink:type="simple" xlink:show="embed" xlink:actuate="onLoad"/>
        <svg:title/>
        <svg:desc/>
      </draw:frame>
      <draw:frame draw:id="id25" presentation:style-name="a145" draw:name="Title 1" svg:x="0in" svg:y="2.79173in" svg:width="11.47992in" svg:height="1.50551in" presentation:class="title" presentation:placeholder="false">
        <draw:text-box>
          <text:p text:style-name="a144" text:class-names="" text:cond-style-name=""><text:span text:style-name="a143" text:class-names="">Click to edit Master title style</text:span></text:p>
        </draw:text-box>
        <svg:title/>
        <svg:desc/>
      </draw:frame>
      <draw:frame draw:id="id26" presentation:style-name="a160" draw:name="Content Placeholder 2" svg:x="0.6378in" svg:y="4.83701in" svg:width="11.47992in" svg:height="2.50157in" presentation:class="object" presentation:placeholder="false">
        <draw:text-box>
          <text:p text:style-name="a147" text:class-names="" text:cond-style-name=""><text:span text:style-name="a146" text:class-names="">Click to edit Master text styles</text:span></text:p>
          <text:list text:style-name="a150">
            <text:list-item>
              <text:list text:style-name="a150">
                <text:list-item>
                  <text:p text:style-name="a149" text:class-names="" text:cond-style-name=""><text:span text:style-name="a148" text:class-names="">Second level</text:span></text:p>
                </text:list-item>
              </text:list>
            </text:list-item>
          </text:list>
          <text:list text:style-name="a153">
            <text:list-item>
              <text:list text:style-name="a153">
                <text:list-item>
                  <text:list text:style-name="a153">
                    <text:list-item>
                      <text:p text:style-name="a152" text:class-names="" text:cond-style-name=""><text:span text:style-name="a151" text:class-names="">Third level</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7" text:class-names="">Fifth level</text:span></text:p>
                            </text:list-item>
                          </text:list>
                        </text:list-item>
                      </text:list>
                    </text:list-item>
                  </text:list>
                </text:list-item>
              </text:list>
            </text:list-item>
          </text:list>
        </draw:text-box>
        <svg:title/>
        <svg:desc/>
      </draw:frame>
      <draw:frame draw:id="id27" presentation:style-name="a163" draw:name="Date Placeholder 3" svg:x="0.6378in" svg:y="8.21299in" svg:width="2.97165in" svg:height="0.62165in" presentation:class="date-time" presentation:placeholder="false">
        <draw:text-box>
          <text:p text:style-name="a162" text:class-names="" text:cond-style-name=""><text:span text:style-name="a161" text:class-names=""/></text:p>
        </draw:text-box>
        <svg:title/>
        <svg:desc/>
      </draw:frame>
      <draw:frame draw:id="id28" presentation:style-name="a166" draw:name="Footer Placeholder 4" svg:x="4.3622in" svg:y="8.21299in" svg:width="4.04331in" svg:height="0.62165in" presentation:class="footer" presentation:placeholder="false">
        <draw:text-box>
          <text:p text:style-name="a165" text:class-names="" text:cond-style-name=""><text:span text:style-name="a164" text:class-names=""/></text:p>
        </draw:text-box>
        <svg:title/>
        <svg:desc/>
      </draw:frame>
      <draw:frame draw:id="id29" presentation:style-name="a169" draw:name="Slide Number Placeholder 5" svg:x="9.14567in" svg:y="8.21299in" svg:width="2.97165in" svg:height="0.62165in" presentation:class="page-number" presentation:placeholder="false">
        <draw:text-box>
          <text:p text:style-name="a168" text:class-names="" text:cond-style-name=""><text:span text:style-name="a167" text:class-names=""><text:page-number style:num-format="1" text:fixed="false">‹#›</text:page-number></text:span></text:p>
        </draw:text-box>
        <svg:title/>
        <svg:desc/>
      </draw:frame>
      <presentation:notes style:page-layout-name="pageLayout2" draw:style-name="a216">
        <draw:frame draw:id="id6" presentation:style-name="a172" draw:name="Header Placeholder 1" svg:x="0in" svg:y="0in" svg:width="3.58333in" svg:height="0.58681in" presentation:class="header" presentation:placeholder="false">
          <draw:text-box>
            <text:p text:style-name="a171" text:class-names="" text:cond-style-name=""><text:span text:style-name="a170" text:class-names=""/></text:p>
          </draw:text-box>
          <svg:title/>
          <svg:desc/>
        </draw:frame>
        <draw:frame draw:id="id7" presentation:style-name="a176" draw:name="Date Placeholder 2" svg:x="4.68229in" svg:y="0in" svg:width="3.58333in" svg:height="0.58681in" presentation:class="date-time" presentation:placeholder="false">
          <draw:text-box>
            <text:p text:style-name="a175" text:class-names="" text:cond-style-name=""><text:span text:style-name="a173" text:class-names=""><text:date text:fixed="false" style:data-style-name="a174">4/10/2021</text:date></text:span></text:p>
          </draw:text-box>
          <svg:title/>
          <svg:desc/>
        </draw:frame>
        <draw:page-thumbnail svg:x="1.34201in" svg:y="1.46181in" svg:width="5.58333in" svg:height="3.94618in" presentation:class="page" draw:id="id8" presentation:style-name="a177" draw:name="Slide Image Placeholder 3">
          <svg:title/>
          <svg:desc/>
        </draw:page-thumbnail>
        <draw:frame draw:id="id9" presentation:style-name="a192" draw:name="Notes Placeholder 4" svg:x="0.82639in" svg:y="5.62674in" svg:width="6.61458in" svg:height="4.60417in" presentation:class="notes" presentation:placeholder="false">
          <draw:text-box>
            <text:p text:style-name="a179" text:class-names="" text:cond-style-name=""><text:span text:style-name="a178" text:class-names="">Click to edit Master text styles</text:span></text:p>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93" draw:name="Slide Image Placeholder 7">
          <svg:title/>
          <svg:desc/>
        </draw:page-thumbnail>
        <draw:frame draw:id="id11" presentation:style-name="a196" draw:name="Notes Placeholder 8" svg:x="0.82677in" svg:y="5.55394in" svg:width="6.61378in" svg:height="5.26142in" presentation:class="notes" presentation:placeholder="false">
          <draw:text-box>
            <text:p text:style-name="a195" text:class-names="" text:cond-style-name=""><text:span text:style-name="a194" text:class-names=""/></text:p>
          </draw:text-box>
          <svg:title/>
          <svg:desc/>
        </draw:frame>
        <draw:frame draw:id="id12" presentation:style-name="a199" draw:name="Header Placeholder 9" svg:x="0in" svg:y="0in" svg:width="3.5878in" svg:height="0.58425in" presentation:class="header" presentation:placeholder="false">
          <draw:text-box>
            <text:p text:style-name="a198" text:class-names="" text:cond-style-name=""><text:span text:style-name="a197" text:class-names=""/></text:p>
          </draw:text-box>
          <svg:title/>
          <svg:desc/>
        </draw:frame>
        <draw:frame draw:id="id13" presentation:style-name="a202" draw:name="Date Placeholder 10" svg:x="4.67953in" svg:y="0in" svg:width="3.5878in" svg:height="0.58425in" presentation:class="date-time" presentation:placeholder="false">
          <draw:text-box>
            <text:p text:style-name="a201" text:class-names="" text:cond-style-name=""><text:span text:style-name="a200" text:class-names=""/></text:p>
          </draw:text-box>
          <svg:title/>
          <svg:desc/>
        </draw:frame>
        <draw:frame draw:id="id14" presentation:style-name="a205" draw:name="Footer Placeholder 11" svg:x="0in" svg:y="11.10827in" svg:width="3.5878in" svg:height="0.58425in" presentation:class="footer" presentation:placeholder="false">
          <draw:text-box>
            <text:p text:style-name="a204" text:class-names="" text:cond-style-name=""><text:span text:style-name="a203" text:class-names=""/></text:p>
          </draw:text-box>
          <svg:title/>
          <svg:desc/>
        </draw:frame>
        <draw:frame draw:id="id15" presentation:style-name="a208" draw:name="Slide Number Placeholder 12" svg:x="4.67953in" svg:y="11.10827in" svg:width="3.5878in" svg:height="0.58425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draw:frame draw:id="id16" presentation:style-name="a211" draw:name="Footer Placeholder 5" svg:x="0in" svg:y="11.1059in" svg:width="3.58333in" svg:height="0.58681in" presentation:class="footer" presentation:placeholder="false">
          <draw:text-box>
            <text:p text:style-name="a210" text:class-names="" text:cond-style-name=""><text:span text:style-name="a209" text:class-names=""/></text:p>
          </draw:text-box>
          <svg:title/>
          <svg:desc/>
        </draw:frame>
        <draw:frame draw:id="id17" presentation:style-name="a215" draw:name="Slide Number Placeholder 6" svg:x="4.68229in" svg:y="11.1059in" svg:width="3.58333in" svg:height="0.58681in" presentation:class="page-number" presentation:placeholder="false">
          <draw:text-box>
            <text:p text:style-name="a214" text:class-names="" text:cond-style-name=""><text:span text:style-name="a212" text:class-names=""><text:page-number style:num-format="1" text:fixed="false">‹#›</text:page-number></text:span><text:span text:style-name="a213" text:class-names=""/></text:p>
          </draw:text-box>
          <svg:title/>
          <svg:desc/>
        </draw:frame>
      </presentation:notes>
    </style:master-page>
    <style:master-page style:name="Master1-Layout3-secHead-Section-Header" style:page-layout-name="pageLayout1" draw:style-name="a217">
      <draw:frame draw:id="id30" draw:layer="Master1-bg" draw:style-name="a218" draw:name="Picture 6" svg:x="0in" svg:y="6.92402in" svg:width="12.75551in" svg:height="2.09212in" style:rel-width="scale" style:rel-height="scale">
        <draw:image xlink:href="media/image1.jpeg" xlink:type="simple" xlink:show="embed" xlink:actuate="onLoad"/>
        <svg:title/>
        <svg:desc/>
      </draw:frame>
      <draw:frame draw:id="id31" presentation:style-name="a221" draw:name="Title 1" svg:x="0.86979in" svg:y="2.24826in" svg:width="11.00174in" svg:height="3.75in" presentation:class="title" presentation:placeholder="false">
        <draw:text-box>
          <text:p text:style-name="a220" text:class-names="" text:cond-style-name=""><text:span text:style-name="a219" text:class-names="">Click to edit Master title style</text:span></text:p>
        </draw:text-box>
        <svg:title/>
        <svg:desc/>
      </draw:frame>
      <draw:frame draw:id="id32" presentation:style-name="a225" draw:name="Text Placeholder 2" svg:x="0.86979in" svg:y="6.03299in" svg:width="11.00174in" svg:height="1.97222in" presentation:class="outline" presentation:placeholder="false">
        <draw:text-box>
          <text:list text:style-name="a224">
            <text:list-item>
              <text:p text:style-name="a223" text:class-names="" text:cond-style-name=""><text:span text:style-name="a222" text:class-names="">Click to edit Master text styles</text:span></text:p>
            </text:list-item>
          </text:list>
        </draw:text-box>
        <svg:title/>
        <svg:desc/>
      </draw:frame>
      <draw:frame draw:id="id33" presentation:style-name="a228" draw:name="Date Placeholder 3" svg:x="0.6378in" svg:y="8.21299in" svg:width="2.97165in" svg:height="0.62165in" presentation:class="date-time" presentation:placeholder="false">
        <draw:text-box>
          <text:p text:style-name="a227" text:class-names="" text:cond-style-name=""><text:span text:style-name="a226" text:class-names=""/></text:p>
        </draw:text-box>
        <svg:title/>
        <svg:desc/>
      </draw:frame>
      <draw:frame draw:id="id34" presentation:style-name="a231" draw:name="Footer Placeholder 4" svg:x="4.3622in" svg:y="8.21299in" svg:width="4.04331in" svg:height="0.62165in" presentation:class="footer" presentation:placeholder="false">
        <draw:text-box>
          <text:p text:style-name="a230" text:class-names="" text:cond-style-name=""><text:span text:style-name="a229" text:class-names=""/></text:p>
        </draw:text-box>
        <svg:title/>
        <svg:desc/>
      </draw:frame>
      <draw:frame draw:id="id35" presentation:style-name="a234" draw:name="Slide Number Placeholder 5" svg:x="9.14567in" svg:y="8.21299in" svg:width="2.97165in" svg:height="0.62165in" presentation:class="page-number" presentation:placeholder="false">
        <draw:text-box>
          <text:p text:style-name="a233" text:class-names="" text:cond-style-name=""><text:span text:style-name="a232" text:class-names=""><text:page-number style:num-format="1" text:fixed="false">‹#›</text:page-number></text:span></text:p>
        </draw:text-box>
        <svg:title/>
        <svg:desc/>
      </draw:frame>
      <presentation:notes style:page-layout-name="pageLayout2" draw:style-name="a281">
        <draw:frame draw:id="id6" presentation:style-name="a237" draw:name="Header Placeholder 1" svg:x="0in" svg:y="0in" svg:width="3.58333in" svg:height="0.58681in" presentation:class="header" presentation:placeholder="false">
          <draw:text-box>
            <text:p text:style-name="a236" text:class-names="" text:cond-style-name=""><text:span text:style-name="a235" text:class-names=""/></text:p>
          </draw:text-box>
          <svg:title/>
          <svg:desc/>
        </draw:frame>
        <draw:frame draw:id="id7" presentation:style-name="a241" draw:name="Date Placeholder 2" svg:x="4.68229in" svg:y="0in" svg:width="3.58333in" svg:height="0.58681in" presentation:class="date-time" presentation:placeholder="false">
          <draw:text-box>
            <text:p text:style-name="a240" text:class-names="" text:cond-style-name=""><text:span text:style-name="a238" text:class-names=""><text:date text:fixed="false" style:data-style-name="a239">4/10/2021</text:date></text:span></text:p>
          </draw:text-box>
          <svg:title/>
          <svg:desc/>
        </draw:frame>
        <draw:page-thumbnail svg:x="1.34201in" svg:y="1.46181in" svg:width="5.58333in" svg:height="3.94618in" presentation:class="page" draw:id="id8" presentation:style-name="a242" draw:name="Slide Image Placeholder 3">
          <svg:title/>
          <svg:desc/>
        </draw:page-thumbnail>
        <draw:frame draw:id="id9" presentation:style-name="a257" draw:name="Notes Placeholder 4" svg:x="0.82639in" svg:y="5.62674in" svg:width="6.61458in" svg:height="4.60417in" presentation:class="notes" presentation:placeholder="false">
          <draw:text-box>
            <text:p text:style-name="a244" text:class-names="" text:cond-style-name=""><text:span text:style-name="a243" text:class-names="">Click to edit Master text styles</text:span></text:p>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4"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258" draw:name="Slide Image Placeholder 7">
          <svg:title/>
          <svg:desc/>
        </draw:page-thumbnail>
        <draw:frame draw:id="id11" presentation:style-name="a261" draw:name="Notes Placeholder 8" svg:x="0.82677in" svg:y="5.55394in" svg:width="6.61378in" svg:height="5.26142in" presentation:class="notes" presentation:placeholder="false">
          <draw:text-box>
            <text:p text:style-name="a260" text:class-names="" text:cond-style-name=""><text:span text:style-name="a259" text:class-names=""/></text:p>
          </draw:text-box>
          <svg:title/>
          <svg:desc/>
        </draw:frame>
        <draw:frame draw:id="id12" presentation:style-name="a264" draw:name="Header Placeholder 9" svg:x="0in" svg:y="0in" svg:width="3.5878in" svg:height="0.58425in" presentation:class="header" presentation:placeholder="false">
          <draw:text-box>
            <text:p text:style-name="a263" text:class-names="" text:cond-style-name=""><text:span text:style-name="a262" text:class-names=""/></text:p>
          </draw:text-box>
          <svg:title/>
          <svg:desc/>
        </draw:frame>
        <draw:frame draw:id="id13" presentation:style-name="a267" draw:name="Date Placeholder 10" svg:x="4.67953in" svg:y="0in" svg:width="3.5878in" svg:height="0.58425in" presentation:class="date-time" presentation:placeholder="false">
          <draw:text-box>
            <text:p text:style-name="a266" text:class-names="" text:cond-style-name=""><text:span text:style-name="a265" text:class-names=""/></text:p>
          </draw:text-box>
          <svg:title/>
          <svg:desc/>
        </draw:frame>
        <draw:frame draw:id="id14" presentation:style-name="a270" draw:name="Footer Placeholder 11" svg:x="0in" svg:y="11.10827in" svg:width="3.5878in" svg:height="0.58425in" presentation:class="footer" presentation:placeholder="false">
          <draw:text-box>
            <text:p text:style-name="a269" text:class-names="" text:cond-style-name=""><text:span text:style-name="a268" text:class-names=""/></text:p>
          </draw:text-box>
          <svg:title/>
          <svg:desc/>
        </draw:frame>
        <draw:frame draw:id="id15" presentation:style-name="a273" draw:name="Slide Number Placeholder 12" svg:x="4.67953in" svg:y="11.10827in" svg:width="3.5878in" svg:height="0.58425in" presentation:class="page-number" presentation:placeholder="false">
          <draw:text-box>
            <text:p text:style-name="a272" text:class-names="" text:cond-style-name=""><text:span text:style-name="a271" text:class-names=""><text:page-number style:num-format="1" text:fixed="false">‹#›</text:page-number></text:span></text:p>
          </draw:text-box>
          <svg:title/>
          <svg:desc/>
        </draw:frame>
        <draw:frame draw:id="id16" presentation:style-name="a276" draw:name="Footer Placeholder 5" svg:x="0in" svg:y="11.1059in" svg:width="3.58333in" svg:height="0.58681in" presentation:class="footer" presentation:placeholder="false">
          <draw:text-box>
            <text:p text:style-name="a275" text:class-names="" text:cond-style-name=""><text:span text:style-name="a274" text:class-names=""/></text:p>
          </draw:text-box>
          <svg:title/>
          <svg:desc/>
        </draw:frame>
        <draw:frame draw:id="id17" presentation:style-name="a280" draw:name="Slide Number Placeholder 6" svg:x="4.68229in" svg:y="11.1059in" svg:width="3.58333in" svg:height="0.58681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4-twoObj-Two-Content" style:page-layout-name="pageLayout1" draw:style-name="a282">
      <draw:frame draw:id="id36" draw:layer="Master1-bg" draw:style-name="a283" draw:name="Picture 7" svg:x="0in" svg:y="6.92402in" svg:width="12.75551in" svg:height="2.09212in" style:rel-width="scale" style:rel-height="scale">
        <draw:image xlink:href="media/image1.jpeg" xlink:type="simple" xlink:show="embed" xlink:actuate="onLoad"/>
        <svg:title/>
        <svg:desc/>
      </draw:frame>
      <draw:frame draw:id="id37" presentation:style-name="a286" draw:name="Title 1" svg:x="0in" svg:y="2.79173in" svg:width="11.47992in" svg:height="1.50551in" presentation:class="title" presentation:placeholder="false">
        <draw:text-box>
          <text:p text:style-name="a285" text:class-names="" text:cond-style-name=""><text:span text:style-name="a284" text:class-names="">Click to edit Master title style</text:span></text:p>
        </draw:text-box>
        <svg:title/>
        <svg:desc/>
      </draw:frame>
      <draw:frame draw:id="id38" presentation:style-name="a301" draw:name="Content Placeholder 2" svg:x="0.63715in" svg:y="4.83681in" svg:width="5.65625in" svg:height="2.50174in" presentation:class="object" presentation:placeholder="false">
        <draw:text-box>
          <text:p text:style-name="a288" text:class-names="" text:cond-style-name=""><text:span text:style-name="a287" text:class-names="">Click to edit Master text styles</text:span></text:p>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Fifth level</text:span></text:p>
                            </text:list-item>
                          </text:list>
                        </text:list-item>
                      </text:list>
                    </text:list-item>
                  </text:list>
                </text:list-item>
              </text:list>
            </text:list-item>
          </text:list>
        </draw:text-box>
        <svg:title/>
        <svg:desc/>
      </draw:frame>
      <draw:frame draw:id="id39" presentation:style-name="a316" draw:name="Content Placeholder 3" svg:x="6.46007in" svg:y="4.83681in" svg:width="5.65799in" svg:height="2.50174in" presentation:class="object"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5">
            <text:list-item>
              <text:list text:style-name="a315">
                <text:list-item>
                  <text:list text:style-name="a315">
                    <text:list-item>
                      <text:list text:style-name="a315">
                        <text:list-item>
                          <text:list text:style-name="a315">
                            <text:list-item>
                              <text:p text:style-name="a314" text:class-names="" text:cond-style-name=""><text:span text:style-name="a313" text:class-names="">Fifth level</text:span></text:p>
                            </text:list-item>
                          </text:list>
                        </text:list-item>
                      </text:list>
                    </text:list-item>
                  </text:list>
                </text:list-item>
              </text:list>
            </text:list-item>
          </text:list>
        </draw:text-box>
        <svg:title/>
        <svg:desc/>
      </draw:frame>
      <draw:frame draw:id="id40" presentation:style-name="a319" draw:name="Date Placeholder 4" svg:x="0.6378in" svg:y="8.21299in" svg:width="2.97165in" svg:height="0.62165in" presentation:class="date-time" presentation:placeholder="false">
        <draw:text-box>
          <text:p text:style-name="a318" text:class-names="" text:cond-style-name=""><text:span text:style-name="a317" text:class-names=""/></text:p>
        </draw:text-box>
        <svg:title/>
        <svg:desc/>
      </draw:frame>
      <draw:frame draw:id="id41" presentation:style-name="a322" draw:name="Footer Placeholder 5" svg:x="4.3622in" svg:y="8.21299in" svg:width="4.04331in" svg:height="0.62165in" presentation:class="footer" presentation:placeholder="false">
        <draw:text-box>
          <text:p text:style-name="a321" text:class-names="" text:cond-style-name=""><text:span text:style-name="a320" text:class-names=""/></text:p>
        </draw:text-box>
        <svg:title/>
        <svg:desc/>
      </draw:frame>
      <draw:frame draw:id="id42" presentation:style-name="a325" draw:name="Slide Number Placeholder 6" svg:x="9.14567in" svg:y="8.21299in" svg:width="2.97165in" svg:height="0.62165in" presentation:class="page-number" presentation:placeholder="false">
        <draw:text-box>
          <text:p text:style-name="a324" text:class-names="" text:cond-style-name=""><text:span text:style-name="a323" text:class-names=""><text:page-number style:num-format="1" text:fixed="false">‹#›</text:page-number></text:span></text:p>
        </draw:text-box>
        <svg:title/>
        <svg:desc/>
      </draw:frame>
      <presentation:notes style:page-layout-name="pageLayout2" draw:style-name="a372">
        <draw:frame draw:id="id6" presentation:style-name="a328" draw:name="Header Placeholder 1" svg:x="0in" svg:y="0in" svg:width="3.58333in" svg:height="0.58681in" presentation:class="header" presentation:placeholder="false">
          <draw:text-box>
            <text:p text:style-name="a327" text:class-names="" text:cond-style-name=""><text:span text:style-name="a326" text:class-names=""/></text:p>
          </draw:text-box>
          <svg:title/>
          <svg:desc/>
        </draw:frame>
        <draw:frame draw:id="id7" presentation:style-name="a332" draw:name="Date Placeholder 2" svg:x="4.68229in" svg:y="0in" svg:width="3.58333in" svg:height="0.58681in" presentation:class="date-time" presentation:placeholder="false">
          <draw:text-box>
            <text:p text:style-name="a331" text:class-names="" text:cond-style-name=""><text:span text:style-name="a329" text:class-names=""><text:date text:fixed="false" style:data-style-name="a330">4/10/2021</text:date></text:span></text:p>
          </draw:text-box>
          <svg:title/>
          <svg:desc/>
        </draw:frame>
        <draw:page-thumbnail svg:x="1.34201in" svg:y="1.46181in" svg:width="5.58333in" svg:height="3.94618in" presentation:class="page" draw:id="id8" presentation:style-name="a333" draw:name="Slide Image Placeholder 3">
          <svg:title/>
          <svg:desc/>
        </draw:page-thumbnail>
        <draw:frame draw:id="id9" presentation:style-name="a348" draw:name="Notes Placeholder 4" svg:x="0.82639in" svg:y="5.62674in" svg:width="6.61458in" svg:height="4.60417in" presentation:class="notes" presentation:placeholder="false">
          <draw:text-box>
            <text:p text:style-name="a335" text:class-names="" text:cond-style-name=""><text:span text:style-name="a334" text:class-names="">Click to edit Master text styles</text:span></text:p>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5"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349" draw:name="Slide Image Placeholder 7">
          <svg:title/>
          <svg:desc/>
        </draw:page-thumbnail>
        <draw:frame draw:id="id11" presentation:style-name="a352" draw:name="Notes Placeholder 8" svg:x="0.82677in" svg:y="5.55394in" svg:width="6.61378in" svg:height="5.26142in" presentation:class="notes" presentation:placeholder="false">
          <draw:text-box>
            <text:p text:style-name="a351" text:class-names="" text:cond-style-name=""><text:span text:style-name="a350" text:class-names=""/></text:p>
          </draw:text-box>
          <svg:title/>
          <svg:desc/>
        </draw:frame>
        <draw:frame draw:id="id12" presentation:style-name="a355" draw:name="Header Placeholder 9" svg:x="0in" svg:y="0in" svg:width="3.5878in" svg:height="0.58425in" presentation:class="header" presentation:placeholder="false">
          <draw:text-box>
            <text:p text:style-name="a354" text:class-names="" text:cond-style-name=""><text:span text:style-name="a353" text:class-names=""/></text:p>
          </draw:text-box>
          <svg:title/>
          <svg:desc/>
        </draw:frame>
        <draw:frame draw:id="id13" presentation:style-name="a358" draw:name="Date Placeholder 10" svg:x="4.67953in" svg:y="0in" svg:width="3.5878in" svg:height="0.58425in" presentation:class="date-time" presentation:placeholder="false">
          <draw:text-box>
            <text:p text:style-name="a357" text:class-names="" text:cond-style-name=""><text:span text:style-name="a356" text:class-names=""/></text:p>
          </draw:text-box>
          <svg:title/>
          <svg:desc/>
        </draw:frame>
        <draw:frame draw:id="id14" presentation:style-name="a361" draw:name="Footer Placeholder 11" svg:x="0in" svg:y="11.10827in" svg:width="3.5878in" svg:height="0.58425in" presentation:class="footer" presentation:placeholder="false">
          <draw:text-box>
            <text:p text:style-name="a360" text:class-names="" text:cond-style-name=""><text:span text:style-name="a359" text:class-names=""/></text:p>
          </draw:text-box>
          <svg:title/>
          <svg:desc/>
        </draw:frame>
        <draw:frame draw:id="id15" presentation:style-name="a364" draw:name="Slide Number Placeholder 12" svg:x="4.67953in" svg:y="11.10827in" svg:width="3.5878in" svg:height="0.58425in" presentation:class="page-number" presentation:placeholder="false">
          <draw:text-box>
            <text:p text:style-name="a363" text:class-names="" text:cond-style-name=""><text:span text:style-name="a362" text:class-names=""><text:page-number style:num-format="1" text:fixed="false">‹#›</text:page-number></text:span></text:p>
          </draw:text-box>
          <svg:title/>
          <svg:desc/>
        </draw:frame>
        <draw:frame draw:id="id16" presentation:style-name="a367" draw:name="Footer Placeholder 5" svg:x="0in" svg:y="11.1059in" svg:width="3.58333in" svg:height="0.58681in" presentation:class="footer" presentation:placeholder="false">
          <draw:text-box>
            <text:p text:style-name="a366" text:class-names="" text:cond-style-name=""><text:span text:style-name="a365" text:class-names=""/></text:p>
          </draw:text-box>
          <svg:title/>
          <svg:desc/>
        </draw:frame>
        <draw:frame draw:id="id17" presentation:style-name="a371" draw:name="Slide Number Placeholder 6" svg:x="4.68229in" svg:y="11.1059in" svg:width="3.58333in" svg:height="0.58681in" presentation:class="page-number" presentation:placeholder="false">
          <draw:text-box>
            <text:p text:style-name="a370" text:class-names="" text:cond-style-name=""><text:span text:style-name="a368" text:class-names=""><text:page-number style:num-format="1" text:fixed="false">‹#›</text:page-number></text:span><text:span text:style-name="a369" text:class-names=""/></text:p>
          </draw:text-box>
          <svg:title/>
          <svg:desc/>
        </draw:frame>
      </presentation:notes>
    </style:master-page>
    <style:master-page style:name="Master1-Layout5-twoTxTwoObj-Comparison" style:page-layout-name="pageLayout1" draw:style-name="a373">
      <draw:frame draw:id="id43" draw:layer="Master1-bg" draw:style-name="a374" draw:name="Picture 9" svg:x="0in" svg:y="6.92402in" svg:width="12.75551in" svg:height="2.09212in" style:rel-width="scale" style:rel-height="scale">
        <draw:image xlink:href="media/image1.jpeg" xlink:type="simple" xlink:show="embed" xlink:actuate="onLoad"/>
        <svg:title/>
        <svg:desc/>
      </draw:frame>
      <draw:frame draw:id="id44" presentation:style-name="a377" draw:name="Title 1" svg:x="0.87847in" svg:y="0.47917in" svg:width="11.00174in" svg:height="1.74306in" presentation:class="title" presentation:placeholder="false">
        <draw:text-box>
          <text:p text:style-name="a376" text:class-names="" text:cond-style-name=""><text:span text:style-name="a375" text:class-names="">Click to edit Master title style</text:span></text:p>
        </draw:text-box>
        <svg:title/>
        <svg:desc/>
      </draw:frame>
      <draw:frame draw:id="id45" presentation:style-name="a381" draw:name="Text Placeholder 2" svg:x="0.87847in" svg:y="2.21007in" svg:width="5.39583in" svg:height="1.08333in" presentation:class="outline" presentation:placeholder="false">
        <draw:text-box>
          <text:list text:style-name="a380">
            <text:list-item>
              <text:p text:style-name="a379" text:class-names="" text:cond-style-name=""><text:span text:style-name="a378" text:class-names="">Click to edit Master text styles</text:span></text:p>
            </text:list-item>
          </text:list>
        </draw:text-box>
        <svg:title/>
        <svg:desc/>
      </draw:frame>
      <draw:frame draw:id="id46" presentation:style-name="a396" draw:name="Content Placeholder 3" svg:x="0.87847in" svg:y="3.2934in" svg:width="5.39583in" svg:height="4.84375in" presentation:class="object" presentation:placeholder="false">
        <draw:text-box>
          <text:p text:style-name="a383" text:class-names="" text:cond-style-name=""><text:span text:style-name="a382" text:class-names="">Click to edit Master text styles</text:span></text:p>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Fifth level</text:span></text:p>
                            </text:list-item>
                          </text:list>
                        </text:list-item>
                      </text:list>
                    </text:list-item>
                  </text:list>
                </text:list-item>
              </text:list>
            </text:list-item>
          </text:list>
        </draw:text-box>
        <svg:title/>
        <svg:desc/>
      </draw:frame>
      <draw:frame draw:id="id47" presentation:style-name="a400" draw:name="Text Placeholder 4" svg:x="6.4566in" svg:y="2.21007in" svg:width="5.42361in" svg:height="1.08333in" presentation:class="outline" presentation:placeholder="false">
        <draw:text-box>
          <text:list text:style-name="a399">
            <text:list-item>
              <text:p text:style-name="a398" text:class-names="" text:cond-style-name=""><text:span text:style-name="a397" text:class-names="">Click to edit Master text styles</text:span></text:p>
            </text:list-item>
          </text:list>
        </draw:text-box>
        <svg:title/>
        <svg:desc/>
      </draw:frame>
      <draw:frame draw:id="id48" presentation:style-name="a415" draw:name="Content Placeholder 5" svg:x="6.4566in" svg:y="3.2934in" svg:width="5.42361in" svg:height="4.84375in" presentation:class="object" presentation:placeholder="false">
        <draw:text-box>
          <text:p text:style-name="a402" text:class-names="" text:cond-style-name=""><text:span text:style-name="a401" text:class-names="">Click to edit Master text styles</text:span></text:p>
          <text:list text:style-name="a405">
            <text:list-item>
              <text:list text:style-name="a405">
                <text:list-item>
                  <text:p text:style-name="a404" text:class-names="" text:cond-style-name=""><text:span text:style-name="a403" text:class-names="">Second level</text:span></text:p>
                </text:list-item>
              </text:list>
            </text:list-item>
          </text:list>
          <text:list text:style-name="a408">
            <text:list-item>
              <text:list text:style-name="a408">
                <text:list-item>
                  <text:list text:style-name="a408">
                    <text:list-item>
                      <text:p text:style-name="a407" text:class-names="" text:cond-style-name=""><text:span text:style-name="a406" text:class-names="">Third level</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Fourth level</text:span></text:p>
                        </text:list-item>
                      </text:list>
                    </text:list-item>
                  </text:list>
                </text:list-item>
              </text:list>
            </text:list-item>
          </text:list>
          <text:list text:style-name="a414">
            <text:list-item>
              <text:list text:style-name="a414">
                <text:list-item>
                  <text:list text:style-name="a414">
                    <text:list-item>
                      <text:list text:style-name="a414">
                        <text:list-item>
                          <text:list text:style-name="a414">
                            <text:list-item>
                              <text:p text:style-name="a413" text:class-names="" text:cond-style-name=""><text:span text:style-name="a412" text:class-names="">Fifth level</text:span></text:p>
                            </text:list-item>
                          </text:list>
                        </text:list-item>
                      </text:list>
                    </text:list-item>
                  </text:list>
                </text:list-item>
              </text:list>
            </text:list-item>
          </text:list>
        </draw:text-box>
        <svg:title/>
        <svg:desc/>
      </draw:frame>
      <draw:frame draw:id="id49" presentation:style-name="a418" draw:name="Date Placeholder 6" svg:x="0.6378in" svg:y="8.21299in" svg:width="2.97165in" svg:height="0.62165in" presentation:class="date-time" presentation:placeholder="false">
        <draw:text-box>
          <text:p text:style-name="a417" text:class-names="" text:cond-style-name=""><text:span text:style-name="a416" text:class-names=""/></text:p>
        </draw:text-box>
        <svg:title/>
        <svg:desc/>
      </draw:frame>
      <draw:frame draw:id="id50" presentation:style-name="a421" draw:name="Footer Placeholder 7" svg:x="4.3622in" svg:y="8.21299in" svg:width="4.04331in" svg:height="0.62165in" presentation:class="footer" presentation:placeholder="false">
        <draw:text-box>
          <text:p text:style-name="a420" text:class-names="" text:cond-style-name=""><text:span text:style-name="a419" text:class-names=""/></text:p>
        </draw:text-box>
        <svg:title/>
        <svg:desc/>
      </draw:frame>
      <draw:frame draw:id="id51" presentation:style-name="a424" draw:name="Slide Number Placeholder 8" svg:x="9.14567in" svg:y="8.21299in" svg:width="2.97165in" svg:height="0.62165in" presentation:class="page-number" presentation:placeholder="false">
        <draw:text-box>
          <text:p text:style-name="a423" text:class-names="" text:cond-style-name=""><text:span text:style-name="a422" text:class-names=""><text:page-number style:num-format="1" text:fixed="false">‹#›</text:page-number></text:span></text:p>
        </draw:text-box>
        <svg:title/>
        <svg:desc/>
      </draw:frame>
      <presentation:notes style:page-layout-name="pageLayout2" draw:style-name="a471">
        <draw:frame draw:id="id6" presentation:style-name="a427" draw:name="Header Placeholder 1" svg:x="0in" svg:y="0in" svg:width="3.58333in" svg:height="0.58681in" presentation:class="header" presentation:placeholder="false">
          <draw:text-box>
            <text:p text:style-name="a426" text:class-names="" text:cond-style-name=""><text:span text:style-name="a425" text:class-names=""/></text:p>
          </draw:text-box>
          <svg:title/>
          <svg:desc/>
        </draw:frame>
        <draw:frame draw:id="id7" presentation:style-name="a431" draw:name="Date Placeholder 2" svg:x="4.68229in" svg:y="0in" svg:width="3.58333in" svg:height="0.58681in" presentation:class="date-time" presentation:placeholder="false">
          <draw:text-box>
            <text:p text:style-name="a430" text:class-names="" text:cond-style-name=""><text:span text:style-name="a428" text:class-names=""><text:date text:fixed="false" style:data-style-name="a429">4/10/2021</text:date></text:span></text:p>
          </draw:text-box>
          <svg:title/>
          <svg:desc/>
        </draw:frame>
        <draw:page-thumbnail svg:x="1.34201in" svg:y="1.46181in" svg:width="5.58333in" svg:height="3.94618in" presentation:class="page" draw:id="id8" presentation:style-name="a432" draw:name="Slide Image Placeholder 3">
          <svg:title/>
          <svg:desc/>
        </draw:page-thumbnail>
        <draw:frame draw:id="id9" presentation:style-name="a447" draw:name="Notes Placeholder 4" svg:x="0.82639in" svg:y="5.62674in" svg:width="6.61458in" svg:height="4.60417in" presentation:class="notes" presentation:placeholder="false">
          <draw:text-box>
            <text:p text:style-name="a434" text:class-names="" text:cond-style-name=""><text:span text:style-name="a433" text:class-names="">Click to edit Master text styles</text:span></text:p>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448" draw:name="Slide Image Placeholder 7">
          <svg:title/>
          <svg:desc/>
        </draw:page-thumbnail>
        <draw:frame draw:id="id11" presentation:style-name="a451" draw:name="Notes Placeholder 8" svg:x="0.82677in" svg:y="5.55394in" svg:width="6.61378in" svg:height="5.26142in" presentation:class="notes" presentation:placeholder="false">
          <draw:text-box>
            <text:p text:style-name="a450" text:class-names="" text:cond-style-name=""><text:span text:style-name="a449" text:class-names=""/></text:p>
          </draw:text-box>
          <svg:title/>
          <svg:desc/>
        </draw:frame>
        <draw:frame draw:id="id12" presentation:style-name="a454" draw:name="Header Placeholder 9" svg:x="0in" svg:y="0in" svg:width="3.5878in" svg:height="0.58425in" presentation:class="header" presentation:placeholder="false">
          <draw:text-box>
            <text:p text:style-name="a453" text:class-names="" text:cond-style-name=""><text:span text:style-name="a452" text:class-names=""/></text:p>
          </draw:text-box>
          <svg:title/>
          <svg:desc/>
        </draw:frame>
        <draw:frame draw:id="id13" presentation:style-name="a457" draw:name="Date Placeholder 10" svg:x="4.67953in" svg:y="0in" svg:width="3.5878in" svg:height="0.58425in" presentation:class="date-time" presentation:placeholder="false">
          <draw:text-box>
            <text:p text:style-name="a456" text:class-names="" text:cond-style-name=""><text:span text:style-name="a455" text:class-names=""/></text:p>
          </draw:text-box>
          <svg:title/>
          <svg:desc/>
        </draw:frame>
        <draw:frame draw:id="id14" presentation:style-name="a460" draw:name="Footer Placeholder 11" svg:x="0in" svg:y="11.10827in" svg:width="3.5878in" svg:height="0.58425in" presentation:class="footer" presentation:placeholder="false">
          <draw:text-box>
            <text:p text:style-name="a459" text:class-names="" text:cond-style-name=""><text:span text:style-name="a458" text:class-names=""/></text:p>
          </draw:text-box>
          <svg:title/>
          <svg:desc/>
        </draw:frame>
        <draw:frame draw:id="id15" presentation:style-name="a463" draw:name="Slide Number Placeholder 12" svg:x="4.67953in" svg:y="11.10827in" svg:width="3.5878in" svg:height="0.58425in" presentation:class="page-number" presentation:placeholder="false">
          <draw:text-box>
            <text:p text:style-name="a462" text:class-names="" text:cond-style-name=""><text:span text:style-name="a461" text:class-names=""><text:page-number style:num-format="1" text:fixed="false">‹#›</text:page-number></text:span></text:p>
          </draw:text-box>
          <svg:title/>
          <svg:desc/>
        </draw:frame>
        <draw:frame draw:id="id16" presentation:style-name="a466" draw:name="Footer Placeholder 5" svg:x="0in" svg:y="11.1059in" svg:width="3.58333in" svg:height="0.58681in" presentation:class="footer" presentation:placeholder="false">
          <draw:text-box>
            <text:p text:style-name="a465" text:class-names="" text:cond-style-name=""><text:span text:style-name="a464" text:class-names=""/></text:p>
          </draw:text-box>
          <svg:title/>
          <svg:desc/>
        </draw:frame>
        <draw:frame draw:id="id17" presentation:style-name="a470" draw:name="Slide Number Placeholder 6" svg:x="4.68229in" svg:y="11.1059in" svg:width="3.58333in" svg:height="0.58681in" presentation:class="page-number" presentation:placeholder="false">
          <draw:text-box>
            <text:p text:style-name="a469" text:class-names="" text:cond-style-name=""><text:span text:style-name="a467" text:class-names=""><text:page-number style:num-format="1" text:fixed="false">‹#›</text:page-number></text:span><text:span text:style-name="a468" text:class-names=""/></text:p>
          </draw:text-box>
          <svg:title/>
          <svg:desc/>
        </draw:frame>
      </presentation:notes>
    </style:master-page>
    <style:master-page style:name="Master1-Layout6-titleOnly-Title-Only" style:page-layout-name="pageLayout1" draw:style-name="a472">
      <draw:frame draw:id="id52" draw:layer="Master1-bg" draw:style-name="a473" draw:name="Picture 5" svg:x="0in" svg:y="6.92402in" svg:width="12.75551in" svg:height="2.09212in" style:rel-width="scale" style:rel-height="scale">
        <draw:image xlink:href="media/image1.jpeg" xlink:type="simple" xlink:show="embed" xlink:actuate="onLoad"/>
        <svg:title/>
        <svg:desc/>
      </draw:frame>
      <draw:frame draw:id="id53" presentation:style-name="a476" draw:name="Title 1" svg:x="0in" svg:y="2.79173in" svg:width="11.47992in" svg:height="1.50551in" presentation:class="title" presentation:placeholder="false">
        <draw:text-box>
          <text:p text:style-name="a475" text:class-names="" text:cond-style-name=""><text:span text:style-name="a474" text:class-names="">Click to edit Master title style</text:span></text:p>
        </draw:text-box>
        <svg:title/>
        <svg:desc/>
      </draw:frame>
      <draw:frame draw:id="id54" presentation:style-name="a479" draw:name="Date Placeholder 2" svg:x="0.6378in" svg:y="8.21299in" svg:width="2.97165in" svg:height="0.62165in" presentation:class="date-time" presentation:placeholder="false">
        <draw:text-box>
          <text:p text:style-name="a478" text:class-names="" text:cond-style-name=""><text:span text:style-name="a477" text:class-names=""/></text:p>
        </draw:text-box>
        <svg:title/>
        <svg:desc/>
      </draw:frame>
      <draw:frame draw:id="id55" presentation:style-name="a482" draw:name="Footer Placeholder 3" svg:x="4.3622in" svg:y="8.21299in" svg:width="4.04331in" svg:height="0.62165in" presentation:class="footer" presentation:placeholder="false">
        <draw:text-box>
          <text:p text:style-name="a481" text:class-names="" text:cond-style-name=""><text:span text:style-name="a480" text:class-names=""/></text:p>
        </draw:text-box>
        <svg:title/>
        <svg:desc/>
      </draw:frame>
      <draw:frame draw:id="id56" presentation:style-name="a485" draw:name="Slide Number Placeholder 4" svg:x="9.14567in" svg:y="8.21299in" svg:width="2.97165in" svg:height="0.62165in" presentation:class="page-number" presentation:placeholder="false">
        <draw:text-box>
          <text:p text:style-name="a484" text:class-names="" text:cond-style-name=""><text:span text:style-name="a483" text:class-names=""><text:page-number style:num-format="1" text:fixed="false">‹#›</text:page-number></text:span></text:p>
        </draw:text-box>
        <svg:title/>
        <svg:desc/>
      </draw:frame>
      <presentation:notes style:page-layout-name="pageLayout2" draw:style-name="a532">
        <draw:frame draw:id="id6" presentation:style-name="a488" draw:name="Header Placeholder 1" svg:x="0in" svg:y="0in" svg:width="3.58333in" svg:height="0.58681in" presentation:class="header" presentation:placeholder="false">
          <draw:text-box>
            <text:p text:style-name="a487" text:class-names="" text:cond-style-name=""><text:span text:style-name="a486" text:class-names=""/></text:p>
          </draw:text-box>
          <svg:title/>
          <svg:desc/>
        </draw:frame>
        <draw:frame draw:id="id7" presentation:style-name="a492" draw:name="Date Placeholder 2" svg:x="4.68229in" svg:y="0in" svg:width="3.58333in" svg:height="0.58681in" presentation:class="date-time" presentation:placeholder="false">
          <draw:text-box>
            <text:p text:style-name="a491" text:class-names="" text:cond-style-name=""><text:span text:style-name="a489" text:class-names=""><text:date text:fixed="false" style:data-style-name="a490">4/10/2021</text:date></text:span></text:p>
          </draw:text-box>
          <svg:title/>
          <svg:desc/>
        </draw:frame>
        <draw:page-thumbnail svg:x="1.34201in" svg:y="1.46181in" svg:width="5.58333in" svg:height="3.94618in" presentation:class="page" draw:id="id8" presentation:style-name="a493" draw:name="Slide Image Placeholder 3">
          <svg:title/>
          <svg:desc/>
        </draw:page-thumbnail>
        <draw:frame draw:id="id9" presentation:style-name="a508" draw:name="Notes Placeholder 4" svg:x="0.82639in" svg:y="5.62674in" svg:width="6.61458in" svg:height="4.60417in" presentation:class="notes" presentation:placeholder="false">
          <draw:text-box>
            <text:p text:style-name="a495" text:class-names="" text:cond-style-name=""><text:span text:style-name="a494" text:class-names="">Click to edit Master text styles</text:span></text:p>
            <text:list text:style-name="a498">
              <text:list-item>
                <text:list text:style-name="a498">
                  <text:list-item>
                    <text:p text:style-name="a497" text:class-names="" text:cond-style-name=""><text:span text:style-name="a496" text:class-names="">Second level</text:span></text:p>
                  </text:list-item>
                </text:list>
              </text:list-item>
            </text:list>
            <text:list text:style-name="a501">
              <text:list-item>
                <text:list text:style-name="a501">
                  <text:list-item>
                    <text:list text:style-name="a501">
                      <text:list-item>
                        <text:p text:style-name="a500" text:class-names="" text:cond-style-name=""><text:span text:style-name="a499" text:class-names="">Third level</text:span></text:p>
                      </text:list-item>
                    </text:list>
                  </text:list-item>
                </text:list>
              </text:list-item>
            </text:list>
            <text:list text:style-name="a504">
              <text:list-item>
                <text:list text:style-name="a504">
                  <text:list-item>
                    <text:list text:style-name="a504">
                      <text:list-item>
                        <text:list text:style-name="a504">
                          <text:list-item>
                            <text:p text:style-name="a503" text:class-names="" text:cond-style-name=""><text:span text:style-name="a502" text:class-names="">Fourth level</text:span></text:p>
                          </text:list-item>
                        </text:list>
                      </text:list-item>
                    </text:list>
                  </text:list-item>
                </text:list>
              </text:list-item>
            </text:list>
            <text:list text:style-name="a507">
              <text:list-item>
                <text:list text:style-name="a507">
                  <text:list-item>
                    <text:list text:style-name="a507">
                      <text:list-item>
                        <text:list text:style-name="a507">
                          <text:list-item>
                            <text:list text:style-name="a507">
                              <text:list-item>
                                <text:p text:style-name="a506" text:class-names="" text:cond-style-name=""><text:span text:style-name="a505"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509" draw:name="Slide Image Placeholder 7">
          <svg:title/>
          <svg:desc/>
        </draw:page-thumbnail>
        <draw:frame draw:id="id11" presentation:style-name="a512" draw:name="Notes Placeholder 8" svg:x="0.82677in" svg:y="5.55394in" svg:width="6.61378in" svg:height="5.26142in" presentation:class="notes" presentation:placeholder="false">
          <draw:text-box>
            <text:p text:style-name="a511" text:class-names="" text:cond-style-name=""><text:span text:style-name="a510" text:class-names=""/></text:p>
          </draw:text-box>
          <svg:title/>
          <svg:desc/>
        </draw:frame>
        <draw:frame draw:id="id12" presentation:style-name="a515" draw:name="Header Placeholder 9" svg:x="0in" svg:y="0in" svg:width="3.5878in" svg:height="0.58425in" presentation:class="header" presentation:placeholder="false">
          <draw:text-box>
            <text:p text:style-name="a514" text:class-names="" text:cond-style-name=""><text:span text:style-name="a513" text:class-names=""/></text:p>
          </draw:text-box>
          <svg:title/>
          <svg:desc/>
        </draw:frame>
        <draw:frame draw:id="id13" presentation:style-name="a518" draw:name="Date Placeholder 10" svg:x="4.67953in" svg:y="0in" svg:width="3.5878in" svg:height="0.58425in" presentation:class="date-time" presentation:placeholder="false">
          <draw:text-box>
            <text:p text:style-name="a517" text:class-names="" text:cond-style-name=""><text:span text:style-name="a516" text:class-names=""/></text:p>
          </draw:text-box>
          <svg:title/>
          <svg:desc/>
        </draw:frame>
        <draw:frame draw:id="id14" presentation:style-name="a521" draw:name="Footer Placeholder 11" svg:x="0in" svg:y="11.10827in" svg:width="3.5878in" svg:height="0.58425in" presentation:class="footer" presentation:placeholder="false">
          <draw:text-box>
            <text:p text:style-name="a520" text:class-names="" text:cond-style-name=""><text:span text:style-name="a519" text:class-names=""/></text:p>
          </draw:text-box>
          <svg:title/>
          <svg:desc/>
        </draw:frame>
        <draw:frame draw:id="id15" presentation:style-name="a524" draw:name="Slide Number Placeholder 12" svg:x="4.67953in" svg:y="11.10827in" svg:width="3.5878in" svg:height="0.58425in" presentation:class="page-number" presentation:placeholder="false">
          <draw:text-box>
            <text:p text:style-name="a523" text:class-names="" text:cond-style-name=""><text:span text:style-name="a522" text:class-names=""><text:page-number style:num-format="1" text:fixed="false">‹#›</text:page-number></text:span></text:p>
          </draw:text-box>
          <svg:title/>
          <svg:desc/>
        </draw:frame>
        <draw:frame draw:id="id16" presentation:style-name="a527" draw:name="Footer Placeholder 5" svg:x="0in" svg:y="11.1059in" svg:width="3.58333in" svg:height="0.58681in" presentation:class="footer" presentation:placeholder="false">
          <draw:text-box>
            <text:p text:style-name="a526" text:class-names="" text:cond-style-name=""><text:span text:style-name="a525" text:class-names=""/></text:p>
          </draw:text-box>
          <svg:title/>
          <svg:desc/>
        </draw:frame>
        <draw:frame draw:id="id17" presentation:style-name="a531" draw:name="Slide Number Placeholder 6" svg:x="4.68229in" svg:y="11.1059in" svg:width="3.58333in" svg:height="0.58681in" presentation:class="page-number" presentation:placeholder="false">
          <draw:text-box>
            <text:p text:style-name="a530" text:class-names="" text:cond-style-name=""><text:span text:style-name="a528" text:class-names=""><text:page-number style:num-format="1" text:fixed="false">‹#›</text:page-number></text:span><text:span text:style-name="a529" text:class-names=""/></text:p>
          </draw:text-box>
          <svg:title/>
          <svg:desc/>
        </draw:frame>
      </presentation:notes>
    </style:master-page>
    <style:master-page style:name="Master1-Layout7-blank-Blank" style:page-layout-name="pageLayout1" draw:style-name="a533">
      <draw:frame draw:id="id57" draw:layer="Master1-bg" draw:style-name="a534" draw:name="Picture 4" svg:x="0in" svg:y="6.92402in" svg:width="12.75551in" svg:height="2.09212in" style:rel-width="scale" style:rel-height="scale">
        <draw:image xlink:href="media/image1.jpeg" xlink:type="simple" xlink:show="embed" xlink:actuate="onLoad"/>
        <svg:title/>
        <svg:desc/>
      </draw:frame>
      <draw:frame draw:id="id58" presentation:style-name="a537" draw:name="Date Placeholder 1" svg:x="0.6378in" svg:y="8.21299in" svg:width="2.97165in" svg:height="0.62165in" presentation:class="date-time" presentation:placeholder="false">
        <draw:text-box>
          <text:p text:style-name="a536" text:class-names="" text:cond-style-name=""><text:span text:style-name="a535" text:class-names=""/></text:p>
        </draw:text-box>
        <svg:title/>
        <svg:desc/>
      </draw:frame>
      <draw:frame draw:id="id59" presentation:style-name="a540" draw:name="Footer Placeholder 2" svg:x="4.3622in" svg:y="8.21299in" svg:width="4.04331in" svg:height="0.62165in" presentation:class="footer" presentation:placeholder="false">
        <draw:text-box>
          <text:p text:style-name="a539" text:class-names="" text:cond-style-name=""><text:span text:style-name="a538" text:class-names=""/></text:p>
        </draw:text-box>
        <svg:title/>
        <svg:desc/>
      </draw:frame>
      <draw:frame draw:id="id60" presentation:style-name="a543" draw:name="Slide Number Placeholder 3" svg:x="9.14567in" svg:y="8.21299in" svg:width="2.97165in" svg:height="0.62165in" presentation:class="page-number" presentation:placeholder="false">
        <draw:text-box>
          <text:p text:style-name="a542" text:class-names="" text:cond-style-name=""><text:span text:style-name="a541" text:class-names=""><text:page-number style:num-format="1" text:fixed="false">‹#›</text:page-number></text:span></text:p>
        </draw:text-box>
        <svg:title/>
        <svg:desc/>
      </draw:frame>
      <presentation:notes style:page-layout-name="pageLayout2" draw:style-name="a590">
        <draw:frame draw:id="id6" presentation:style-name="a546" draw:name="Header Placeholder 1" svg:x="0in" svg:y="0in" svg:width="3.58333in" svg:height="0.58681in" presentation:class="header" presentation:placeholder="false">
          <draw:text-box>
            <text:p text:style-name="a545" text:class-names="" text:cond-style-name=""><text:span text:style-name="a544" text:class-names=""/></text:p>
          </draw:text-box>
          <svg:title/>
          <svg:desc/>
        </draw:frame>
        <draw:frame draw:id="id7" presentation:style-name="a550" draw:name="Date Placeholder 2" svg:x="4.68229in" svg:y="0in" svg:width="3.58333in" svg:height="0.58681in" presentation:class="date-time" presentation:placeholder="false">
          <draw:text-box>
            <text:p text:style-name="a549" text:class-names="" text:cond-style-name=""><text:span text:style-name="a547" text:class-names=""><text:date text:fixed="false" style:data-style-name="a548">4/10/2021</text:date></text:span></text:p>
          </draw:text-box>
          <svg:title/>
          <svg:desc/>
        </draw:frame>
        <draw:page-thumbnail svg:x="1.34201in" svg:y="1.46181in" svg:width="5.58333in" svg:height="3.94618in" presentation:class="page" draw:id="id8" presentation:style-name="a551" draw:name="Slide Image Placeholder 3">
          <svg:title/>
          <svg:desc/>
        </draw:page-thumbnail>
        <draw:frame draw:id="id9" presentation:style-name="a566" draw:name="Notes Placeholder 4" svg:x="0.82639in" svg:y="5.62674in" svg:width="6.61458in" svg:height="4.60417in" presentation:class="notes" presentation:placeholder="false">
          <draw:text-box>
            <text:p text:style-name="a553" text:class-names="" text:cond-style-name=""><text:span text:style-name="a552" text:class-names="">Click to edit Master text styles</text:span></text:p>
            <text:list text:style-name="a556">
              <text:list-item>
                <text:list text:style-name="a556">
                  <text:list-item>
                    <text:p text:style-name="a555" text:class-names="" text:cond-style-name=""><text:span text:style-name="a554" text:class-names="">Second level</text:span></text:p>
                  </text:list-item>
                </text:list>
              </text:list-item>
            </text:list>
            <text:list text:style-name="a559">
              <text:list-item>
                <text:list text:style-name="a559">
                  <text:list-item>
                    <text:list text:style-name="a559">
                      <text:list-item>
                        <text:p text:style-name="a558" text:class-names="" text:cond-style-name=""><text:span text:style-name="a557" text:class-names="">Third level</text:span></text:p>
                      </text:list-item>
                    </text:list>
                  </text:list-item>
                </text:list>
              </text:list-item>
            </text:list>
            <text:list text:style-name="a562">
              <text:list-item>
                <text:list text:style-name="a562">
                  <text:list-item>
                    <text:list text:style-name="a562">
                      <text:list-item>
                        <text:list text:style-name="a562">
                          <text:list-item>
                            <text:p text:style-name="a561" text:class-names="" text:cond-style-name=""><text:span text:style-name="a560" text:class-names="">Fourth level</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3"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567" draw:name="Slide Image Placeholder 7">
          <svg:title/>
          <svg:desc/>
        </draw:page-thumbnail>
        <draw:frame draw:id="id11" presentation:style-name="a570" draw:name="Notes Placeholder 8" svg:x="0.82677in" svg:y="5.55394in" svg:width="6.61378in" svg:height="5.26142in" presentation:class="notes" presentation:placeholder="false">
          <draw:text-box>
            <text:p text:style-name="a569" text:class-names="" text:cond-style-name=""><text:span text:style-name="a568" text:class-names=""/></text:p>
          </draw:text-box>
          <svg:title/>
          <svg:desc/>
        </draw:frame>
        <draw:frame draw:id="id12" presentation:style-name="a573" draw:name="Header Placeholder 9" svg:x="0in" svg:y="0in" svg:width="3.5878in" svg:height="0.58425in" presentation:class="header" presentation:placeholder="false">
          <draw:text-box>
            <text:p text:style-name="a572" text:class-names="" text:cond-style-name=""><text:span text:style-name="a571" text:class-names=""/></text:p>
          </draw:text-box>
          <svg:title/>
          <svg:desc/>
        </draw:frame>
        <draw:frame draw:id="id13" presentation:style-name="a576" draw:name="Date Placeholder 10" svg:x="4.67953in" svg:y="0in" svg:width="3.5878in" svg:height="0.58425in" presentation:class="date-time" presentation:placeholder="false">
          <draw:text-box>
            <text:p text:style-name="a575" text:class-names="" text:cond-style-name=""><text:span text:style-name="a574" text:class-names=""/></text:p>
          </draw:text-box>
          <svg:title/>
          <svg:desc/>
        </draw:frame>
        <draw:frame draw:id="id14" presentation:style-name="a579" draw:name="Footer Placeholder 11" svg:x="0in" svg:y="11.10827in" svg:width="3.5878in" svg:height="0.58425in" presentation:class="footer" presentation:placeholder="false">
          <draw:text-box>
            <text:p text:style-name="a578" text:class-names="" text:cond-style-name=""><text:span text:style-name="a577" text:class-names=""/></text:p>
          </draw:text-box>
          <svg:title/>
          <svg:desc/>
        </draw:frame>
        <draw:frame draw:id="id15" presentation:style-name="a582" draw:name="Slide Number Placeholder 12" svg:x="4.67953in" svg:y="11.10827in" svg:width="3.5878in" svg:height="0.58425in" presentation:class="page-number" presentation:placeholder="false">
          <draw:text-box>
            <text:p text:style-name="a581" text:class-names="" text:cond-style-name=""><text:span text:style-name="a580" text:class-names=""><text:page-number style:num-format="1" text:fixed="false">‹#›</text:page-number></text:span></text:p>
          </draw:text-box>
          <svg:title/>
          <svg:desc/>
        </draw:frame>
        <draw:frame draw:id="id16" presentation:style-name="a585" draw:name="Footer Placeholder 5" svg:x="0in" svg:y="11.1059in" svg:width="3.58333in" svg:height="0.58681in" presentation:class="footer" presentation:placeholder="false">
          <draw:text-box>
            <text:p text:style-name="a584" text:class-names="" text:cond-style-name=""><text:span text:style-name="a583" text:class-names=""/></text:p>
          </draw:text-box>
          <svg:title/>
          <svg:desc/>
        </draw:frame>
        <draw:frame draw:id="id17" presentation:style-name="a589" draw:name="Slide Number Placeholder 6" svg:x="4.68229in" svg:y="11.1059in" svg:width="3.58333in" svg:height="0.58681in" presentation:class="page-number" presentation:placeholder="false">
          <draw:text-box>
            <text:p text:style-name="a588" text:class-names="" text:cond-style-name=""><text:span text:style-name="a586" text:class-names=""><text:page-number style:num-format="1" text:fixed="false">‹#›</text:page-number></text:span><text:span text:style-name="a587" text:class-names=""/></text:p>
          </draw:text-box>
          <svg:title/>
          <svg:desc/>
        </draw:frame>
      </presentation:notes>
    </style:master-page>
    <style:master-page style:name="Master1-Layout8-objTx-Content-with-Caption" style:page-layout-name="pageLayout1" draw:style-name="a591">
      <draw:frame draw:id="id61" draw:layer="Master1-bg" draw:style-name="a592" draw:name="Picture 7" svg:x="0in" svg:y="6.92402in" svg:width="12.75551in" svg:height="2.09212in" style:rel-width="scale" style:rel-height="scale">
        <draw:image xlink:href="media/image1.jpeg" xlink:type="simple" xlink:show="embed" xlink:actuate="onLoad"/>
        <svg:title/>
        <svg:desc/>
      </draw:frame>
      <draw:frame draw:id="id62" presentation:style-name="a595" draw:name="Title 1" svg:x="0.87847in" svg:y="0.60069in" svg:width="4.11458in" svg:height="2.10417in" presentation:class="title" presentation:placeholder="false">
        <draw:text-box>
          <text:p text:style-name="a594" text:class-names="" text:cond-style-name=""><text:span text:style-name="a593" text:class-names="">Click to edit Master title style</text:span></text:p>
        </draw:text-box>
        <svg:title/>
        <svg:desc/>
      </draw:frame>
      <draw:frame draw:id="id63" presentation:style-name="a610" draw:name="Content Placeholder 2" svg:x="5.42188in" svg:y="1.29861in" svg:width="6.45833in" svg:height="6.40625in" presentation:class="object" presentation:placeholder="false">
        <draw:text-box>
          <text:p text:style-name="a597" text:class-names="" text:cond-style-name=""><text:span text:style-name="a596" text:class-names="">Click to edit Master text styles</text:span></text:p>
          <text:list text:style-name="a600">
            <text:list-item>
              <text:list text:style-name="a600">
                <text:list-item>
                  <text:p text:style-name="a599" text:class-names="" text:cond-style-name=""><text:span text:style-name="a598" text:class-names="">Second level</text:span></text:p>
                </text:list-item>
              </text:list>
            </text:list-item>
          </text:list>
          <text:list text:style-name="a603">
            <text:list-item>
              <text:list text:style-name="a603">
                <text:list-item>
                  <text:list text:style-name="a603">
                    <text:list-item>
                      <text:p text:style-name="a602" text:class-names="" text:cond-style-name=""><text:span text:style-name="a601" text:class-names="">Third level</text:span></text:p>
                    </text:list-item>
                  </text:list>
                </text:list-item>
              </text:list>
            </text:list-item>
          </text:list>
          <text:list text:style-name="a606">
            <text:list-item>
              <text:list text:style-name="a606">
                <text:list-item>
                  <text:list text:style-name="a606">
                    <text:list-item>
                      <text:list text:style-name="a606">
                        <text:list-item>
                          <text:p text:style-name="a605" text:class-names="" text:cond-style-name=""><text:span text:style-name="a604" text:class-names="">Fourth level</text:span></text:p>
                        </text:list-item>
                      </text:list>
                    </text:list-item>
                  </text:list>
                </text:list-item>
              </text:list>
            </text:list-item>
          </text:list>
          <text:list text:style-name="a609">
            <text:list-item>
              <text:list text:style-name="a609">
                <text:list-item>
                  <text:list text:style-name="a609">
                    <text:list-item>
                      <text:list text:style-name="a609">
                        <text:list-item>
                          <text:list text:style-name="a609">
                            <text:list-item>
                              <text:p text:style-name="a608" text:class-names="" text:cond-style-name=""><text:span text:style-name="a607" text:class-names="">Fifth level</text:span></text:p>
                            </text:list-item>
                          </text:list>
                        </text:list-item>
                      </text:list>
                    </text:list-item>
                  </text:list>
                </text:list-item>
              </text:list>
            </text:list-item>
          </text:list>
        </draw:text-box>
        <svg:title/>
        <svg:desc/>
      </draw:frame>
      <draw:frame draw:id="id64" presentation:style-name="a614" draw:name="Text Placeholder 3" svg:x="0.87847in" svg:y="2.70486in" svg:width="4.11458in" svg:height="5.01042in" presentation:class="outline" presentation:placeholder="false">
        <draw:text-box>
          <text:list text:style-name="a613">
            <text:list-item>
              <text:p text:style-name="a612" text:class-names="" text:cond-style-name=""><text:span text:style-name="a611" text:class-names="">Click to edit Master text styles</text:span></text:p>
            </text:list-item>
          </text:list>
        </draw:text-box>
        <svg:title/>
        <svg:desc/>
      </draw:frame>
      <draw:frame draw:id="id65" presentation:style-name="a617" draw:name="Date Placeholder 4" svg:x="0.6378in" svg:y="8.21299in" svg:width="2.97165in" svg:height="0.62165in" presentation:class="date-time" presentation:placeholder="false">
        <draw:text-box>
          <text:p text:style-name="a616" text:class-names="" text:cond-style-name=""><text:span text:style-name="a615" text:class-names=""/></text:p>
        </draw:text-box>
        <svg:title/>
        <svg:desc/>
      </draw:frame>
      <draw:frame draw:id="id66" presentation:style-name="a620" draw:name="Footer Placeholder 5" svg:x="4.3622in" svg:y="8.21299in" svg:width="4.04331in" svg:height="0.62165in" presentation:class="footer" presentation:placeholder="false">
        <draw:text-box>
          <text:p text:style-name="a619" text:class-names="" text:cond-style-name=""><text:span text:style-name="a618" text:class-names=""/></text:p>
        </draw:text-box>
        <svg:title/>
        <svg:desc/>
      </draw:frame>
      <draw:frame draw:id="id67" presentation:style-name="a623" draw:name="Slide Number Placeholder 6" svg:x="9.14567in" svg:y="8.21299in" svg:width="2.97165in" svg:height="0.62165in" presentation:class="page-number" presentation:placeholder="false">
        <draw:text-box>
          <text:p text:style-name="a622" text:class-names="" text:cond-style-name=""><text:span text:style-name="a621" text:class-names=""><text:page-number style:num-format="1" text:fixed="false">‹#›</text:page-number></text:span></text:p>
        </draw:text-box>
        <svg:title/>
        <svg:desc/>
      </draw:frame>
      <presentation:notes style:page-layout-name="pageLayout2" draw:style-name="a670">
        <draw:frame draw:id="id6" presentation:style-name="a626" draw:name="Header Placeholder 1" svg:x="0in" svg:y="0in" svg:width="3.58333in" svg:height="0.58681in" presentation:class="header" presentation:placeholder="false">
          <draw:text-box>
            <text:p text:style-name="a625" text:class-names="" text:cond-style-name=""><text:span text:style-name="a624" text:class-names=""/></text:p>
          </draw:text-box>
          <svg:title/>
          <svg:desc/>
        </draw:frame>
        <draw:frame draw:id="id7" presentation:style-name="a630" draw:name="Date Placeholder 2" svg:x="4.68229in" svg:y="0in" svg:width="3.58333in" svg:height="0.58681in" presentation:class="date-time" presentation:placeholder="false">
          <draw:text-box>
            <text:p text:style-name="a629" text:class-names="" text:cond-style-name=""><text:span text:style-name="a627" text:class-names=""><text:date text:fixed="false" style:data-style-name="a628">4/10/2021</text:date></text:span></text:p>
          </draw:text-box>
          <svg:title/>
          <svg:desc/>
        </draw:frame>
        <draw:page-thumbnail svg:x="1.34201in" svg:y="1.46181in" svg:width="5.58333in" svg:height="3.94618in" presentation:class="page" draw:id="id8" presentation:style-name="a631" draw:name="Slide Image Placeholder 3">
          <svg:title/>
          <svg:desc/>
        </draw:page-thumbnail>
        <draw:frame draw:id="id9" presentation:style-name="a646" draw:name="Notes Placeholder 4" svg:x="0.82639in" svg:y="5.62674in" svg:width="6.61458in" svg:height="4.60417in" presentation:class="notes" presentation:placeholder="false">
          <draw:text-box>
            <text:p text:style-name="a633" text:class-names="" text:cond-style-name=""><text:span text:style-name="a632" text:class-names="">Click to edit Master text styles</text:span></text:p>
            <text:list text:style-name="a636">
              <text:list-item>
                <text:list text:style-name="a636">
                  <text:list-item>
                    <text:p text:style-name="a635" text:class-names="" text:cond-style-name=""><text:span text:style-name="a634" text:class-names="">Second level</text:span></text:p>
                  </text:list-item>
                </text:list>
              </text:list-item>
            </text:list>
            <text:list text:style-name="a639">
              <text:list-item>
                <text:list text:style-name="a639">
                  <text:list-item>
                    <text:list text:style-name="a639">
                      <text:list-item>
                        <text:p text:style-name="a638" text:class-names="" text:cond-style-name=""><text:span text:style-name="a637" text:class-names="">Third level</text:span></text:p>
                      </text:list-item>
                    </text:list>
                  </text:list-item>
                </text:list>
              </text:list-item>
            </text:list>
            <text:list text:style-name="a642">
              <text:list-item>
                <text:list text:style-name="a642">
                  <text:list-item>
                    <text:list text:style-name="a642">
                      <text:list-item>
                        <text:list text:style-name="a642">
                          <text:list-item>
                            <text:p text:style-name="a641" text:class-names="" text:cond-style-name=""><text:span text:style-name="a640" text:class-names="">Fourth level</text:span></text:p>
                          </text:list-item>
                        </text:list>
                      </text:list-item>
                    </text:list>
                  </text:list-item>
                </text:list>
              </text:list-item>
            </text:list>
            <text:list text:style-name="a645">
              <text:list-item>
                <text:list text:style-name="a645">
                  <text:list-item>
                    <text:list text:style-name="a645">
                      <text:list-item>
                        <text:list text:style-name="a645">
                          <text:list-item>
                            <text:list text:style-name="a645">
                              <text:list-item>
                                <text:p text:style-name="a644" text:class-names="" text:cond-style-name=""><text:span text:style-name="a643"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647" draw:name="Slide Image Placeholder 7">
          <svg:title/>
          <svg:desc/>
        </draw:page-thumbnail>
        <draw:frame draw:id="id11" presentation:style-name="a650" draw:name="Notes Placeholder 8" svg:x="0.82677in" svg:y="5.55394in" svg:width="6.61378in" svg:height="5.26142in" presentation:class="notes" presentation:placeholder="false">
          <draw:text-box>
            <text:p text:style-name="a649" text:class-names="" text:cond-style-name=""><text:span text:style-name="a648" text:class-names=""/></text:p>
          </draw:text-box>
          <svg:title/>
          <svg:desc/>
        </draw:frame>
        <draw:frame draw:id="id12" presentation:style-name="a653" draw:name="Header Placeholder 9" svg:x="0in" svg:y="0in" svg:width="3.5878in" svg:height="0.58425in" presentation:class="header" presentation:placeholder="false">
          <draw:text-box>
            <text:p text:style-name="a652" text:class-names="" text:cond-style-name=""><text:span text:style-name="a651" text:class-names=""/></text:p>
          </draw:text-box>
          <svg:title/>
          <svg:desc/>
        </draw:frame>
        <draw:frame draw:id="id13" presentation:style-name="a656" draw:name="Date Placeholder 10" svg:x="4.67953in" svg:y="0in" svg:width="3.5878in" svg:height="0.58425in" presentation:class="date-time" presentation:placeholder="false">
          <draw:text-box>
            <text:p text:style-name="a655" text:class-names="" text:cond-style-name=""><text:span text:style-name="a654" text:class-names=""/></text:p>
          </draw:text-box>
          <svg:title/>
          <svg:desc/>
        </draw:frame>
        <draw:frame draw:id="id14" presentation:style-name="a659" draw:name="Footer Placeholder 11" svg:x="0in" svg:y="11.10827in" svg:width="3.5878in" svg:height="0.58425in" presentation:class="footer" presentation:placeholder="false">
          <draw:text-box>
            <text:p text:style-name="a658" text:class-names="" text:cond-style-name=""><text:span text:style-name="a657" text:class-names=""/></text:p>
          </draw:text-box>
          <svg:title/>
          <svg:desc/>
        </draw:frame>
        <draw:frame draw:id="id15" presentation:style-name="a662" draw:name="Slide Number Placeholder 12" svg:x="4.67953in" svg:y="11.10827in" svg:width="3.5878in" svg:height="0.58425in" presentation:class="page-number" presentation:placeholder="false">
          <draw:text-box>
            <text:p text:style-name="a661" text:class-names="" text:cond-style-name=""><text:span text:style-name="a660" text:class-names=""><text:page-number style:num-format="1" text:fixed="false">‹#›</text:page-number></text:span></text:p>
          </draw:text-box>
          <svg:title/>
          <svg:desc/>
        </draw:frame>
        <draw:frame draw:id="id16" presentation:style-name="a665" draw:name="Footer Placeholder 5" svg:x="0in" svg:y="11.1059in" svg:width="3.58333in" svg:height="0.58681in" presentation:class="footer" presentation:placeholder="false">
          <draw:text-box>
            <text:p text:style-name="a664" text:class-names="" text:cond-style-name=""><text:span text:style-name="a663" text:class-names=""/></text:p>
          </draw:text-box>
          <svg:title/>
          <svg:desc/>
        </draw:frame>
        <draw:frame draw:id="id17" presentation:style-name="a669" draw:name="Slide Number Placeholder 6" svg:x="4.68229in" svg:y="11.1059in" svg:width="3.58333in" svg:height="0.58681in" presentation:class="page-number" presentation:placeholder="false">
          <draw:text-box>
            <text:p text:style-name="a668" text:class-names="" text:cond-style-name=""><text:span text:style-name="a666" text:class-names=""><text:page-number style:num-format="1" text:fixed="false">‹#›</text:page-number></text:span><text:span text:style-name="a667" text:class-names=""/></text:p>
          </draw:text-box>
          <svg:title/>
          <svg:desc/>
        </draw:frame>
      </presentation:notes>
    </style:master-page>
    <style:master-page style:name="Master1-Layout9-picTx-Picture-with-Caption" style:page-layout-name="pageLayout1" draw:style-name="a671">
      <draw:frame draw:id="id68" draw:layer="Master1-bg" draw:style-name="a672" draw:name="Picture 7" svg:x="0in" svg:y="6.92402in" svg:width="12.75551in" svg:height="2.09212in" style:rel-width="scale" style:rel-height="scale">
        <draw:image xlink:href="media/image1.jpeg" xlink:type="simple" xlink:show="embed" xlink:actuate="onLoad"/>
        <svg:title/>
        <svg:desc/>
      </draw:frame>
      <draw:frame draw:id="id69" presentation:style-name="a675" draw:name="Title 1" svg:x="0.87847in" svg:y="0.60069in" svg:width="4.11458in" svg:height="2.10417in" presentation:class="title" presentation:placeholder="false">
        <draw:text-box>
          <text:p text:style-name="a674" text:class-names="" text:cond-style-name=""><text:span text:style-name="a673" text:class-names="">Click to edit Master title style</text:span></text:p>
        </draw:text-box>
        <svg:title/>
        <svg:desc/>
      </draw:frame>
      <draw:frame draw:id="id70" presentation:style-name="a678" draw:name="Picture Placeholder 2" svg:x="5.42188in" svg:y="1.29861in" svg:width="6.45833in" svg:height="6.40625in" presentation:class="graphic" presentation:placeholder="false">
        <draw:text-box>
          <text:p text:style-name="a677" text:class-names="" text:cond-style-name=""><text:span text:style-name="a676" text:class-names=""/></text:p>
        </draw:text-box>
        <svg:title/>
        <svg:desc/>
      </draw:frame>
      <draw:frame draw:id="id71" presentation:style-name="a682" draw:name="Text Placeholder 3" svg:x="0.87847in" svg:y="2.70486in" svg:width="4.11458in" svg:height="5.01042in" presentation:class="outline" presentation:placeholder="false">
        <draw:text-box>
          <text:list text:style-name="a681">
            <text:list-item>
              <text:p text:style-name="a680" text:class-names="" text:cond-style-name=""><text:span text:style-name="a679" text:class-names="">Click to edit Master text styles</text:span></text:p>
            </text:list-item>
          </text:list>
        </draw:text-box>
        <svg:title/>
        <svg:desc/>
      </draw:frame>
      <draw:frame draw:id="id72" presentation:style-name="a685" draw:name="Date Placeholder 4" svg:x="0.6378in" svg:y="8.21299in" svg:width="2.97165in" svg:height="0.62165in" presentation:class="date-time" presentation:placeholder="false">
        <draw:text-box>
          <text:p text:style-name="a684" text:class-names="" text:cond-style-name=""><text:span text:style-name="a683" text:class-names=""/></text:p>
        </draw:text-box>
        <svg:title/>
        <svg:desc/>
      </draw:frame>
      <draw:frame draw:id="id73" presentation:style-name="a688" draw:name="Footer Placeholder 5" svg:x="4.3622in" svg:y="8.21299in" svg:width="4.04331in" svg:height="0.62165in" presentation:class="footer" presentation:placeholder="false">
        <draw:text-box>
          <text:p text:style-name="a687" text:class-names="" text:cond-style-name=""><text:span text:style-name="a686" text:class-names=""/></text:p>
        </draw:text-box>
        <svg:title/>
        <svg:desc/>
      </draw:frame>
      <draw:frame draw:id="id74" presentation:style-name="a691" draw:name="Slide Number Placeholder 6" svg:x="9.14567in" svg:y="8.21299in" svg:width="2.97165in" svg:height="0.62165in" presentation:class="page-number" presentation:placeholder="false">
        <draw:text-box>
          <text:p text:style-name="a690" text:class-names="" text:cond-style-name=""><text:span text:style-name="a689" text:class-names=""><text:page-number style:num-format="1" text:fixed="false">‹#›</text:page-number></text:span></text:p>
        </draw:text-box>
        <svg:title/>
        <svg:desc/>
      </draw:frame>
      <presentation:notes style:page-layout-name="pageLayout2" draw:style-name="a738">
        <draw:frame draw:id="id6" presentation:style-name="a694" draw:name="Header Placeholder 1" svg:x="0in" svg:y="0in" svg:width="3.58333in" svg:height="0.58681in" presentation:class="header" presentation:placeholder="false">
          <draw:text-box>
            <text:p text:style-name="a693" text:class-names="" text:cond-style-name=""><text:span text:style-name="a692" text:class-names=""/></text:p>
          </draw:text-box>
          <svg:title/>
          <svg:desc/>
        </draw:frame>
        <draw:frame draw:id="id7" presentation:style-name="a698" draw:name="Date Placeholder 2" svg:x="4.68229in" svg:y="0in" svg:width="3.58333in" svg:height="0.58681in" presentation:class="date-time" presentation:placeholder="false">
          <draw:text-box>
            <text:p text:style-name="a697" text:class-names="" text:cond-style-name=""><text:span text:style-name="a695" text:class-names=""><text:date text:fixed="false" style:data-style-name="a696">4/10/2021</text:date></text:span></text:p>
          </draw:text-box>
          <svg:title/>
          <svg:desc/>
        </draw:frame>
        <draw:page-thumbnail svg:x="1.34201in" svg:y="1.46181in" svg:width="5.58333in" svg:height="3.94618in" presentation:class="page" draw:id="id8" presentation:style-name="a699" draw:name="Slide Image Placeholder 3">
          <svg:title/>
          <svg:desc/>
        </draw:page-thumbnail>
        <draw:frame draw:id="id9" presentation:style-name="a714" draw:name="Notes Placeholder 4" svg:x="0.82639in" svg:y="5.62674in" svg:width="6.61458in" svg:height="4.60417in" presentation:class="notes" presentation:placeholder="false">
          <draw:text-box>
            <text:p text:style-name="a701" text:class-names="" text:cond-style-name=""><text:span text:style-name="a700" text:class-names="">Click to edit Master text styles</text:span></text:p>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715" draw:name="Slide Image Placeholder 7">
          <svg:title/>
          <svg:desc/>
        </draw:page-thumbnail>
        <draw:frame draw:id="id11" presentation:style-name="a718" draw:name="Notes Placeholder 8" svg:x="0.82677in" svg:y="5.55394in" svg:width="6.61378in" svg:height="5.26142in" presentation:class="notes" presentation:placeholder="false">
          <draw:text-box>
            <text:p text:style-name="a717" text:class-names="" text:cond-style-name=""><text:span text:style-name="a716" text:class-names=""/></text:p>
          </draw:text-box>
          <svg:title/>
          <svg:desc/>
        </draw:frame>
        <draw:frame draw:id="id12" presentation:style-name="a721" draw:name="Header Placeholder 9" svg:x="0in" svg:y="0in" svg:width="3.5878in" svg:height="0.58425in" presentation:class="header" presentation:placeholder="false">
          <draw:text-box>
            <text:p text:style-name="a720" text:class-names="" text:cond-style-name=""><text:span text:style-name="a719" text:class-names=""/></text:p>
          </draw:text-box>
          <svg:title/>
          <svg:desc/>
        </draw:frame>
        <draw:frame draw:id="id13" presentation:style-name="a724" draw:name="Date Placeholder 10" svg:x="4.67953in" svg:y="0in" svg:width="3.5878in" svg:height="0.58425in" presentation:class="date-time" presentation:placeholder="false">
          <draw:text-box>
            <text:p text:style-name="a723" text:class-names="" text:cond-style-name=""><text:span text:style-name="a722" text:class-names=""/></text:p>
          </draw:text-box>
          <svg:title/>
          <svg:desc/>
        </draw:frame>
        <draw:frame draw:id="id14" presentation:style-name="a727" draw:name="Footer Placeholder 11" svg:x="0in" svg:y="11.10827in" svg:width="3.5878in" svg:height="0.58425in" presentation:class="footer" presentation:placeholder="false">
          <draw:text-box>
            <text:p text:style-name="a726" text:class-names="" text:cond-style-name=""><text:span text:style-name="a725" text:class-names=""/></text:p>
          </draw:text-box>
          <svg:title/>
          <svg:desc/>
        </draw:frame>
        <draw:frame draw:id="id15" presentation:style-name="a730" draw:name="Slide Number Placeholder 12" svg:x="4.67953in" svg:y="11.10827in" svg:width="3.5878in" svg:height="0.58425in" presentation:class="page-number" presentation:placeholder="false">
          <draw:text-box>
            <text:p text:style-name="a729" text:class-names="" text:cond-style-name=""><text:span text:style-name="a728" text:class-names=""><text:page-number style:num-format="1" text:fixed="false">‹#›</text:page-number></text:span></text:p>
          </draw:text-box>
          <svg:title/>
          <svg:desc/>
        </draw:frame>
        <draw:frame draw:id="id16" presentation:style-name="a733" draw:name="Footer Placeholder 5" svg:x="0in" svg:y="11.1059in" svg:width="3.58333in" svg:height="0.58681in" presentation:class="footer" presentation:placeholder="false">
          <draw:text-box>
            <text:p text:style-name="a732" text:class-names="" text:cond-style-name=""><text:span text:style-name="a731" text:class-names=""/></text:p>
          </draw:text-box>
          <svg:title/>
          <svg:desc/>
        </draw:frame>
        <draw:frame draw:id="id17" presentation:style-name="a737" draw:name="Slide Number Placeholder 6" svg:x="4.68229in" svg:y="11.1059in" svg:width="3.58333in" svg:height="0.58681in" presentation:class="page-number" presentation:placeholder="false">
          <draw:text-box>
            <text:p text:style-name="a736" text:class-names="" text:cond-style-name=""><text:span text:style-name="a734" text:class-names=""><text:page-number style:num-format="1" text:fixed="false">‹#›</text:page-number></text:span><text:span text:style-name="a735" text:class-names=""/></text:p>
          </draw:text-box>
          <svg:title/>
          <svg:desc/>
        </draw:frame>
      </presentation:notes>
    </style:master-page>
    <style:master-page style:name="Master1-Layout10-vertTx-Title-and-Vertical-Text" style:page-layout-name="pageLayout1" draw:style-name="a739">
      <draw:frame draw:id="id75" draw:layer="Master1-bg" draw:style-name="a740" draw:name="Picture 6" svg:x="0in" svg:y="6.92402in" svg:width="12.75551in" svg:height="2.09212in" style:rel-width="scale" style:rel-height="scale">
        <draw:image xlink:href="media/image1.jpeg" xlink:type="simple" xlink:show="embed" xlink:actuate="onLoad"/>
        <svg:title/>
        <svg:desc/>
      </draw:frame>
      <draw:frame draw:id="id76" presentation:style-name="a743" draw:name="Title 1" svg:x="0in" svg:y="2.79173in" svg:width="11.47992in" svg:height="1.50551in" presentation:class="title" presentation:placeholder="false">
        <draw:text-box>
          <text:p text:style-name="a742" text:class-names="" text:cond-style-name=""><text:span text:style-name="a741" text:class-names="">Click to edit Master title style</text:span></text:p>
        </draw:text-box>
        <svg:title/>
        <svg:desc/>
      </draw:frame>
      <draw:frame draw:id="id77" presentation:style-name="a759" draw:name="Vertical Text Placeholder 2" svg:x="0.6378in" svg:y="4.83701in" svg:width="11.47992in" svg:height="2.50157in" presentation:class="outline" presentation:placeholder="false">
        <draw:text-box>
          <text:list text:style-name="a746">
            <text:list-item>
              <text:p text:style-name="a745" text:class-names="" text:cond-style-name=""><text:span text:style-name="a744" text:class-names="">Click to edit Master text styles</text:span></text:p>
            </text:list-item>
          </text:list>
          <text:list text:style-name="a749">
            <text:list-item>
              <text:list text:style-name="a749">
                <text:list-item>
                  <text:p text:style-name="a748" text:class-names="" text:cond-style-name=""><text:span text:style-name="a747" text:class-names="">Second level</text:span></text:p>
                </text:list-item>
              </text:list>
            </text:list-item>
          </text:list>
          <text:list text:style-name="a752">
            <text:list-item>
              <text:list text:style-name="a752">
                <text:list-item>
                  <text:list text:style-name="a752">
                    <text:list-item>
                      <text:p text:style-name="a751" text:class-names="" text:cond-style-name=""><text:span text:style-name="a750" text:class-names="">Third level</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Fourth level</text:span></text:p>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6" text:class-names="">Fifth level</text:span></text:p>
                            </text:list-item>
                          </text:list>
                        </text:list-item>
                      </text:list>
                    </text:list-item>
                  </text:list>
                </text:list-item>
              </text:list>
            </text:list-item>
          </text:list>
        </draw:text-box>
        <svg:title/>
        <svg:desc/>
      </draw:frame>
      <draw:frame draw:id="id78" presentation:style-name="a762" draw:name="Date Placeholder 3" svg:x="0.6378in" svg:y="8.21299in" svg:width="2.97165in" svg:height="0.62165in" presentation:class="date-time" presentation:placeholder="false">
        <draw:text-box>
          <text:p text:style-name="a761" text:class-names="" text:cond-style-name=""><text:span text:style-name="a760" text:class-names=""/></text:p>
        </draw:text-box>
        <svg:title/>
        <svg:desc/>
      </draw:frame>
      <draw:frame draw:id="id79" presentation:style-name="a765" draw:name="Footer Placeholder 4" svg:x="4.3622in" svg:y="8.21299in" svg:width="4.04331in" svg:height="0.62165in" presentation:class="footer" presentation:placeholder="false">
        <draw:text-box>
          <text:p text:style-name="a764" text:class-names="" text:cond-style-name=""><text:span text:style-name="a763" text:class-names=""/></text:p>
        </draw:text-box>
        <svg:title/>
        <svg:desc/>
      </draw:frame>
      <draw:frame draw:id="id80" presentation:style-name="a768" draw:name="Slide Number Placeholder 5" svg:x="9.14567in" svg:y="8.21299in" svg:width="2.97165in" svg:height="0.62165in" presentation:class="page-number" presentation:placeholder="false">
        <draw:text-box>
          <text:p text:style-name="a767" text:class-names="" text:cond-style-name=""><text:span text:style-name="a766" text:class-names=""><text:page-number style:num-format="1" text:fixed="false">‹#›</text:page-number></text:span></text:p>
        </draw:text-box>
        <svg:title/>
        <svg:desc/>
      </draw:frame>
      <presentation:notes style:page-layout-name="pageLayout2" draw:style-name="a815">
        <draw:frame draw:id="id6" presentation:style-name="a771" draw:name="Header Placeholder 1" svg:x="0in" svg:y="0in" svg:width="3.58333in" svg:height="0.58681in" presentation:class="header" presentation:placeholder="false">
          <draw:text-box>
            <text:p text:style-name="a770" text:class-names="" text:cond-style-name=""><text:span text:style-name="a769" text:class-names=""/></text:p>
          </draw:text-box>
          <svg:title/>
          <svg:desc/>
        </draw:frame>
        <draw:frame draw:id="id7" presentation:style-name="a775" draw:name="Date Placeholder 2" svg:x="4.68229in" svg:y="0in" svg:width="3.58333in" svg:height="0.58681in" presentation:class="date-time" presentation:placeholder="false">
          <draw:text-box>
            <text:p text:style-name="a774" text:class-names="" text:cond-style-name=""><text:span text:style-name="a772" text:class-names=""><text:date text:fixed="false" style:data-style-name="a773">4/10/2021</text:date></text:span></text:p>
          </draw:text-box>
          <svg:title/>
          <svg:desc/>
        </draw:frame>
        <draw:page-thumbnail svg:x="1.34201in" svg:y="1.46181in" svg:width="5.58333in" svg:height="3.94618in" presentation:class="page" draw:id="id8" presentation:style-name="a776" draw:name="Slide Image Placeholder 3">
          <svg:title/>
          <svg:desc/>
        </draw:page-thumbnail>
        <draw:frame draw:id="id9" presentation:style-name="a791" draw:name="Notes Placeholder 4" svg:x="0.82639in" svg:y="5.62674in" svg:width="6.61458in" svg:height="4.60417in" presentation:class="notes" presentation:placeholder="false">
          <draw:text-box>
            <text:p text:style-name="a778" text:class-names="" text:cond-style-name=""><text:span text:style-name="a777" text:class-names="">Click to edit Master text styles</text:span></text:p>
            <text:list text:style-name="a781">
              <text:list-item>
                <text:list text:style-name="a781">
                  <text:list-item>
                    <text:p text:style-name="a780" text:class-names="" text:cond-style-name=""><text:span text:style-name="a779" text:class-names="">Second level</text:span></text:p>
                  </text:list-item>
                </text:list>
              </text:list-item>
            </text:list>
            <text:list text:style-name="a784">
              <text:list-item>
                <text:list text:style-name="a784">
                  <text:list-item>
                    <text:list text:style-name="a784">
                      <text:list-item>
                        <text:p text:style-name="a783" text:class-names="" text:cond-style-name=""><text:span text:style-name="a782" text:class-names="">Third level</text:span></text:p>
                      </text:list-item>
                    </text:list>
                  </text:list-item>
                </text:list>
              </text:list-item>
            </text:list>
            <text:list text:style-name="a787">
              <text:list-item>
                <text:list text:style-name="a787">
                  <text:list-item>
                    <text:list text:style-name="a787">
                      <text:list-item>
                        <text:list text:style-name="a787">
                          <text:list-item>
                            <text:p text:style-name="a786" text:class-names="" text:cond-style-name=""><text:span text:style-name="a785" text:class-names="">Fourth level</text:span></text:p>
                          </text:list-item>
                        </text:list>
                      </text:list-item>
                    </text:list>
                  </text:list-item>
                </text:list>
              </text:list-item>
            </text:list>
            <text:list text:style-name="a790">
              <text:list-item>
                <text:list text:style-name="a790">
                  <text:list-item>
                    <text:list text:style-name="a790">
                      <text:list-item>
                        <text:list text:style-name="a790">
                          <text:list-item>
                            <text:list text:style-name="a790">
                              <text:list-item>
                                <text:p text:style-name="a789" text:class-names="" text:cond-style-name=""><text:span text:style-name="a788"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792" draw:name="Slide Image Placeholder 7">
          <svg:title/>
          <svg:desc/>
        </draw:page-thumbnail>
        <draw:frame draw:id="id11" presentation:style-name="a795" draw:name="Notes Placeholder 8" svg:x="0.82677in" svg:y="5.55394in" svg:width="6.61378in" svg:height="5.26142in" presentation:class="notes" presentation:placeholder="false">
          <draw:text-box>
            <text:p text:style-name="a794" text:class-names="" text:cond-style-name=""><text:span text:style-name="a793" text:class-names=""/></text:p>
          </draw:text-box>
          <svg:title/>
          <svg:desc/>
        </draw:frame>
        <draw:frame draw:id="id12" presentation:style-name="a798" draw:name="Header Placeholder 9" svg:x="0in" svg:y="0in" svg:width="3.5878in" svg:height="0.58425in" presentation:class="header" presentation:placeholder="false">
          <draw:text-box>
            <text:p text:style-name="a797" text:class-names="" text:cond-style-name=""><text:span text:style-name="a796" text:class-names=""/></text:p>
          </draw:text-box>
          <svg:title/>
          <svg:desc/>
        </draw:frame>
        <draw:frame draw:id="id13" presentation:style-name="a801" draw:name="Date Placeholder 10" svg:x="4.67953in" svg:y="0in" svg:width="3.5878in" svg:height="0.58425in" presentation:class="date-time" presentation:placeholder="false">
          <draw:text-box>
            <text:p text:style-name="a800" text:class-names="" text:cond-style-name=""><text:span text:style-name="a799" text:class-names=""/></text:p>
          </draw:text-box>
          <svg:title/>
          <svg:desc/>
        </draw:frame>
        <draw:frame draw:id="id14" presentation:style-name="a804" draw:name="Footer Placeholder 11" svg:x="0in" svg:y="11.10827in" svg:width="3.5878in" svg:height="0.58425in" presentation:class="footer" presentation:placeholder="false">
          <draw:text-box>
            <text:p text:style-name="a803" text:class-names="" text:cond-style-name=""><text:span text:style-name="a802" text:class-names=""/></text:p>
          </draw:text-box>
          <svg:title/>
          <svg:desc/>
        </draw:frame>
        <draw:frame draw:id="id15" presentation:style-name="a807" draw:name="Slide Number Placeholder 12" svg:x="4.67953in" svg:y="11.10827in" svg:width="3.5878in" svg:height="0.58425in" presentation:class="page-number" presentation:placeholder="false">
          <draw:text-box>
            <text:p text:style-name="a806" text:class-names="" text:cond-style-name=""><text:span text:style-name="a805" text:class-names=""><text:page-number style:num-format="1" text:fixed="false">‹#›</text:page-number></text:span></text:p>
          </draw:text-box>
          <svg:title/>
          <svg:desc/>
        </draw:frame>
        <draw:frame draw:id="id16" presentation:style-name="a810" draw:name="Footer Placeholder 5" svg:x="0in" svg:y="11.1059in" svg:width="3.58333in" svg:height="0.58681in" presentation:class="footer" presentation:placeholder="false">
          <draw:text-box>
            <text:p text:style-name="a809" text:class-names="" text:cond-style-name=""><text:span text:style-name="a808" text:class-names=""/></text:p>
          </draw:text-box>
          <svg:title/>
          <svg:desc/>
        </draw:frame>
        <draw:frame draw:id="id17" presentation:style-name="a814" draw:name="Slide Number Placeholder 6" svg:x="4.68229in" svg:y="11.1059in" svg:width="3.58333in" svg:height="0.58681in" presentation:class="page-number" presentation:placeholder="false">
          <draw:text-box>
            <text:p text:style-name="a813" text:class-names="" text:cond-style-name=""><text:span text:style-name="a811" text:class-names=""><text:page-number style:num-format="1" text:fixed="false">‹#›</text:page-number></text:span><text:span text:style-name="a812" text:class-names=""/></text:p>
          </draw:text-box>
          <svg:title/>
          <svg:desc/>
        </draw:frame>
      </presentation:notes>
    </style:master-page>
    <style:master-page style:name="Master1-Layout11-vertTitleAndTx-Vertical-Title-and-Text" style:page-layout-name="pageLayout1" draw:style-name="a816">
      <draw:frame draw:id="id81" draw:layer="Master1-bg" draw:style-name="a817" draw:name="Picture 6" svg:x="0in" svg:y="6.92402in" svg:width="12.75551in" svg:height="2.09212in" style:rel-width="scale" style:rel-height="scale">
        <draw:image xlink:href="media/image1.jpeg" xlink:type="simple" xlink:show="embed" xlink:actuate="onLoad"/>
        <svg:title/>
        <svg:desc/>
      </draw:frame>
      <draw:frame draw:id="id82" presentation:style-name="a820" draw:name="Vertical Title 1" svg:x="9.08854in" svg:y="2.79167in" svg:width="3.02951in" svg:height="4.54688in" presentation:class="title" presentation:placeholder="false">
        <draw:text-box>
          <text:p text:style-name="a819" text:class-names="" text:cond-style-name=""><text:span text:style-name="a818" text:class-names="">Click to edit Master title style</text:span></text:p>
        </draw:text-box>
        <svg:title/>
        <svg:desc/>
      </draw:frame>
      <draw:frame draw:id="id83" presentation:style-name="a836" draw:name="Vertical Text Placeholder 2" svg:x="0in" svg:y="2.79167in" svg:width="8.92188in" svg:height="4.54688in" presentation:class="outline" presentation:placeholder="false">
        <draw:text-box>
          <text:list text:style-name="a823">
            <text:list-item>
              <text:p text:style-name="a822" text:class-names="" text:cond-style-name=""><text:span text:style-name="a821" text:class-names="">Click to edit Master text styles</text:span></text:p>
            </text:list-item>
          </text:list>
          <text:list text:style-name="a826">
            <text:list-item>
              <text:list text:style-name="a826">
                <text:list-item>
                  <text:p text:style-name="a825" text:class-names="" text:cond-style-name=""><text:span text:style-name="a824" text:class-names="">Second level</text:span></text:p>
                </text:list-item>
              </text:list>
            </text:list-item>
          </text:list>
          <text:list text:style-name="a829">
            <text:list-item>
              <text:list text:style-name="a829">
                <text:list-item>
                  <text:list text:style-name="a829">
                    <text:list-item>
                      <text:p text:style-name="a828" text:class-names="" text:cond-style-name=""><text:span text:style-name="a827" text:class-names="">Third level</text:span></text:p>
                    </text:list-item>
                  </text:list>
                </text:list-item>
              </text:list>
            </text:list-item>
          </text:list>
          <text:list text:style-name="a832">
            <text:list-item>
              <text:list text:style-name="a832">
                <text:list-item>
                  <text:list text:style-name="a832">
                    <text:list-item>
                      <text:list text:style-name="a832">
                        <text:list-item>
                          <text:p text:style-name="a831" text:class-names="" text:cond-style-name=""><text:span text:style-name="a830" text:class-names="">Fourth level</text:span></text:p>
                        </text:list-item>
                      </text:list>
                    </text:list-item>
                  </text:list>
                </text:list-item>
              </text:list>
            </text:list-item>
          </text:list>
          <text:list text:style-name="a835">
            <text:list-item>
              <text:list text:style-name="a835">
                <text:list-item>
                  <text:list text:style-name="a835">
                    <text:list-item>
                      <text:list text:style-name="a835">
                        <text:list-item>
                          <text:list text:style-name="a835">
                            <text:list-item>
                              <text:p text:style-name="a834" text:class-names="" text:cond-style-name=""><text:span text:style-name="a833" text:class-names="">Fifth level</text:span></text:p>
                            </text:list-item>
                          </text:list>
                        </text:list-item>
                      </text:list>
                    </text:list-item>
                  </text:list>
                </text:list-item>
              </text:list>
            </text:list-item>
          </text:list>
        </draw:text-box>
        <svg:title/>
        <svg:desc/>
      </draw:frame>
      <draw:frame draw:id="id84" presentation:style-name="a839" draw:name="Date Placeholder 3" svg:x="0.6378in" svg:y="8.21299in" svg:width="2.97165in" svg:height="0.62165in" presentation:class="date-time" presentation:placeholder="false">
        <draw:text-box>
          <text:p text:style-name="a838" text:class-names="" text:cond-style-name=""><text:span text:style-name="a837" text:class-names=""/></text:p>
        </draw:text-box>
        <svg:title/>
        <svg:desc/>
      </draw:frame>
      <draw:frame draw:id="id85" presentation:style-name="a842" draw:name="Footer Placeholder 4" svg:x="4.3622in" svg:y="8.21299in" svg:width="4.04331in" svg:height="0.62165in" presentation:class="footer" presentation:placeholder="false">
        <draw:text-box>
          <text:p text:style-name="a841" text:class-names="" text:cond-style-name=""><text:span text:style-name="a840" text:class-names=""/></text:p>
        </draw:text-box>
        <svg:title/>
        <svg:desc/>
      </draw:frame>
      <draw:frame draw:id="id86" presentation:style-name="a845" draw:name="Slide Number Placeholder 5" svg:x="9.14567in" svg:y="8.21299in" svg:width="2.97165in" svg:height="0.62165in" presentation:class="page-number" presentation:placeholder="false">
        <draw:text-box>
          <text:p text:style-name="a844" text:class-names="" text:cond-style-name=""><text:span text:style-name="a843" text:class-names=""><text:page-number style:num-format="1" text:fixed="false">‹#›</text:page-number></text:span></text:p>
        </draw:text-box>
        <svg:title/>
        <svg:desc/>
      </draw:frame>
      <presentation:notes style:page-layout-name="pageLayout2" draw:style-name="a892">
        <draw:frame draw:id="id6" presentation:style-name="a848" draw:name="Header Placeholder 1" svg:x="0in" svg:y="0in" svg:width="3.58333in" svg:height="0.58681in" presentation:class="header" presentation:placeholder="false">
          <draw:text-box>
            <text:p text:style-name="a847" text:class-names="" text:cond-style-name=""><text:span text:style-name="a846" text:class-names=""/></text:p>
          </draw:text-box>
          <svg:title/>
          <svg:desc/>
        </draw:frame>
        <draw:frame draw:id="id7" presentation:style-name="a852" draw:name="Date Placeholder 2" svg:x="4.68229in" svg:y="0in" svg:width="3.58333in" svg:height="0.58681in" presentation:class="date-time" presentation:placeholder="false">
          <draw:text-box>
            <text:p text:style-name="a851" text:class-names="" text:cond-style-name=""><text:span text:style-name="a849" text:class-names=""><text:date text:fixed="false" style:data-style-name="a850">4/10/2021</text:date></text:span></text:p>
          </draw:text-box>
          <svg:title/>
          <svg:desc/>
        </draw:frame>
        <draw:page-thumbnail svg:x="1.34201in" svg:y="1.46181in" svg:width="5.58333in" svg:height="3.94618in" presentation:class="page" draw:id="id8" presentation:style-name="a853" draw:name="Slide Image Placeholder 3">
          <svg:title/>
          <svg:desc/>
        </draw:page-thumbnail>
        <draw:frame draw:id="id9" presentation:style-name="a868" draw:name="Notes Placeholder 4" svg:x="0.82639in" svg:y="5.62674in" svg:width="6.61458in" svg:height="4.60417in" presentation:class="notes" presentation:placeholder="false">
          <draw:text-box>
            <text:p text:style-name="a855" text:class-names="" text:cond-style-name=""><text:span text:style-name="a854" text:class-names="">Click to edit Master text styles</text:span></text:p>
            <text:list text:style-name="a858">
              <text:list-item>
                <text:list text:style-name="a858">
                  <text:list-item>
                    <text:p text:style-name="a857" text:class-names="" text:cond-style-name=""><text:span text:style-name="a856" text:class-names="">Second level</text:span></text:p>
                  </text:list-item>
                </text:list>
              </text:list-item>
            </text:list>
            <text:list text:style-name="a861">
              <text:list-item>
                <text:list text:style-name="a861">
                  <text:list-item>
                    <text:list text:style-name="a861">
                      <text:list-item>
                        <text:p text:style-name="a860" text:class-names="" text:cond-style-name=""><text:span text:style-name="a859" text:class-names="">Third level</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Fourth level</text:span></text:p>
                          </text:list-item>
                        </text:list>
                      </text:list-item>
                    </text:list>
                  </text:list-item>
                </text:list>
              </text:list-item>
            </text:list>
            <text:list text:style-name="a867">
              <text:list-item>
                <text:list text:style-name="a867">
                  <text:list-item>
                    <text:list text:style-name="a867">
                      <text:list-item>
                        <text:list text:style-name="a867">
                          <text:list-item>
                            <text:list text:style-name="a867">
                              <text:list-item>
                                <text:p text:style-name="a866" text:class-names="" text:cond-style-name=""><text:span text:style-name="a865"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869" draw:name="Slide Image Placeholder 7">
          <svg:title/>
          <svg:desc/>
        </draw:page-thumbnail>
        <draw:frame draw:id="id11" presentation:style-name="a872" draw:name="Notes Placeholder 8" svg:x="0.82677in" svg:y="5.55394in" svg:width="6.61378in" svg:height="5.26142in" presentation:class="notes" presentation:placeholder="false">
          <draw:text-box>
            <text:p text:style-name="a871" text:class-names="" text:cond-style-name=""><text:span text:style-name="a870" text:class-names=""/></text:p>
          </draw:text-box>
          <svg:title/>
          <svg:desc/>
        </draw:frame>
        <draw:frame draw:id="id12" presentation:style-name="a875" draw:name="Header Placeholder 9" svg:x="0in" svg:y="0in" svg:width="3.5878in" svg:height="0.58425in" presentation:class="header" presentation:placeholder="false">
          <draw:text-box>
            <text:p text:style-name="a874" text:class-names="" text:cond-style-name=""><text:span text:style-name="a873" text:class-names=""/></text:p>
          </draw:text-box>
          <svg:title/>
          <svg:desc/>
        </draw:frame>
        <draw:frame draw:id="id13" presentation:style-name="a878" draw:name="Date Placeholder 10" svg:x="4.67953in" svg:y="0in" svg:width="3.5878in" svg:height="0.58425in" presentation:class="date-time" presentation:placeholder="false">
          <draw:text-box>
            <text:p text:style-name="a877" text:class-names="" text:cond-style-name=""><text:span text:style-name="a876" text:class-names=""/></text:p>
          </draw:text-box>
          <svg:title/>
          <svg:desc/>
        </draw:frame>
        <draw:frame draw:id="id14" presentation:style-name="a881" draw:name="Footer Placeholder 11" svg:x="0in" svg:y="11.10827in" svg:width="3.5878in" svg:height="0.58425in" presentation:class="footer" presentation:placeholder="false">
          <draw:text-box>
            <text:p text:style-name="a880" text:class-names="" text:cond-style-name=""><text:span text:style-name="a879" text:class-names=""/></text:p>
          </draw:text-box>
          <svg:title/>
          <svg:desc/>
        </draw:frame>
        <draw:frame draw:id="id15" presentation:style-name="a884" draw:name="Slide Number Placeholder 12" svg:x="4.67953in" svg:y="11.10827in" svg:width="3.5878in" svg:height="0.58425in" presentation:class="page-number" presentation:placeholder="false">
          <draw:text-box>
            <text:p text:style-name="a883" text:class-names="" text:cond-style-name=""><text:span text:style-name="a882" text:class-names=""><text:page-number style:num-format="1" text:fixed="false">‹#›</text:page-number></text:span></text:p>
          </draw:text-box>
          <svg:title/>
          <svg:desc/>
        </draw:frame>
        <draw:frame draw:id="id16" presentation:style-name="a887" draw:name="Footer Placeholder 5" svg:x="0in" svg:y="11.1059in" svg:width="3.58333in" svg:height="0.58681in" presentation:class="footer" presentation:placeholder="false">
          <draw:text-box>
            <text:p text:style-name="a886" text:class-names="" text:cond-style-name=""><text:span text:style-name="a885" text:class-names=""/></text:p>
          </draw:text-box>
          <svg:title/>
          <svg:desc/>
        </draw:frame>
        <draw:frame draw:id="id17" presentation:style-name="a891" draw:name="Slide Number Placeholder 6" svg:x="4.68229in" svg:y="11.1059in" svg:width="3.58333in" svg:height="0.58681in" presentation:class="page-number" presentation:placeholder="false">
          <draw:text-box>
            <text:p text:style-name="a890" text:class-names="" text:cond-style-name=""><text:span text:style-name="a888" text:class-names=""><text:page-number style:num-format="1" text:fixed="false">‹#›</text:page-number></text:span><text:span text:style-name="a889" text:class-names=""/></text:p>
          </draw:text-box>
          <svg:title/>
          <svg:desc/>
        </draw:frame>
      </presentation:notes>
    </style:master-page>
    <style:master-page style:name="Master2-Blue_Curve1" style:page-layout-name="pageLayout1" draw:style-name="a893">
      <draw:custom-shape svg:x="0in" svg:y="0in" svg:width="12.75197in" svg:height="1.12323in" draw:id="id87" draw:style-name="a897" draw:name="Freeform: Shape 1">
        <svg:title/>
        <svg:desc/>
        <text:p text:style-name="a895" text:class-names="" text:cond-style-name=""><text:span text:style-name="a89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89488in" svg:width="12.75197in" svg:height="1.12323in" draw:id="id88" draw:style-name="a901" draw:name="Freeform: Shape 2">
        <svg:title/>
        <svg:desc/>
        <text:p text:style-name="a899" text:class-names="" text:cond-style-name=""><text:span text:style-name="a89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9" presentation:style-name="a904" draw:name="Title Placeholder 3" svg:x="0.6378in" svg:y="0.35866in" svg:width="11.47992in" svg:height="0.76024in" presentation:class="title" presentation:placeholder="false">
        <draw:text-box>
          <text:p text:style-name="a903" text:class-names="" text:cond-style-name=""><text:span text:style-name="a902" text:class-names=""/></text:p>
        </draw:text-box>
        <svg:title/>
        <svg:desc/>
      </draw:frame>
      <draw:frame draw:id="id90" presentation:style-name="a920" draw:name="Text Placeholder 4" svg:x="0.6378in" svg:y="2.10905in" svg:width="11.47992in" svg:height="5.22874in" presentation:class="outline" presentation:placeholder="false">
        <draw:text-box>
          <text:list text:style-name="a907">
            <text:list-item>
              <text:p text:style-name="a906" text:class-names="" text:cond-style-name=""><text:span text:style-name="a905" text:class-names="">Click to edit Master text styles</text:span></text:p>
            </text:list-item>
          </text:list>
          <text:list text:style-name="a910">
            <text:list-item>
              <text:list text:style-name="a910">
                <text:list-item>
                  <text:p text:style-name="a909" text:class-names="" text:cond-style-name=""><text:span text:style-name="a908" text:class-names="">Second level</text:span></text:p>
                </text:list-item>
              </text:list>
            </text:list-item>
          </text:list>
          <text:list text:style-name="a913">
            <text:list-item>
              <text:list text:style-name="a913">
                <text:list-item>
                  <text:list text:style-name="a913">
                    <text:list-item>
                      <text:p text:style-name="a912" text:class-names="" text:cond-style-name=""><text:span text:style-name="a911" text:class-names="">Third level</text:span></text:p>
                    </text:list-item>
                  </text:list>
                </text:list-item>
              </text:list>
            </text:list-item>
          </text:list>
          <text:list text:style-name="a916">
            <text:list-item>
              <text:list text:style-name="a916">
                <text:list-item>
                  <text:list text:style-name="a916">
                    <text:list-item>
                      <text:list text:style-name="a916">
                        <text:list-item>
                          <text:p text:style-name="a915" text:class-names="" text:cond-style-name=""><text:span text:style-name="a914" text:class-names="">Fourth level</text:span></text:p>
                        </text:list-item>
                      </text:list>
                    </text:list-item>
                  </text:list>
                </text:list-item>
              </text:list>
            </text:list-item>
          </text:list>
          <text:list text:style-name="a919">
            <text:list-item>
              <text:list text:style-name="a919">
                <text:list-item>
                  <text:list text:style-name="a919">
                    <text:list-item>
                      <text:list text:style-name="a919">
                        <text:list-item>
                          <text:list text:style-name="a919">
                            <text:list-item>
                              <text:p text:style-name="a918" text:class-names="" text:cond-style-name=""><text:span text:style-name="a917" text:class-names="">Fifth level</text:span></text:p>
                            </text:list-item>
                          </text:list>
                        </text:list-item>
                      </text:list>
                    </text:list-item>
                  </text:list>
                </text:list-item>
              </text:list>
            </text:list-item>
          </text:list>
        </draw:text-box>
        <svg:title/>
        <svg:desc/>
      </draw:frame>
      <draw:frame draw:id="id91" presentation:style-name="a923" draw:name="Date Placeholder 5" svg:x="0.6378in" svg:y="8.21299in" svg:width="2.97165in" svg:height="0.62165in" presentation:class="date-time" presentation:placeholder="false">
        <draw:text-box>
          <text:p text:style-name="a922" text:class-names="" text:cond-style-name=""><text:span text:style-name="a921" text:class-names=""/></text:p>
        </draw:text-box>
        <svg:title/>
        <svg:desc/>
      </draw:frame>
      <draw:frame draw:id="id92" presentation:style-name="a926" draw:name="Footer Placeholder 6" svg:x="4.3622in" svg:y="8.21299in" svg:width="4.04331in" svg:height="0.62165in" presentation:class="footer" presentation:placeholder="false">
        <draw:text-box>
          <text:p text:style-name="a925" text:class-names="" text:cond-style-name=""><text:span text:style-name="a924" text:class-names=""/></text:p>
        </draw:text-box>
        <svg:title/>
        <svg:desc/>
      </draw:frame>
      <draw:frame draw:id="id93" presentation:style-name="a929" draw:name="Slide Number Placeholder 7" svg:x="9.14567in" svg:y="8.21299in" svg:width="2.97165in" svg:height="0.62165in" presentation:class="page-number" presentation:placeholder="false">
        <draw:text-box>
          <text:p text:style-name="a928" text:class-names="" text:cond-style-name=""><text:span text:style-name="a927" text:class-names=""><text:page-number style:num-format="1" text:fixed="false">‹#›</text:page-number></text:span></text:p>
        </draw:text-box>
        <svg:title/>
        <svg:desc/>
      </draw:frame>
      <presentation:notes style:page-layout-name="pageLayout2" draw:style-name="a976">
        <draw:frame draw:id="id6" presentation:style-name="a932" draw:name="Header Placeholder 1" svg:x="0in" svg:y="0in" svg:width="3.58333in" svg:height="0.58681in" presentation:class="header" presentation:placeholder="false">
          <draw:text-box>
            <text:p text:style-name="a931" text:class-names="" text:cond-style-name=""><text:span text:style-name="a930" text:class-names=""/></text:p>
          </draw:text-box>
          <svg:title/>
          <svg:desc/>
        </draw:frame>
        <draw:frame draw:id="id7" presentation:style-name="a936" draw:name="Date Placeholder 2" svg:x="4.68229in" svg:y="0in" svg:width="3.58333in" svg:height="0.58681in" presentation:class="date-time" presentation:placeholder="false">
          <draw:text-box>
            <text:p text:style-name="a935" text:class-names="" text:cond-style-name=""><text:span text:style-name="a933" text:class-names=""><text:date text:fixed="false" style:data-style-name="a934">4/10/2021</text:date></text:span></text:p>
          </draw:text-box>
          <svg:title/>
          <svg:desc/>
        </draw:frame>
        <draw:page-thumbnail svg:x="1.34201in" svg:y="1.46181in" svg:width="5.58333in" svg:height="3.94618in" presentation:class="page" draw:id="id8" presentation:style-name="a937" draw:name="Slide Image Placeholder 3">
          <svg:title/>
          <svg:desc/>
        </draw:page-thumbnail>
        <draw:frame draw:id="id9" presentation:style-name="a952" draw:name="Notes Placeholder 4" svg:x="0.82639in" svg:y="5.62674in" svg:width="6.61458in" svg:height="4.60417in" presentation:class="notes" presentation:placeholder="false">
          <draw:text-box>
            <text:p text:style-name="a939" text:class-names="" text:cond-style-name=""><text:span text:style-name="a938" text:class-names="">Click to edit Master text styles</text:span></text:p>
            <text:list text:style-name="a942">
              <text:list-item>
                <text:list text:style-name="a942">
                  <text:list-item>
                    <text:p text:style-name="a941" text:class-names="" text:cond-style-name=""><text:span text:style-name="a940" text:class-names="">Second level</text:span></text:p>
                  </text:list-item>
                </text:list>
              </text:list-item>
            </text:list>
            <text:list text:style-name="a945">
              <text:list-item>
                <text:list text:style-name="a945">
                  <text:list-item>
                    <text:list text:style-name="a945">
                      <text:list-item>
                        <text:p text:style-name="a944" text:class-names="" text:cond-style-name=""><text:span text:style-name="a943" text:class-names="">Third level</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Fourth level</text:span></text:p>
                          </text:list-item>
                        </text:list>
                      </text:list-item>
                    </text:list>
                  </text:list-item>
                </text:list>
              </text:list-item>
            </text:list>
            <text:list text:style-name="a951">
              <text:list-item>
                <text:list text:style-name="a951">
                  <text:list-item>
                    <text:list text:style-name="a951">
                      <text:list-item>
                        <text:list text:style-name="a951">
                          <text:list-item>
                            <text:list text:style-name="a951">
                              <text:list-item>
                                <text:p text:style-name="a950" text:class-names="" text:cond-style-name=""><text:span text:style-name="a949"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953" draw:name="Slide Image Placeholder 7">
          <svg:title/>
          <svg:desc/>
        </draw:page-thumbnail>
        <draw:frame draw:id="id11" presentation:style-name="a956" draw:name="Notes Placeholder 8" svg:x="0.82677in" svg:y="5.55394in" svg:width="6.61378in" svg:height="5.26142in" presentation:class="notes" presentation:placeholder="false">
          <draw:text-box>
            <text:p text:style-name="a955" text:class-names="" text:cond-style-name=""><text:span text:style-name="a954" text:class-names=""/></text:p>
          </draw:text-box>
          <svg:title/>
          <svg:desc/>
        </draw:frame>
        <draw:frame draw:id="id12" presentation:style-name="a959" draw:name="Header Placeholder 9" svg:x="0in" svg:y="0in" svg:width="3.5878in" svg:height="0.58425in" presentation:class="header" presentation:placeholder="false">
          <draw:text-box>
            <text:p text:style-name="a958" text:class-names="" text:cond-style-name=""><text:span text:style-name="a957" text:class-names=""/></text:p>
          </draw:text-box>
          <svg:title/>
          <svg:desc/>
        </draw:frame>
        <draw:frame draw:id="id13" presentation:style-name="a962" draw:name="Date Placeholder 10" svg:x="4.67953in" svg:y="0in" svg:width="3.5878in" svg:height="0.58425in" presentation:class="date-time" presentation:placeholder="false">
          <draw:text-box>
            <text:p text:style-name="a961" text:class-names="" text:cond-style-name=""><text:span text:style-name="a960" text:class-names=""/></text:p>
          </draw:text-box>
          <svg:title/>
          <svg:desc/>
        </draw:frame>
        <draw:frame draw:id="id14" presentation:style-name="a965" draw:name="Footer Placeholder 11" svg:x="0in" svg:y="11.10827in" svg:width="3.5878in" svg:height="0.58425in" presentation:class="footer" presentation:placeholder="false">
          <draw:text-box>
            <text:p text:style-name="a964" text:class-names="" text:cond-style-name=""><text:span text:style-name="a963" text:class-names=""/></text:p>
          </draw:text-box>
          <svg:title/>
          <svg:desc/>
        </draw:frame>
        <draw:frame draw:id="id15" presentation:style-name="a968" draw:name="Slide Number Placeholder 12" svg:x="4.67953in" svg:y="11.10827in" svg:width="3.5878in" svg:height="0.58425in" presentation:class="page-number" presentation:placeholder="false">
          <draw:text-box>
            <text:p text:style-name="a967" text:class-names="" text:cond-style-name=""><text:span text:style-name="a966" text:class-names=""><text:page-number style:num-format="1" text:fixed="false">‹#›</text:page-number></text:span></text:p>
          </draw:text-box>
          <svg:title/>
          <svg:desc/>
        </draw:frame>
        <draw:frame draw:id="id16" presentation:style-name="a971" draw:name="Footer Placeholder 5" svg:x="0in" svg:y="11.1059in" svg:width="3.58333in" svg:height="0.58681in" presentation:class="footer" presentation:placeholder="false">
          <draw:text-box>
            <text:p text:style-name="a970" text:class-names="" text:cond-style-name=""><text:span text:style-name="a969" text:class-names=""/></text:p>
          </draw:text-box>
          <svg:title/>
          <svg:desc/>
        </draw:frame>
        <draw:frame draw:id="id17" presentation:style-name="a975" draw:name="Slide Number Placeholder 6" svg:x="4.68229in" svg:y="11.1059in" svg:width="3.58333in" svg:height="0.58681in" presentation:class="page-number" presentation:placeholder="false">
          <draw:text-box>
            <text:p text:style-name="a974" text:class-names="" text:cond-style-name=""><text:span text:style-name="a972" text:class-names=""><text:page-number style:num-format="1" text:fixed="false">‹#›</text:page-number></text:span><text:span text:style-name="a973" text:class-names=""/></text:p>
          </draw:text-box>
          <svg:title/>
          <svg:desc/>
        </draw:frame>
      </presentation:notes>
    </style:master-page>
    <style:master-page style:name="Master2-Layout1-title-Title-Slide" style:page-layout-name="pageLayout1" draw:style-name="a977">
      <draw:custom-shape svg:x="0in" svg:y="0in" svg:width="12.75197in" svg:height="1.12323in" draw:id="id94" draw:layer="Master2-bg" draw:style-name="a981" draw:name="Freeform: Shape 6">
        <svg:title/>
        <svg:desc/>
        <text:p text:style-name="a979" text:class-names="" text:cond-style-name=""><text:span text:style-name="a97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89488in" svg:width="12.75197in" svg:height="1.12323in" draw:id="id95" draw:layer="Master2-bg" draw:style-name="a985" draw:name="Freeform: Shape 7">
        <svg:title/>
        <svg:desc/>
        <text:p text:style-name="a983" text:class-names="" text:cond-style-name=""><text:span text:style-name="a9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6" presentation:style-name="a988" draw:name="Title 1" svg:x="1.59375in" svg:y="1.47569in" svg:width="9.56771in" svg:height="3.13889in" presentation:class="title" presentation:placeholder="false">
        <draw:text-box>
          <text:p text:style-name="a987" text:class-names="" text:cond-style-name=""><text:span text:style-name="a986" text:class-names="">Click to edit Master title style</text:span></text:p>
        </draw:text-box>
        <svg:title/>
        <svg:desc/>
      </draw:frame>
      <draw:frame draw:id="id97" presentation:style-name="a991" draw:name="Subtitle 2" svg:x="1.59375in" svg:y="4.73611in" svg:width="9.56771in" svg:height="2.17535in" presentation:class="subtitle" presentation:placeholder="false">
        <draw:text-box>
          <text:p text:style-name="a990" text:class-names="" text:cond-style-name=""><text:span text:style-name="a989" text:class-names="">Click to edit Master subtitle style</text:span></text:p>
        </draw:text-box>
        <svg:title/>
        <svg:desc/>
      </draw:frame>
      <draw:frame draw:id="id98" presentation:style-name="a994" draw:name="Date Placeholder 3" svg:x="0.6378in" svg:y="8.21299in" svg:width="2.97165in" svg:height="0.62165in" presentation:class="date-time" presentation:placeholder="false">
        <draw:text-box>
          <text:p text:style-name="a993" text:class-names="" text:cond-style-name=""><text:span text:style-name="a992" text:class-names=""/></text:p>
        </draw:text-box>
        <svg:title/>
        <svg:desc/>
      </draw:frame>
      <draw:frame draw:id="id99" presentation:style-name="a997" draw:name="Footer Placeholder 4" svg:x="4.3622in" svg:y="8.21299in" svg:width="4.04331in" svg:height="0.62165in" presentation:class="footer" presentation:placeholder="false">
        <draw:text-box>
          <text:p text:style-name="a996" text:class-names="" text:cond-style-name=""><text:span text:style-name="a995" text:class-names=""/></text:p>
        </draw:text-box>
        <svg:title/>
        <svg:desc/>
      </draw:frame>
      <draw:frame draw:id="id100" presentation:style-name="a1000" draw:name="Slide Number Placeholder 5" svg:x="9.14567in" svg:y="8.21299in" svg:width="2.97165in" svg:height="0.62165in" presentation:class="page-number" presentation:placeholder="false">
        <draw:text-box>
          <text:p text:style-name="a999" text:class-names="" text:cond-style-name=""><text:span text:style-name="a998" text:class-names=""><text:page-number style:num-format="1" text:fixed="false">‹#›</text:page-number></text:span></text:p>
        </draw:text-box>
        <svg:title/>
        <svg:desc/>
      </draw:frame>
      <presentation:notes style:page-layout-name="pageLayout2" draw:style-name="a1047">
        <draw:frame draw:id="id6" presentation:style-name="a1003" draw:name="Header Placeholder 1" svg:x="0in" svg:y="0in" svg:width="3.58333in" svg:height="0.58681in" presentation:class="header" presentation:placeholder="false">
          <draw:text-box>
            <text:p text:style-name="a1002" text:class-names="" text:cond-style-name=""><text:span text:style-name="a1001" text:class-names=""/></text:p>
          </draw:text-box>
          <svg:title/>
          <svg:desc/>
        </draw:frame>
        <draw:frame draw:id="id7" presentation:style-name="a1007" draw:name="Date Placeholder 2" svg:x="4.68229in" svg:y="0in" svg:width="3.58333in" svg:height="0.58681in" presentation:class="date-time" presentation:placeholder="false">
          <draw:text-box>
            <text:p text:style-name="a1006" text:class-names="" text:cond-style-name=""><text:span text:style-name="a1004" text:class-names=""><text:date text:fixed="false" style:data-style-name="a1005">4/10/2021</text:date></text:span></text:p>
          </draw:text-box>
          <svg:title/>
          <svg:desc/>
        </draw:frame>
        <draw:page-thumbnail svg:x="1.34201in" svg:y="1.46181in" svg:width="5.58333in" svg:height="3.94618in" presentation:class="page" draw:id="id8" presentation:style-name="a1008" draw:name="Slide Image Placeholder 3">
          <svg:title/>
          <svg:desc/>
        </draw:page-thumbnail>
        <draw:frame draw:id="id9" presentation:style-name="a1023" draw:name="Notes Placeholder 4" svg:x="0.82639in" svg:y="5.62674in" svg:width="6.61458in" svg:height="4.60417in" presentation:class="notes" presentation:placeholder="false">
          <draw:text-box>
            <text:p text:style-name="a1010" text:class-names="" text:cond-style-name=""><text:span text:style-name="a1009" text:class-names="">Click to edit Master text styles</text:span></text:p>
            <text:list text:style-name="a1013">
              <text:list-item>
                <text:list text:style-name="a1013">
                  <text:list-item>
                    <text:p text:style-name="a1012" text:class-names="" text:cond-style-name=""><text:span text:style-name="a1011" text:class-names="">Second level</text:span></text:p>
                  </text:list-item>
                </text:list>
              </text:list-item>
            </text:list>
            <text:list text:style-name="a1016">
              <text:list-item>
                <text:list text:style-name="a1016">
                  <text:list-item>
                    <text:list text:style-name="a1016">
                      <text:list-item>
                        <text:p text:style-name="a1015" text:class-names="" text:cond-style-name=""><text:span text:style-name="a1014" text:class-names="">Third level</text:span></text:p>
                      </text:list-item>
                    </text:list>
                  </text:list-item>
                </text:list>
              </text:list-item>
            </text:list>
            <text:list text:style-name="a1019">
              <text:list-item>
                <text:list text:style-name="a1019">
                  <text:list-item>
                    <text:list text:style-name="a1019">
                      <text:list-item>
                        <text:list text:style-name="a1019">
                          <text:list-item>
                            <text:p text:style-name="a1018" text:class-names="" text:cond-style-name=""><text:span text:style-name="a1017" text:class-names="">Fourth level</text:span></text:p>
                          </text:list-item>
                        </text:list>
                      </text:list-item>
                    </text:list>
                  </text:list-item>
                </text:list>
              </text:list-item>
            </text:list>
            <text:list text:style-name="a1022">
              <text:list-item>
                <text:list text:style-name="a1022">
                  <text:list-item>
                    <text:list text:style-name="a1022">
                      <text:list-item>
                        <text:list text:style-name="a1022">
                          <text:list-item>
                            <text:list text:style-name="a1022">
                              <text:list-item>
                                <text:p text:style-name="a1021" text:class-names="" text:cond-style-name=""><text:span text:style-name="a1020"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024" draw:name="Slide Image Placeholder 7">
          <svg:title/>
          <svg:desc/>
        </draw:page-thumbnail>
        <draw:frame draw:id="id11" presentation:style-name="a1027" draw:name="Notes Placeholder 8" svg:x="0.82677in" svg:y="5.55394in" svg:width="6.61378in" svg:height="5.26142in" presentation:class="notes" presentation:placeholder="false">
          <draw:text-box>
            <text:p text:style-name="a1026" text:class-names="" text:cond-style-name=""><text:span text:style-name="a1025" text:class-names=""/></text:p>
          </draw:text-box>
          <svg:title/>
          <svg:desc/>
        </draw:frame>
        <draw:frame draw:id="id12" presentation:style-name="a1030" draw:name="Header Placeholder 9" svg:x="0in" svg:y="0in" svg:width="3.5878in" svg:height="0.58425in" presentation:class="header" presentation:placeholder="false">
          <draw:text-box>
            <text:p text:style-name="a1029" text:class-names="" text:cond-style-name=""><text:span text:style-name="a1028" text:class-names=""/></text:p>
          </draw:text-box>
          <svg:title/>
          <svg:desc/>
        </draw:frame>
        <draw:frame draw:id="id13" presentation:style-name="a1033" draw:name="Date Placeholder 10" svg:x="4.67953in" svg:y="0in" svg:width="3.5878in" svg:height="0.58425in" presentation:class="date-time" presentation:placeholder="false">
          <draw:text-box>
            <text:p text:style-name="a1032" text:class-names="" text:cond-style-name=""><text:span text:style-name="a1031" text:class-names=""/></text:p>
          </draw:text-box>
          <svg:title/>
          <svg:desc/>
        </draw:frame>
        <draw:frame draw:id="id14" presentation:style-name="a1036" draw:name="Footer Placeholder 11" svg:x="0in" svg:y="11.10827in" svg:width="3.5878in" svg:height="0.58425in" presentation:class="footer" presentation:placeholder="false">
          <draw:text-box>
            <text:p text:style-name="a1035" text:class-names="" text:cond-style-name=""><text:span text:style-name="a1034" text:class-names=""/></text:p>
          </draw:text-box>
          <svg:title/>
          <svg:desc/>
        </draw:frame>
        <draw:frame draw:id="id15" presentation:style-name="a1039" draw:name="Slide Number Placeholder 12" svg:x="4.67953in" svg:y="11.10827in" svg:width="3.5878in" svg:height="0.58425in" presentation:class="page-number" presentation:placeholder="false">
          <draw:text-box>
            <text:p text:style-name="a1038" text:class-names="" text:cond-style-name=""><text:span text:style-name="a1037" text:class-names=""><text:page-number style:num-format="1" text:fixed="false">‹#›</text:page-number></text:span></text:p>
          </draw:text-box>
          <svg:title/>
          <svg:desc/>
        </draw:frame>
        <draw:frame draw:id="id16" presentation:style-name="a1042" draw:name="Footer Placeholder 5" svg:x="0in" svg:y="11.1059in" svg:width="3.58333in" svg:height="0.58681in" presentation:class="footer" presentation:placeholder="false">
          <draw:text-box>
            <text:p text:style-name="a1041" text:class-names="" text:cond-style-name=""><text:span text:style-name="a1040" text:class-names=""/></text:p>
          </draw:text-box>
          <svg:title/>
          <svg:desc/>
        </draw:frame>
        <draw:frame draw:id="id17" presentation:style-name="a1046" draw:name="Slide Number Placeholder 6" svg:x="4.68229in" svg:y="11.1059in" svg:width="3.58333in" svg:height="0.58681in" presentation:class="page-number" presentation:placeholder="false">
          <draw:text-box>
            <text:p text:style-name="a1045" text:class-names="" text:cond-style-name=""><text:span text:style-name="a1043" text:class-names=""><text:page-number style:num-format="1" text:fixed="false">‹#›</text:page-number></text:span><text:span text:style-name="a1044" text:class-names=""/></text:p>
          </draw:text-box>
          <svg:title/>
          <svg:desc/>
        </draw:frame>
      </presentation:notes>
    </style:master-page>
    <style:master-page style:name="Master2-Layout2-obj-Title-and-Content" style:page-layout-name="pageLayout1" draw:style-name="a1048">
      <draw:custom-shape svg:x="0in" svg:y="0in" svg:width="12.75197in" svg:height="1.12323in" draw:id="id101" draw:layer="Master2-bg" draw:style-name="a1052" draw:name="Freeform: Shape 6">
        <svg:title/>
        <svg:desc/>
        <text:p text:style-name="a1050" text:class-names="" text:cond-style-name=""><text:span text:style-name="a104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89488in" svg:width="12.75197in" svg:height="1.12323in" draw:id="id102" draw:layer="Master2-bg" draw:style-name="a1056" draw:name="Freeform: Shape 7">
        <svg:title/>
        <svg:desc/>
        <text:p text:style-name="a1054" text:class-names="" text:cond-style-name=""><text:span text:style-name="a105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3" presentation:style-name="a1059" draw:name="Title 1" svg:x="0.6378in" svg:y="0.35866in" svg:width="11.47992in" svg:height="0.76024in" presentation:class="title" presentation:placeholder="false">
        <draw:text-box>
          <text:p text:style-name="a1058" text:class-names="" text:cond-style-name=""><text:span text:style-name="a1057" text:class-names="">Click to edit Master title style</text:span></text:p>
        </draw:text-box>
        <svg:title/>
        <svg:desc/>
      </draw:frame>
      <draw:frame draw:id="id104" presentation:style-name="a1074" draw:name="Content Placeholder 2" svg:x="0.6378in" svg:y="2.10905in" svg:width="11.47992in" svg:height="5.22874in" presentation:class="object" presentation:placeholder="false">
        <draw:text-box>
          <text:p text:style-name="a1061" text:class-names="" text:cond-style-name=""><text:span text:style-name="a1060" text:class-names="">Click to edit Master text styles</text:span></text:p>
          <text:list text:style-name="a1064">
            <text:list-item>
              <text:list text:style-name="a1064">
                <text:list-item>
                  <text:p text:style-name="a1063" text:class-names="" text:cond-style-name=""><text:span text:style-name="a1062" text:class-names="">Second level</text:span></text:p>
                </text:list-item>
              </text:list>
            </text:list-item>
          </text:list>
          <text:list text:style-name="a1067">
            <text:list-item>
              <text:list text:style-name="a1067">
                <text:list-item>
                  <text:list text:style-name="a1067">
                    <text:list-item>
                      <text:p text:style-name="a1066" text:class-names="" text:cond-style-name=""><text:span text:style-name="a1065" text:class-names="">Third level</text:span></text:p>
                    </text:list-item>
                  </text:list>
                </text:list-item>
              </text:list>
            </text:list-item>
          </text:list>
          <text:list text:style-name="a1070">
            <text:list-item>
              <text:list text:style-name="a1070">
                <text:list-item>
                  <text:list text:style-name="a1070">
                    <text:list-item>
                      <text:list text:style-name="a1070">
                        <text:list-item>
                          <text:p text:style-name="a1069" text:class-names="" text:cond-style-name=""><text:span text:style-name="a1068" text:class-names="">Fourth level</text:span></text:p>
                        </text:list-item>
                      </text:list>
                    </text:list-item>
                  </text:list>
                </text:list-item>
              </text:list>
            </text:list-item>
          </text:list>
          <text:list text:style-name="a1073">
            <text:list-item>
              <text:list text:style-name="a1073">
                <text:list-item>
                  <text:list text:style-name="a1073">
                    <text:list-item>
                      <text:list text:style-name="a1073">
                        <text:list-item>
                          <text:list text:style-name="a1073">
                            <text:list-item>
                              <text:p text:style-name="a1072" text:class-names="" text:cond-style-name=""><text:span text:style-name="a1071" text:class-names="">Fifth level</text:span></text:p>
                            </text:list-item>
                          </text:list>
                        </text:list-item>
                      </text:list>
                    </text:list-item>
                  </text:list>
                </text:list-item>
              </text:list>
            </text:list-item>
          </text:list>
        </draw:text-box>
        <svg:title/>
        <svg:desc/>
      </draw:frame>
      <draw:frame draw:id="id105" presentation:style-name="a1077" draw:name="Date Placeholder 3" svg:x="0.6378in" svg:y="8.21299in" svg:width="2.97165in" svg:height="0.62165in" presentation:class="date-time" presentation:placeholder="false">
        <draw:text-box>
          <text:p text:style-name="a1076" text:class-names="" text:cond-style-name=""><text:span text:style-name="a1075" text:class-names=""/></text:p>
        </draw:text-box>
        <svg:title/>
        <svg:desc/>
      </draw:frame>
      <draw:frame draw:id="id106" presentation:style-name="a1080" draw:name="Footer Placeholder 4" svg:x="4.3622in" svg:y="8.21299in" svg:width="4.04331in" svg:height="0.62165in" presentation:class="footer" presentation:placeholder="false">
        <draw:text-box>
          <text:p text:style-name="a1079" text:class-names="" text:cond-style-name=""><text:span text:style-name="a1078" text:class-names=""/></text:p>
        </draw:text-box>
        <svg:title/>
        <svg:desc/>
      </draw:frame>
      <draw:frame draw:id="id107" presentation:style-name="a1083" draw:name="Slide Number Placeholder 5" svg:x="9.14567in" svg:y="8.21299in" svg:width="2.97165in" svg:height="0.62165in" presentation:class="page-number" presentation:placeholder="false">
        <draw:text-box>
          <text:p text:style-name="a1082" text:class-names="" text:cond-style-name=""><text:span text:style-name="a1081" text:class-names=""><text:page-number style:num-format="1" text:fixed="false">‹#›</text:page-number></text:span></text:p>
        </draw:text-box>
        <svg:title/>
        <svg:desc/>
      </draw:frame>
      <presentation:notes style:page-layout-name="pageLayout2" draw:style-name="a1130">
        <draw:frame draw:id="id6" presentation:style-name="a1086" draw:name="Header Placeholder 1" svg:x="0in" svg:y="0in" svg:width="3.58333in" svg:height="0.58681in" presentation:class="header" presentation:placeholder="false">
          <draw:text-box>
            <text:p text:style-name="a1085" text:class-names="" text:cond-style-name=""><text:span text:style-name="a1084" text:class-names=""/></text:p>
          </draw:text-box>
          <svg:title/>
          <svg:desc/>
        </draw:frame>
        <draw:frame draw:id="id7" presentation:style-name="a1090" draw:name="Date Placeholder 2" svg:x="4.68229in" svg:y="0in" svg:width="3.58333in" svg:height="0.58681in" presentation:class="date-time" presentation:placeholder="false">
          <draw:text-box>
            <text:p text:style-name="a1089" text:class-names="" text:cond-style-name=""><text:span text:style-name="a1087" text:class-names=""><text:date text:fixed="false" style:data-style-name="a1088">4/10/2021</text:date></text:span></text:p>
          </draw:text-box>
          <svg:title/>
          <svg:desc/>
        </draw:frame>
        <draw:page-thumbnail svg:x="1.34201in" svg:y="1.46181in" svg:width="5.58333in" svg:height="3.94618in" presentation:class="page" draw:id="id8" presentation:style-name="a1091" draw:name="Slide Image Placeholder 3">
          <svg:title/>
          <svg:desc/>
        </draw:page-thumbnail>
        <draw:frame draw:id="id9" presentation:style-name="a1106" draw:name="Notes Placeholder 4" svg:x="0.82639in" svg:y="5.62674in" svg:width="6.61458in" svg:height="4.60417in" presentation:class="notes" presentation:placeholder="false">
          <draw:text-box>
            <text:p text:style-name="a1093" text:class-names="" text:cond-style-name=""><text:span text:style-name="a1092" text:class-names="">Click to edit Master text styles</text:span></text:p>
            <text:list text:style-name="a1096">
              <text:list-item>
                <text:list text:style-name="a1096">
                  <text:list-item>
                    <text:p text:style-name="a1095" text:class-names="" text:cond-style-name=""><text:span text:style-name="a1094" text:class-names="">Second level</text:span></text:p>
                  </text:list-item>
                </text:list>
              </text:list-item>
            </text:list>
            <text:list text:style-name="a1099">
              <text:list-item>
                <text:list text:style-name="a1099">
                  <text:list-item>
                    <text:list text:style-name="a1099">
                      <text:list-item>
                        <text:p text:style-name="a1098" text:class-names="" text:cond-style-name=""><text:span text:style-name="a1097" text:class-names="">Third level</text:span></text:p>
                      </text:list-item>
                    </text:list>
                  </text:list-item>
                </text:list>
              </text:list-item>
            </text:list>
            <text:list text:style-name="a1102">
              <text:list-item>
                <text:list text:style-name="a1102">
                  <text:list-item>
                    <text:list text:style-name="a1102">
                      <text:list-item>
                        <text:list text:style-name="a1102">
                          <text:list-item>
                            <text:p text:style-name="a1101" text:class-names="" text:cond-style-name=""><text:span text:style-name="a1100" text:class-names="">Fourth level</text:span></text:p>
                          </text:list-item>
                        </text:list>
                      </text:list-item>
                    </text:list>
                  </text:list-item>
                </text:list>
              </text:list-item>
            </text:list>
            <text:list text:style-name="a1105">
              <text:list-item>
                <text:list text:style-name="a1105">
                  <text:list-item>
                    <text:list text:style-name="a1105">
                      <text:list-item>
                        <text:list text:style-name="a1105">
                          <text:list-item>
                            <text:list text:style-name="a1105">
                              <text:list-item>
                                <text:p text:style-name="a1104" text:class-names="" text:cond-style-name=""><text:span text:style-name="a1103"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107" draw:name="Slide Image Placeholder 7">
          <svg:title/>
          <svg:desc/>
        </draw:page-thumbnail>
        <draw:frame draw:id="id11" presentation:style-name="a1110" draw:name="Notes Placeholder 8" svg:x="0.82677in" svg:y="5.55394in" svg:width="6.61378in" svg:height="5.26142in" presentation:class="notes" presentation:placeholder="false">
          <draw:text-box>
            <text:p text:style-name="a1109" text:class-names="" text:cond-style-name=""><text:span text:style-name="a1108" text:class-names=""/></text:p>
          </draw:text-box>
          <svg:title/>
          <svg:desc/>
        </draw:frame>
        <draw:frame draw:id="id12" presentation:style-name="a1113" draw:name="Header Placeholder 9" svg:x="0in" svg:y="0in" svg:width="3.5878in" svg:height="0.58425in" presentation:class="header" presentation:placeholder="false">
          <draw:text-box>
            <text:p text:style-name="a1112" text:class-names="" text:cond-style-name=""><text:span text:style-name="a1111" text:class-names=""/></text:p>
          </draw:text-box>
          <svg:title/>
          <svg:desc/>
        </draw:frame>
        <draw:frame draw:id="id13" presentation:style-name="a1116" draw:name="Date Placeholder 10" svg:x="4.67953in" svg:y="0in" svg:width="3.5878in" svg:height="0.58425in" presentation:class="date-time" presentation:placeholder="false">
          <draw:text-box>
            <text:p text:style-name="a1115" text:class-names="" text:cond-style-name=""><text:span text:style-name="a1114" text:class-names=""/></text:p>
          </draw:text-box>
          <svg:title/>
          <svg:desc/>
        </draw:frame>
        <draw:frame draw:id="id14" presentation:style-name="a1119" draw:name="Footer Placeholder 11" svg:x="0in" svg:y="11.10827in" svg:width="3.5878in" svg:height="0.58425in" presentation:class="footer" presentation:placeholder="false">
          <draw:text-box>
            <text:p text:style-name="a1118" text:class-names="" text:cond-style-name=""><text:span text:style-name="a1117" text:class-names=""/></text:p>
          </draw:text-box>
          <svg:title/>
          <svg:desc/>
        </draw:frame>
        <draw:frame draw:id="id15" presentation:style-name="a1122" draw:name="Slide Number Placeholder 12" svg:x="4.67953in" svg:y="11.10827in" svg:width="3.5878in" svg:height="0.58425in" presentation:class="page-number" presentation:placeholder="false">
          <draw:text-box>
            <text:p text:style-name="a1121" text:class-names="" text:cond-style-name=""><text:span text:style-name="a1120" text:class-names=""><text:page-number style:num-format="1" text:fixed="false">‹#›</text:page-number></text:span></text:p>
          </draw:text-box>
          <svg:title/>
          <svg:desc/>
        </draw:frame>
        <draw:frame draw:id="id16" presentation:style-name="a1125" draw:name="Footer Placeholder 5" svg:x="0in" svg:y="11.1059in" svg:width="3.58333in" svg:height="0.58681in" presentation:class="footer" presentation:placeholder="false">
          <draw:text-box>
            <text:p text:style-name="a1124" text:class-names="" text:cond-style-name=""><text:span text:style-name="a1123" text:class-names=""/></text:p>
          </draw:text-box>
          <svg:title/>
          <svg:desc/>
        </draw:frame>
        <draw:frame draw:id="id17" presentation:style-name="a1129" draw:name="Slide Number Placeholder 6" svg:x="4.68229in" svg:y="11.1059in" svg:width="3.58333in" svg:height="0.58681in" presentation:class="page-number" presentation:placeholder="false">
          <draw:text-box>
            <text:p text:style-name="a1128" text:class-names="" text:cond-style-name=""><text:span text:style-name="a1126" text:class-names=""><text:page-number style:num-format="1" text:fixed="false">‹#›</text:page-number></text:span><text:span text:style-name="a1127" text:class-names=""/></text:p>
          </draw:text-box>
          <svg:title/>
          <svg:desc/>
        </draw:frame>
      </presentation:notes>
    </style:master-page>
    <style:master-page style:name="Master2-Layout3-secHead-Section-Header" style:page-layout-name="pageLayout1" draw:style-name="a1131">
      <draw:custom-shape svg:x="0in" svg:y="0in" svg:width="12.75197in" svg:height="1.12323in" draw:id="id108" draw:layer="Master2-bg" draw:style-name="a1135" draw:name="Freeform: Shape 6">
        <svg:title/>
        <svg:desc/>
        <text:p text:style-name="a1133" text:class-names="" text:cond-style-name=""><text:span text:style-name="a113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89488in" svg:width="12.75197in" svg:height="1.12323in" draw:id="id109" draw:layer="Master2-bg" draw:style-name="a1139" draw:name="Freeform: Shape 7">
        <svg:title/>
        <svg:desc/>
        <text:p text:style-name="a1137" text:class-names="" text:cond-style-name=""><text:span text:style-name="a11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0" presentation:style-name="a1142" draw:name="Title 1" svg:x="0.86979in" svg:y="2.24826in" svg:width="11.00174in" svg:height="3.75in" presentation:class="title" presentation:placeholder="false">
        <draw:text-box>
          <text:p text:style-name="a1141" text:class-names="" text:cond-style-name=""><text:span text:style-name="a1140" text:class-names="">Click to edit Master title style</text:span></text:p>
        </draw:text-box>
        <svg:title/>
        <svg:desc/>
      </draw:frame>
      <draw:frame draw:id="id111" presentation:style-name="a1146" draw:name="Text Placeholder 2" svg:x="0.86979in" svg:y="6.03299in" svg:width="11.00174in" svg:height="1.97222in" presentation:class="outline" presentation:placeholder="false">
        <draw:text-box>
          <text:list text:style-name="a1145">
            <text:list-item>
              <text:p text:style-name="a1144" text:class-names="" text:cond-style-name=""><text:span text:style-name="a1143" text:class-names="">Click to edit Master text styles</text:span></text:p>
            </text:list-item>
          </text:list>
        </draw:text-box>
        <svg:title/>
        <svg:desc/>
      </draw:frame>
      <draw:frame draw:id="id112" presentation:style-name="a1149" draw:name="Date Placeholder 3" svg:x="0.6378in" svg:y="8.21299in" svg:width="2.97165in" svg:height="0.62165in" presentation:class="date-time" presentation:placeholder="false">
        <draw:text-box>
          <text:p text:style-name="a1148" text:class-names="" text:cond-style-name=""><text:span text:style-name="a1147" text:class-names=""/></text:p>
        </draw:text-box>
        <svg:title/>
        <svg:desc/>
      </draw:frame>
      <draw:frame draw:id="id113" presentation:style-name="a1152" draw:name="Footer Placeholder 4" svg:x="4.3622in" svg:y="8.21299in" svg:width="4.04331in" svg:height="0.62165in" presentation:class="footer" presentation:placeholder="false">
        <draw:text-box>
          <text:p text:style-name="a1151" text:class-names="" text:cond-style-name=""><text:span text:style-name="a1150" text:class-names=""/></text:p>
        </draw:text-box>
        <svg:title/>
        <svg:desc/>
      </draw:frame>
      <draw:frame draw:id="id114" presentation:style-name="a1155" draw:name="Slide Number Placeholder 5" svg:x="9.14567in" svg:y="8.21299in" svg:width="2.97165in" svg:height="0.62165in" presentation:class="page-number" presentation:placeholder="false">
        <draw:text-box>
          <text:p text:style-name="a1154" text:class-names="" text:cond-style-name=""><text:span text:style-name="a1153" text:class-names=""><text:page-number style:num-format="1" text:fixed="false">‹#›</text:page-number></text:span></text:p>
        </draw:text-box>
        <svg:title/>
        <svg:desc/>
      </draw:frame>
      <presentation:notes style:page-layout-name="pageLayout2" draw:style-name="a1202">
        <draw:frame draw:id="id6" presentation:style-name="a1158" draw:name="Header Placeholder 1" svg:x="0in" svg:y="0in" svg:width="3.58333in" svg:height="0.58681in" presentation:class="header" presentation:placeholder="false">
          <draw:text-box>
            <text:p text:style-name="a1157" text:class-names="" text:cond-style-name=""><text:span text:style-name="a1156" text:class-names=""/></text:p>
          </draw:text-box>
          <svg:title/>
          <svg:desc/>
        </draw:frame>
        <draw:frame draw:id="id7" presentation:style-name="a1162" draw:name="Date Placeholder 2" svg:x="4.68229in" svg:y="0in" svg:width="3.58333in" svg:height="0.58681in" presentation:class="date-time" presentation:placeholder="false">
          <draw:text-box>
            <text:p text:style-name="a1161" text:class-names="" text:cond-style-name=""><text:span text:style-name="a1159" text:class-names=""><text:date text:fixed="false" style:data-style-name="a1160">4/10/2021</text:date></text:span></text:p>
          </draw:text-box>
          <svg:title/>
          <svg:desc/>
        </draw:frame>
        <draw:page-thumbnail svg:x="1.34201in" svg:y="1.46181in" svg:width="5.58333in" svg:height="3.94618in" presentation:class="page" draw:id="id8" presentation:style-name="a1163" draw:name="Slide Image Placeholder 3">
          <svg:title/>
          <svg:desc/>
        </draw:page-thumbnail>
        <draw:frame draw:id="id9" presentation:style-name="a1178" draw:name="Notes Placeholder 4" svg:x="0.82639in" svg:y="5.62674in" svg:width="6.61458in" svg:height="4.60417in" presentation:class="notes" presentation:placeholder="false">
          <draw:text-box>
            <text:p text:style-name="a1165" text:class-names="" text:cond-style-name=""><text:span text:style-name="a1164" text:class-names="">Click to edit Master text styles</text:span></text:p>
            <text:list text:style-name="a1168">
              <text:list-item>
                <text:list text:style-name="a1168">
                  <text:list-item>
                    <text:p text:style-name="a1167" text:class-names="" text:cond-style-name=""><text:span text:style-name="a1166" text:class-names="">Second level</text:span></text:p>
                  </text:list-item>
                </text:list>
              </text:list-item>
            </text:list>
            <text:list text:style-name="a1171">
              <text:list-item>
                <text:list text:style-name="a1171">
                  <text:list-item>
                    <text:list text:style-name="a1171">
                      <text:list-item>
                        <text:p text:style-name="a1170" text:class-names="" text:cond-style-name=""><text:span text:style-name="a1169" text:class-names="">Third level</text:span></text:p>
                      </text:list-item>
                    </text:list>
                  </text:list-item>
                </text:list>
              </text:list-item>
            </text:list>
            <text:list text:style-name="a1174">
              <text:list-item>
                <text:list text:style-name="a1174">
                  <text:list-item>
                    <text:list text:style-name="a1174">
                      <text:list-item>
                        <text:list text:style-name="a1174">
                          <text:list-item>
                            <text:p text:style-name="a1173" text:class-names="" text:cond-style-name=""><text:span text:style-name="a1172" text:class-names="">Fourth level</text:span></text:p>
                          </text:list-item>
                        </text:list>
                      </text:list-item>
                    </text:list>
                  </text:list-item>
                </text:list>
              </text:list-item>
            </text:list>
            <text:list text:style-name="a1177">
              <text:list-item>
                <text:list text:style-name="a1177">
                  <text:list-item>
                    <text:list text:style-name="a1177">
                      <text:list-item>
                        <text:list text:style-name="a1177">
                          <text:list-item>
                            <text:list text:style-name="a1177">
                              <text:list-item>
                                <text:p text:style-name="a1176" text:class-names="" text:cond-style-name=""><text:span text:style-name="a1175"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179" draw:name="Slide Image Placeholder 7">
          <svg:title/>
          <svg:desc/>
        </draw:page-thumbnail>
        <draw:frame draw:id="id11" presentation:style-name="a1182" draw:name="Notes Placeholder 8" svg:x="0.82677in" svg:y="5.55394in" svg:width="6.61378in" svg:height="5.26142in" presentation:class="notes" presentation:placeholder="false">
          <draw:text-box>
            <text:p text:style-name="a1181" text:class-names="" text:cond-style-name=""><text:span text:style-name="a1180" text:class-names=""/></text:p>
          </draw:text-box>
          <svg:title/>
          <svg:desc/>
        </draw:frame>
        <draw:frame draw:id="id12" presentation:style-name="a1185" draw:name="Header Placeholder 9" svg:x="0in" svg:y="0in" svg:width="3.5878in" svg:height="0.58425in" presentation:class="header" presentation:placeholder="false">
          <draw:text-box>
            <text:p text:style-name="a1184" text:class-names="" text:cond-style-name=""><text:span text:style-name="a1183" text:class-names=""/></text:p>
          </draw:text-box>
          <svg:title/>
          <svg:desc/>
        </draw:frame>
        <draw:frame draw:id="id13" presentation:style-name="a1188" draw:name="Date Placeholder 10" svg:x="4.67953in" svg:y="0in" svg:width="3.5878in" svg:height="0.58425in" presentation:class="date-time" presentation:placeholder="false">
          <draw:text-box>
            <text:p text:style-name="a1187" text:class-names="" text:cond-style-name=""><text:span text:style-name="a1186" text:class-names=""/></text:p>
          </draw:text-box>
          <svg:title/>
          <svg:desc/>
        </draw:frame>
        <draw:frame draw:id="id14" presentation:style-name="a1191" draw:name="Footer Placeholder 11" svg:x="0in" svg:y="11.10827in" svg:width="3.5878in" svg:height="0.58425in" presentation:class="footer" presentation:placeholder="false">
          <draw:text-box>
            <text:p text:style-name="a1190" text:class-names="" text:cond-style-name=""><text:span text:style-name="a1189" text:class-names=""/></text:p>
          </draw:text-box>
          <svg:title/>
          <svg:desc/>
        </draw:frame>
        <draw:frame draw:id="id15" presentation:style-name="a1194" draw:name="Slide Number Placeholder 12" svg:x="4.67953in" svg:y="11.10827in" svg:width="3.5878in" svg:height="0.58425in" presentation:class="page-number" presentation:placeholder="false">
          <draw:text-box>
            <text:p text:style-name="a1193" text:class-names="" text:cond-style-name=""><text:span text:style-name="a1192" text:class-names=""><text:page-number style:num-format="1" text:fixed="false">‹#›</text:page-number></text:span></text:p>
          </draw:text-box>
          <svg:title/>
          <svg:desc/>
        </draw:frame>
        <draw:frame draw:id="id16" presentation:style-name="a1197" draw:name="Footer Placeholder 5" svg:x="0in" svg:y="11.1059in" svg:width="3.58333in" svg:height="0.58681in" presentation:class="footer" presentation:placeholder="false">
          <draw:text-box>
            <text:p text:style-name="a1196" text:class-names="" text:cond-style-name=""><text:span text:style-name="a1195" text:class-names=""/></text:p>
          </draw:text-box>
          <svg:title/>
          <svg:desc/>
        </draw:frame>
        <draw:frame draw:id="id17" presentation:style-name="a1201" draw:name="Slide Number Placeholder 6" svg:x="4.68229in" svg:y="11.1059in" svg:width="3.58333in" svg:height="0.58681in" presentation:class="page-number" presentation:placeholder="false">
          <draw:text-box>
            <text:p text:style-name="a1200" text:class-names="" text:cond-style-name=""><text:span text:style-name="a1198" text:class-names=""><text:page-number style:num-format="1" text:fixed="false">‹#›</text:page-number></text:span><text:span text:style-name="a1199" text:class-names=""/></text:p>
          </draw:text-box>
          <svg:title/>
          <svg:desc/>
        </draw:frame>
      </presentation:notes>
    </style:master-page>
    <style:master-page style:name="Master2-Layout4-twoObj-Two-Content" style:page-layout-name="pageLayout1" draw:style-name="a1203">
      <draw:custom-shape svg:x="0in" svg:y="0in" svg:width="12.75197in" svg:height="1.12323in" draw:id="id115" draw:layer="Master2-bg" draw:style-name="a1207" draw:name="Freeform: Shape 7">
        <svg:title/>
        <svg:desc/>
        <text:p text:style-name="a1205" text:class-names="" text:cond-style-name=""><text:span text:style-name="a1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89488in" svg:width="12.75197in" svg:height="1.12323in" draw:id="id116" draw:layer="Master2-bg" draw:style-name="a1211" draw:name="Freeform: Shape 8">
        <svg:title/>
        <svg:desc/>
        <text:p text:style-name="a1209" text:class-names="" text:cond-style-name=""><text:span text:style-name="a120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7" presentation:style-name="a1214" draw:name="Title 1" svg:x="0.6378in" svg:y="0.35866in" svg:width="11.47992in" svg:height="0.76024in" presentation:class="title" presentation:placeholder="false">
        <draw:text-box>
          <text:p text:style-name="a1213" text:class-names="" text:cond-style-name=""><text:span text:style-name="a1212" text:class-names="">Click to edit Master title style</text:span></text:p>
        </draw:text-box>
        <svg:title/>
        <svg:desc/>
      </draw:frame>
      <draw:frame draw:id="id118" presentation:style-name="a1229" draw:name="Content Placeholder 2" svg:x="0.63715in" svg:y="2.10938in" svg:width="5.65625in" svg:height="5.22917in" presentation:class="object" presentation:placeholder="false">
        <draw:text-box>
          <text:p text:style-name="a1216" text:class-names="" text:cond-style-name=""><text:span text:style-name="a1215" text:class-names="">Click to edit Master text styles</text:span></text:p>
          <text:list text:style-name="a1219">
            <text:list-item>
              <text:list text:style-name="a1219">
                <text:list-item>
                  <text:p text:style-name="a1218" text:class-names="" text:cond-style-name=""><text:span text:style-name="a1217" text:class-names="">Second level</text:span></text:p>
                </text:list-item>
              </text:list>
            </text:list-item>
          </text:list>
          <text:list text:style-name="a1222">
            <text:list-item>
              <text:list text:style-name="a1222">
                <text:list-item>
                  <text:list text:style-name="a1222">
                    <text:list-item>
                      <text:p text:style-name="a1221" text:class-names="" text:cond-style-name=""><text:span text:style-name="a1220" text:class-names="">Third level</text:span></text:p>
                    </text:list-item>
                  </text:list>
                </text:list-item>
              </text:list>
            </text:list-item>
          </text:list>
          <text:list text:style-name="a1225">
            <text:list-item>
              <text:list text:style-name="a1225">
                <text:list-item>
                  <text:list text:style-name="a1225">
                    <text:list-item>
                      <text:list text:style-name="a1225">
                        <text:list-item>
                          <text:p text:style-name="a1224" text:class-names="" text:cond-style-name=""><text:span text:style-name="a1223" text:class-names="">Fourth level</text:span></text:p>
                        </text:list-item>
                      </text:list>
                    </text:list-item>
                  </text:list>
                </text:list-item>
              </text:list>
            </text:list-item>
          </text:list>
          <text:list text:style-name="a1228">
            <text:list-item>
              <text:list text:style-name="a1228">
                <text:list-item>
                  <text:list text:style-name="a1228">
                    <text:list-item>
                      <text:list text:style-name="a1228">
                        <text:list-item>
                          <text:list text:style-name="a1228">
                            <text:list-item>
                              <text:p text:style-name="a1227" text:class-names="" text:cond-style-name=""><text:span text:style-name="a1226" text:class-names="">Fifth level</text:span></text:p>
                            </text:list-item>
                          </text:list>
                        </text:list-item>
                      </text:list>
                    </text:list-item>
                  </text:list>
                </text:list-item>
              </text:list>
            </text:list-item>
          </text:list>
        </draw:text-box>
        <svg:title/>
        <svg:desc/>
      </draw:frame>
      <draw:frame draw:id="id119" presentation:style-name="a1244" draw:name="Content Placeholder 3" svg:x="6.46007in" svg:y="2.10938in" svg:width="5.65799in" svg:height="5.22917in" presentation:class="object" presentation:placeholder="false">
        <draw:text-box>
          <text:p text:style-name="a1231" text:class-names="" text:cond-style-name=""><text:span text:style-name="a1230" text:class-names="">Click to edit Master text styles</text:span></text:p>
          <text:list text:style-name="a1234">
            <text:list-item>
              <text:list text:style-name="a1234">
                <text:list-item>
                  <text:p text:style-name="a1233" text:class-names="" text:cond-style-name=""><text:span text:style-name="a1232" text:class-names="">Second level</text:span></text:p>
                </text:list-item>
              </text:list>
            </text:list-item>
          </text:list>
          <text:list text:style-name="a1237">
            <text:list-item>
              <text:list text:style-name="a1237">
                <text:list-item>
                  <text:list text:style-name="a1237">
                    <text:list-item>
                      <text:p text:style-name="a1236" text:class-names="" text:cond-style-name=""><text:span text:style-name="a1235" text:class-names="">Third level</text:span></text:p>
                    </text:list-item>
                  </text:list>
                </text:list-item>
              </text:list>
            </text:list-item>
          </text:list>
          <text:list text:style-name="a1240">
            <text:list-item>
              <text:list text:style-name="a1240">
                <text:list-item>
                  <text:list text:style-name="a1240">
                    <text:list-item>
                      <text:list text:style-name="a1240">
                        <text:list-item>
                          <text:p text:style-name="a1239" text:class-names="" text:cond-style-name=""><text:span text:style-name="a1238" text:class-names="">Fourth level</text:span></text:p>
                        </text:list-item>
                      </text:list>
                    </text:list-item>
                  </text:list>
                </text:list-item>
              </text:list>
            </text:list-item>
          </text:list>
          <text:list text:style-name="a1243">
            <text:list-item>
              <text:list text:style-name="a1243">
                <text:list-item>
                  <text:list text:style-name="a1243">
                    <text:list-item>
                      <text:list text:style-name="a1243">
                        <text:list-item>
                          <text:list text:style-name="a1243">
                            <text:list-item>
                              <text:p text:style-name="a1242" text:class-names="" text:cond-style-name=""><text:span text:style-name="a1241" text:class-names="">Fifth level</text:span></text:p>
                            </text:list-item>
                          </text:list>
                        </text:list-item>
                      </text:list>
                    </text:list-item>
                  </text:list>
                </text:list-item>
              </text:list>
            </text:list-item>
          </text:list>
        </draw:text-box>
        <svg:title/>
        <svg:desc/>
      </draw:frame>
      <draw:frame draw:id="id120" presentation:style-name="a1247" draw:name="Date Placeholder 4" svg:x="0.6378in" svg:y="8.21299in" svg:width="2.97165in" svg:height="0.62165in" presentation:class="date-time" presentation:placeholder="false">
        <draw:text-box>
          <text:p text:style-name="a1246" text:class-names="" text:cond-style-name=""><text:span text:style-name="a1245" text:class-names=""/></text:p>
        </draw:text-box>
        <svg:title/>
        <svg:desc/>
      </draw:frame>
      <draw:frame draw:id="id121" presentation:style-name="a1250" draw:name="Footer Placeholder 5" svg:x="4.3622in" svg:y="8.21299in" svg:width="4.04331in" svg:height="0.62165in" presentation:class="footer" presentation:placeholder="false">
        <draw:text-box>
          <text:p text:style-name="a1249" text:class-names="" text:cond-style-name=""><text:span text:style-name="a1248" text:class-names=""/></text:p>
        </draw:text-box>
        <svg:title/>
        <svg:desc/>
      </draw:frame>
      <draw:frame draw:id="id122" presentation:style-name="a1253" draw:name="Slide Number Placeholder 6" svg:x="9.14567in" svg:y="8.21299in" svg:width="2.97165in" svg:height="0.62165in" presentation:class="page-number" presentation:placeholder="false">
        <draw:text-box>
          <text:p text:style-name="a1252" text:class-names="" text:cond-style-name=""><text:span text:style-name="a1251" text:class-names=""><text:page-number style:num-format="1" text:fixed="false">‹#›</text:page-number></text:span></text:p>
        </draw:text-box>
        <svg:title/>
        <svg:desc/>
      </draw:frame>
      <presentation:notes style:page-layout-name="pageLayout2" draw:style-name="a1300">
        <draw:frame draw:id="id6" presentation:style-name="a1256" draw:name="Header Placeholder 1" svg:x="0in" svg:y="0in" svg:width="3.58333in" svg:height="0.58681in" presentation:class="header" presentation:placeholder="false">
          <draw:text-box>
            <text:p text:style-name="a1255" text:class-names="" text:cond-style-name=""><text:span text:style-name="a1254" text:class-names=""/></text:p>
          </draw:text-box>
          <svg:title/>
          <svg:desc/>
        </draw:frame>
        <draw:frame draw:id="id7" presentation:style-name="a1260" draw:name="Date Placeholder 2" svg:x="4.68229in" svg:y="0in" svg:width="3.58333in" svg:height="0.58681in" presentation:class="date-time" presentation:placeholder="false">
          <draw:text-box>
            <text:p text:style-name="a1259" text:class-names="" text:cond-style-name=""><text:span text:style-name="a1257" text:class-names=""><text:date text:fixed="false" style:data-style-name="a1258">4/10/2021</text:date></text:span></text:p>
          </draw:text-box>
          <svg:title/>
          <svg:desc/>
        </draw:frame>
        <draw:page-thumbnail svg:x="1.34201in" svg:y="1.46181in" svg:width="5.58333in" svg:height="3.94618in" presentation:class="page" draw:id="id8" presentation:style-name="a1261" draw:name="Slide Image Placeholder 3">
          <svg:title/>
          <svg:desc/>
        </draw:page-thumbnail>
        <draw:frame draw:id="id9" presentation:style-name="a1276" draw:name="Notes Placeholder 4" svg:x="0.82639in" svg:y="5.62674in" svg:width="6.61458in" svg:height="4.60417in" presentation:class="notes" presentation:placeholder="false">
          <draw:text-box>
            <text:p text:style-name="a1263" text:class-names="" text:cond-style-name=""><text:span text:style-name="a1262" text:class-names="">Click to edit Master text styles</text:span></text:p>
            <text:list text:style-name="a1266">
              <text:list-item>
                <text:list text:style-name="a1266">
                  <text:list-item>
                    <text:p text:style-name="a1265" text:class-names="" text:cond-style-name=""><text:span text:style-name="a1264" text:class-names="">Second level</text:span></text:p>
                  </text:list-item>
                </text:list>
              </text:list-item>
            </text:list>
            <text:list text:style-name="a1269">
              <text:list-item>
                <text:list text:style-name="a1269">
                  <text:list-item>
                    <text:list text:style-name="a1269">
                      <text:list-item>
                        <text:p text:style-name="a1268" text:class-names="" text:cond-style-name=""><text:span text:style-name="a1267" text:class-names="">Third level</text:span></text:p>
                      </text:list-item>
                    </text:list>
                  </text:list-item>
                </text:list>
              </text:list-item>
            </text:list>
            <text:list text:style-name="a1272">
              <text:list-item>
                <text:list text:style-name="a1272">
                  <text:list-item>
                    <text:list text:style-name="a1272">
                      <text:list-item>
                        <text:list text:style-name="a1272">
                          <text:list-item>
                            <text:p text:style-name="a1271" text:class-names="" text:cond-style-name=""><text:span text:style-name="a1270" text:class-names="">Fourth level</text:span></text:p>
                          </text:list-item>
                        </text:list>
                      </text:list-item>
                    </text:list>
                  </text:list-item>
                </text:list>
              </text:list-item>
            </text:list>
            <text:list text:style-name="a1275">
              <text:list-item>
                <text:list text:style-name="a1275">
                  <text:list-item>
                    <text:list text:style-name="a1275">
                      <text:list-item>
                        <text:list text:style-name="a1275">
                          <text:list-item>
                            <text:list text:style-name="a1275">
                              <text:list-item>
                                <text:p text:style-name="a1274" text:class-names="" text:cond-style-name=""><text:span text:style-name="a1273"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277" draw:name="Slide Image Placeholder 7">
          <svg:title/>
          <svg:desc/>
        </draw:page-thumbnail>
        <draw:frame draw:id="id11" presentation:style-name="a1280" draw:name="Notes Placeholder 8" svg:x="0.82677in" svg:y="5.55394in" svg:width="6.61378in" svg:height="5.26142in" presentation:class="notes" presentation:placeholder="false">
          <draw:text-box>
            <text:p text:style-name="a1279" text:class-names="" text:cond-style-name=""><text:span text:style-name="a1278" text:class-names=""/></text:p>
          </draw:text-box>
          <svg:title/>
          <svg:desc/>
        </draw:frame>
        <draw:frame draw:id="id12" presentation:style-name="a1283" draw:name="Header Placeholder 9" svg:x="0in" svg:y="0in" svg:width="3.5878in" svg:height="0.58425in" presentation:class="header" presentation:placeholder="false">
          <draw:text-box>
            <text:p text:style-name="a1282" text:class-names="" text:cond-style-name=""><text:span text:style-name="a1281" text:class-names=""/></text:p>
          </draw:text-box>
          <svg:title/>
          <svg:desc/>
        </draw:frame>
        <draw:frame draw:id="id13" presentation:style-name="a1286" draw:name="Date Placeholder 10" svg:x="4.67953in" svg:y="0in" svg:width="3.5878in" svg:height="0.58425in" presentation:class="date-time" presentation:placeholder="false">
          <draw:text-box>
            <text:p text:style-name="a1285" text:class-names="" text:cond-style-name=""><text:span text:style-name="a1284" text:class-names=""/></text:p>
          </draw:text-box>
          <svg:title/>
          <svg:desc/>
        </draw:frame>
        <draw:frame draw:id="id14" presentation:style-name="a1289" draw:name="Footer Placeholder 11" svg:x="0in" svg:y="11.10827in" svg:width="3.5878in" svg:height="0.58425in" presentation:class="footer" presentation:placeholder="false">
          <draw:text-box>
            <text:p text:style-name="a1288" text:class-names="" text:cond-style-name=""><text:span text:style-name="a1287" text:class-names=""/></text:p>
          </draw:text-box>
          <svg:title/>
          <svg:desc/>
        </draw:frame>
        <draw:frame draw:id="id15" presentation:style-name="a1292" draw:name="Slide Number Placeholder 12" svg:x="4.67953in" svg:y="11.10827in" svg:width="3.5878in" svg:height="0.58425in" presentation:class="page-number" presentation:placeholder="false">
          <draw:text-box>
            <text:p text:style-name="a1291" text:class-names="" text:cond-style-name=""><text:span text:style-name="a1290" text:class-names=""><text:page-number style:num-format="1" text:fixed="false">‹#›</text:page-number></text:span></text:p>
          </draw:text-box>
          <svg:title/>
          <svg:desc/>
        </draw:frame>
        <draw:frame draw:id="id16" presentation:style-name="a1295" draw:name="Footer Placeholder 5" svg:x="0in" svg:y="11.1059in" svg:width="3.58333in" svg:height="0.58681in" presentation:class="footer" presentation:placeholder="false">
          <draw:text-box>
            <text:p text:style-name="a1294" text:class-names="" text:cond-style-name=""><text:span text:style-name="a1293" text:class-names=""/></text:p>
          </draw:text-box>
          <svg:title/>
          <svg:desc/>
        </draw:frame>
        <draw:frame draw:id="id17" presentation:style-name="a1299" draw:name="Slide Number Placeholder 6" svg:x="4.68229in" svg:y="11.1059in" svg:width="3.58333in" svg:height="0.58681in" presentation:class="page-number" presentation:placeholder="false">
          <draw:text-box>
            <text:p text:style-name="a1298" text:class-names="" text:cond-style-name=""><text:span text:style-name="a1296" text:class-names=""><text:page-number style:num-format="1" text:fixed="false">‹#›</text:page-number></text:span><text:span text:style-name="a1297" text:class-names=""/></text:p>
          </draw:text-box>
          <svg:title/>
          <svg:desc/>
        </draw:frame>
      </presentation:notes>
    </style:master-page>
    <style:master-page style:name="Master2-Layout5-twoTxTwoObj-Comparison" style:page-layout-name="pageLayout1" draw:style-name="a1301">
      <draw:custom-shape svg:x="0in" svg:y="0in" svg:width="12.75197in" svg:height="1.12323in" draw:id="id123" draw:layer="Master2-bg" draw:style-name="a1305" draw:name="Freeform: Shape 9">
        <svg:title/>
        <svg:desc/>
        <text:p text:style-name="a1303" text:class-names="" text:cond-style-name=""><text:span text:style-name="a13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89488in" svg:width="12.75197in" svg:height="1.12323in" draw:id="id124" draw:layer="Master2-bg" draw:style-name="a1309" draw:name="Freeform: Shape 10">
        <svg:title/>
        <svg:desc/>
        <text:p text:style-name="a1307" text:class-names="" text:cond-style-name=""><text:span text:style-name="a13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5" presentation:style-name="a1312" draw:name="Title 1" svg:x="0.87847in" svg:y="0.47917in" svg:width="11.00174in" svg:height="1.74306in" presentation:class="title" presentation:placeholder="false">
        <draw:text-box>
          <text:p text:style-name="a1311" text:class-names="" text:cond-style-name=""><text:span text:style-name="a1310" text:class-names="">Click to edit Master title style</text:span></text:p>
        </draw:text-box>
        <svg:title/>
        <svg:desc/>
      </draw:frame>
      <draw:frame draw:id="id126" presentation:style-name="a1316" draw:name="Text Placeholder 2" svg:x="0.87847in" svg:y="2.21007in" svg:width="5.39583in" svg:height="1.08333in" presentation:class="outline" presentation:placeholder="false">
        <draw:text-box>
          <text:list text:style-name="a1315">
            <text:list-item>
              <text:p text:style-name="a1314" text:class-names="" text:cond-style-name=""><text:span text:style-name="a1313" text:class-names="">Click to edit Master text styles</text:span></text:p>
            </text:list-item>
          </text:list>
        </draw:text-box>
        <svg:title/>
        <svg:desc/>
      </draw:frame>
      <draw:frame draw:id="id127" presentation:style-name="a1331" draw:name="Content Placeholder 3" svg:x="0.87847in" svg:y="3.2934in" svg:width="5.39583in" svg:height="4.84375in" presentation:class="object" presentation:placeholder="false">
        <draw:text-box>
          <text:p text:style-name="a1318" text:class-names="" text:cond-style-name=""><text:span text:style-name="a1317" text:class-names="">Click to edit Master text styles</text:span></text:p>
          <text:list text:style-name="a1321">
            <text:list-item>
              <text:list text:style-name="a1321">
                <text:list-item>
                  <text:p text:style-name="a1320" text:class-names="" text:cond-style-name=""><text:span text:style-name="a1319" text:class-names="">Second level</text:span></text:p>
                </text:list-item>
              </text:list>
            </text:list-item>
          </text:list>
          <text:list text:style-name="a1324">
            <text:list-item>
              <text:list text:style-name="a1324">
                <text:list-item>
                  <text:list text:style-name="a1324">
                    <text:list-item>
                      <text:p text:style-name="a1323" text:class-names="" text:cond-style-name=""><text:span text:style-name="a1322" text:class-names="">Third level</text:span></text:p>
                    </text:list-item>
                  </text:list>
                </text:list-item>
              </text:list>
            </text:list-item>
          </text:list>
          <text:list text:style-name="a1327">
            <text:list-item>
              <text:list text:style-name="a1327">
                <text:list-item>
                  <text:list text:style-name="a1327">
                    <text:list-item>
                      <text:list text:style-name="a1327">
                        <text:list-item>
                          <text:p text:style-name="a1326" text:class-names="" text:cond-style-name=""><text:span text:style-name="a1325" text:class-names="">Fourth level</text:span></text:p>
                        </text:list-item>
                      </text:list>
                    </text:list-item>
                  </text:list>
                </text:list-item>
              </text:list>
            </text:list-item>
          </text:list>
          <text:list text:style-name="a1330">
            <text:list-item>
              <text:list text:style-name="a1330">
                <text:list-item>
                  <text:list text:style-name="a1330">
                    <text:list-item>
                      <text:list text:style-name="a1330">
                        <text:list-item>
                          <text:list text:style-name="a1330">
                            <text:list-item>
                              <text:p text:style-name="a1329" text:class-names="" text:cond-style-name=""><text:span text:style-name="a1328" text:class-names="">Fifth level</text:span></text:p>
                            </text:list-item>
                          </text:list>
                        </text:list-item>
                      </text:list>
                    </text:list-item>
                  </text:list>
                </text:list-item>
              </text:list>
            </text:list-item>
          </text:list>
        </draw:text-box>
        <svg:title/>
        <svg:desc/>
      </draw:frame>
      <draw:frame draw:id="id128" presentation:style-name="a1335" draw:name="Text Placeholder 4" svg:x="6.4566in" svg:y="2.21007in" svg:width="5.42361in" svg:height="1.08333in" presentation:class="outline" presentation:placeholder="false">
        <draw:text-box>
          <text:list text:style-name="a1334">
            <text:list-item>
              <text:p text:style-name="a1333" text:class-names="" text:cond-style-name=""><text:span text:style-name="a1332" text:class-names="">Click to edit Master text styles</text:span></text:p>
            </text:list-item>
          </text:list>
        </draw:text-box>
        <svg:title/>
        <svg:desc/>
      </draw:frame>
      <draw:frame draw:id="id129" presentation:style-name="a1350" draw:name="Content Placeholder 5" svg:x="6.4566in" svg:y="3.2934in" svg:width="5.42361in" svg:height="4.84375in" presentation:class="object" presentation:placeholder="false">
        <draw:text-box>
          <text:p text:style-name="a1337" text:class-names="" text:cond-style-name=""><text:span text:style-name="a1336" text:class-names="">Click to edit Master text styles</text:span></text:p>
          <text:list text:style-name="a1340">
            <text:list-item>
              <text:list text:style-name="a1340">
                <text:list-item>
                  <text:p text:style-name="a1339" text:class-names="" text:cond-style-name=""><text:span text:style-name="a1338" text:class-names="">Second level</text:span></text:p>
                </text:list-item>
              </text:list>
            </text:list-item>
          </text:list>
          <text:list text:style-name="a1343">
            <text:list-item>
              <text:list text:style-name="a1343">
                <text:list-item>
                  <text:list text:style-name="a1343">
                    <text:list-item>
                      <text:p text:style-name="a1342" text:class-names="" text:cond-style-name=""><text:span text:style-name="a1341" text:class-names="">Third level</text:span></text:p>
                    </text:list-item>
                  </text:list>
                </text:list-item>
              </text:list>
            </text:list-item>
          </text:list>
          <text:list text:style-name="a1346">
            <text:list-item>
              <text:list text:style-name="a1346">
                <text:list-item>
                  <text:list text:style-name="a1346">
                    <text:list-item>
                      <text:list text:style-name="a1346">
                        <text:list-item>
                          <text:p text:style-name="a1345" text:class-names="" text:cond-style-name=""><text:span text:style-name="a1344" text:class-names="">Fourth level</text:span></text:p>
                        </text:list-item>
                      </text:list>
                    </text:list-item>
                  </text:list>
                </text:list-item>
              </text:list>
            </text:list-item>
          </text:list>
          <text:list text:style-name="a1349">
            <text:list-item>
              <text:list text:style-name="a1349">
                <text:list-item>
                  <text:list text:style-name="a1349">
                    <text:list-item>
                      <text:list text:style-name="a1349">
                        <text:list-item>
                          <text:list text:style-name="a1349">
                            <text:list-item>
                              <text:p text:style-name="a1348" text:class-names="" text:cond-style-name=""><text:span text:style-name="a1347" text:class-names="">Fifth level</text:span></text:p>
                            </text:list-item>
                          </text:list>
                        </text:list-item>
                      </text:list>
                    </text:list-item>
                  </text:list>
                </text:list-item>
              </text:list>
            </text:list-item>
          </text:list>
        </draw:text-box>
        <svg:title/>
        <svg:desc/>
      </draw:frame>
      <draw:frame draw:id="id130" presentation:style-name="a1353" draw:name="Date Placeholder 6" svg:x="0.6378in" svg:y="8.21299in" svg:width="2.97165in" svg:height="0.62165in" presentation:class="date-time" presentation:placeholder="false">
        <draw:text-box>
          <text:p text:style-name="a1352" text:class-names="" text:cond-style-name=""><text:span text:style-name="a1351" text:class-names=""/></text:p>
        </draw:text-box>
        <svg:title/>
        <svg:desc/>
      </draw:frame>
      <draw:frame draw:id="id131" presentation:style-name="a1356" draw:name="Footer Placeholder 7" svg:x="4.3622in" svg:y="8.21299in" svg:width="4.04331in" svg:height="0.62165in" presentation:class="footer" presentation:placeholder="false">
        <draw:text-box>
          <text:p text:style-name="a1355" text:class-names="" text:cond-style-name=""><text:span text:style-name="a1354" text:class-names=""/></text:p>
        </draw:text-box>
        <svg:title/>
        <svg:desc/>
      </draw:frame>
      <draw:frame draw:id="id132" presentation:style-name="a1359" draw:name="Slide Number Placeholder 8" svg:x="9.14567in" svg:y="8.21299in" svg:width="2.97165in" svg:height="0.62165in" presentation:class="page-number" presentation:placeholder="false">
        <draw:text-box>
          <text:p text:style-name="a1358" text:class-names="" text:cond-style-name=""><text:span text:style-name="a1357" text:class-names=""><text:page-number style:num-format="1" text:fixed="false">‹#›</text:page-number></text:span></text:p>
        </draw:text-box>
        <svg:title/>
        <svg:desc/>
      </draw:frame>
      <presentation:notes style:page-layout-name="pageLayout2" draw:style-name="a1406">
        <draw:frame draw:id="id6" presentation:style-name="a1362" draw:name="Header Placeholder 1" svg:x="0in" svg:y="0in" svg:width="3.58333in" svg:height="0.58681in" presentation:class="header" presentation:placeholder="false">
          <draw:text-box>
            <text:p text:style-name="a1361" text:class-names="" text:cond-style-name=""><text:span text:style-name="a1360" text:class-names=""/></text:p>
          </draw:text-box>
          <svg:title/>
          <svg:desc/>
        </draw:frame>
        <draw:frame draw:id="id7" presentation:style-name="a1366" draw:name="Date Placeholder 2" svg:x="4.68229in" svg:y="0in" svg:width="3.58333in" svg:height="0.58681in" presentation:class="date-time" presentation:placeholder="false">
          <draw:text-box>
            <text:p text:style-name="a1365" text:class-names="" text:cond-style-name=""><text:span text:style-name="a1363" text:class-names=""><text:date text:fixed="false" style:data-style-name="a1364">4/10/2021</text:date></text:span></text:p>
          </draw:text-box>
          <svg:title/>
          <svg:desc/>
        </draw:frame>
        <draw:page-thumbnail svg:x="1.34201in" svg:y="1.46181in" svg:width="5.58333in" svg:height="3.94618in" presentation:class="page" draw:id="id8" presentation:style-name="a1367" draw:name="Slide Image Placeholder 3">
          <svg:title/>
          <svg:desc/>
        </draw:page-thumbnail>
        <draw:frame draw:id="id9" presentation:style-name="a1382" draw:name="Notes Placeholder 4" svg:x="0.82639in" svg:y="5.62674in" svg:width="6.61458in" svg:height="4.60417in" presentation:class="notes" presentation:placeholder="false">
          <draw:text-box>
            <text:p text:style-name="a1369" text:class-names="" text:cond-style-name=""><text:span text:style-name="a1368" text:class-names="">Click to edit Master text styles</text:span></text:p>
            <text:list text:style-name="a1372">
              <text:list-item>
                <text:list text:style-name="a1372">
                  <text:list-item>
                    <text:p text:style-name="a1371" text:class-names="" text:cond-style-name=""><text:span text:style-name="a1370" text:class-names="">Second level</text:span></text:p>
                  </text:list-item>
                </text:list>
              </text:list-item>
            </text:list>
            <text:list text:style-name="a1375">
              <text:list-item>
                <text:list text:style-name="a1375">
                  <text:list-item>
                    <text:list text:style-name="a1375">
                      <text:list-item>
                        <text:p text:style-name="a1374" text:class-names="" text:cond-style-name=""><text:span text:style-name="a1373" text:class-names="">Third level</text:span></text:p>
                      </text:list-item>
                    </text:list>
                  </text:list-item>
                </text:list>
              </text:list-item>
            </text:list>
            <text:list text:style-name="a1378">
              <text:list-item>
                <text:list text:style-name="a1378">
                  <text:list-item>
                    <text:list text:style-name="a1378">
                      <text:list-item>
                        <text:list text:style-name="a1378">
                          <text:list-item>
                            <text:p text:style-name="a1377" text:class-names="" text:cond-style-name=""><text:span text:style-name="a1376" text:class-names="">Fourth level</text:span></text:p>
                          </text:list-item>
                        </text:list>
                      </text:list-item>
                    </text:list>
                  </text:list-item>
                </text:list>
              </text:list-item>
            </text:list>
            <text:list text:style-name="a1381">
              <text:list-item>
                <text:list text:style-name="a1381">
                  <text:list-item>
                    <text:list text:style-name="a1381">
                      <text:list-item>
                        <text:list text:style-name="a1381">
                          <text:list-item>
                            <text:list text:style-name="a1381">
                              <text:list-item>
                                <text:p text:style-name="a1380" text:class-names="" text:cond-style-name=""><text:span text:style-name="a1379"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383" draw:name="Slide Image Placeholder 7">
          <svg:title/>
          <svg:desc/>
        </draw:page-thumbnail>
        <draw:frame draw:id="id11" presentation:style-name="a1386" draw:name="Notes Placeholder 8" svg:x="0.82677in" svg:y="5.55394in" svg:width="6.61378in" svg:height="5.26142in" presentation:class="notes" presentation:placeholder="false">
          <draw:text-box>
            <text:p text:style-name="a1385" text:class-names="" text:cond-style-name=""><text:span text:style-name="a1384" text:class-names=""/></text:p>
          </draw:text-box>
          <svg:title/>
          <svg:desc/>
        </draw:frame>
        <draw:frame draw:id="id12" presentation:style-name="a1389" draw:name="Header Placeholder 9" svg:x="0in" svg:y="0in" svg:width="3.5878in" svg:height="0.58425in" presentation:class="header" presentation:placeholder="false">
          <draw:text-box>
            <text:p text:style-name="a1388" text:class-names="" text:cond-style-name=""><text:span text:style-name="a1387" text:class-names=""/></text:p>
          </draw:text-box>
          <svg:title/>
          <svg:desc/>
        </draw:frame>
        <draw:frame draw:id="id13" presentation:style-name="a1392" draw:name="Date Placeholder 10" svg:x="4.67953in" svg:y="0in" svg:width="3.5878in" svg:height="0.58425in" presentation:class="date-time" presentation:placeholder="false">
          <draw:text-box>
            <text:p text:style-name="a1391" text:class-names="" text:cond-style-name=""><text:span text:style-name="a1390" text:class-names=""/></text:p>
          </draw:text-box>
          <svg:title/>
          <svg:desc/>
        </draw:frame>
        <draw:frame draw:id="id14" presentation:style-name="a1395" draw:name="Footer Placeholder 11" svg:x="0in" svg:y="11.10827in" svg:width="3.5878in" svg:height="0.58425in" presentation:class="footer" presentation:placeholder="false">
          <draw:text-box>
            <text:p text:style-name="a1394" text:class-names="" text:cond-style-name=""><text:span text:style-name="a1393" text:class-names=""/></text:p>
          </draw:text-box>
          <svg:title/>
          <svg:desc/>
        </draw:frame>
        <draw:frame draw:id="id15" presentation:style-name="a1398" draw:name="Slide Number Placeholder 12" svg:x="4.67953in" svg:y="11.10827in" svg:width="3.5878in" svg:height="0.58425in" presentation:class="page-number" presentation:placeholder="false">
          <draw:text-box>
            <text:p text:style-name="a1397" text:class-names="" text:cond-style-name=""><text:span text:style-name="a1396" text:class-names=""><text:page-number style:num-format="1" text:fixed="false">‹#›</text:page-number></text:span></text:p>
          </draw:text-box>
          <svg:title/>
          <svg:desc/>
        </draw:frame>
        <draw:frame draw:id="id16" presentation:style-name="a1401" draw:name="Footer Placeholder 5" svg:x="0in" svg:y="11.1059in" svg:width="3.58333in" svg:height="0.58681in" presentation:class="footer" presentation:placeholder="false">
          <draw:text-box>
            <text:p text:style-name="a1400" text:class-names="" text:cond-style-name=""><text:span text:style-name="a1399" text:class-names=""/></text:p>
          </draw:text-box>
          <svg:title/>
          <svg:desc/>
        </draw:frame>
        <draw:frame draw:id="id17" presentation:style-name="a1405" draw:name="Slide Number Placeholder 6" svg:x="4.68229in" svg:y="11.1059in" svg:width="3.58333in" svg:height="0.58681in" presentation:class="page-number" presentation:placeholder="false">
          <draw:text-box>
            <text:p text:style-name="a1404" text:class-names="" text:cond-style-name=""><text:span text:style-name="a1402" text:class-names=""><text:page-number style:num-format="1" text:fixed="false">‹#›</text:page-number></text:span><text:span text:style-name="a1403" text:class-names=""/></text:p>
          </draw:text-box>
          <svg:title/>
          <svg:desc/>
        </draw:frame>
      </presentation:notes>
    </style:master-page>
    <style:master-page style:name="Master2-Layout6-titleOnly-Title-Only" style:page-layout-name="pageLayout1" draw:style-name="a1407">
      <draw:custom-shape svg:x="0in" svg:y="0in" svg:width="12.75197in" svg:height="1.12323in" draw:id="id133" draw:layer="Master2-bg" draw:style-name="a1411" draw:name="Freeform: Shape 5">
        <svg:title/>
        <svg:desc/>
        <text:p text:style-name="a1409" text:class-names="" text:cond-style-name=""><text:span text:style-name="a140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89488in" svg:width="12.75197in" svg:height="1.12323in" draw:id="id134" draw:layer="Master2-bg" draw:style-name="a1415" draw:name="Freeform: Shape 6">
        <svg:title/>
        <svg:desc/>
        <text:p text:style-name="a1413" text:class-names="" text:cond-style-name=""><text:span text:style-name="a141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5" presentation:style-name="a1418" draw:name="Title 1" svg:x="0.6378in" svg:y="0.35866in" svg:width="11.47992in" svg:height="0.76024in" presentation:class="title" presentation:placeholder="false">
        <draw:text-box>
          <text:p text:style-name="a1417" text:class-names="" text:cond-style-name=""><text:span text:style-name="a1416" text:class-names="">Click to edit Master title style</text:span></text:p>
        </draw:text-box>
        <svg:title/>
        <svg:desc/>
      </draw:frame>
      <draw:frame draw:id="id136" presentation:style-name="a1421" draw:name="Date Placeholder 2" svg:x="0.6378in" svg:y="8.21299in" svg:width="2.97165in" svg:height="0.62165in" presentation:class="date-time" presentation:placeholder="false">
        <draw:text-box>
          <text:p text:style-name="a1420" text:class-names="" text:cond-style-name=""><text:span text:style-name="a1419" text:class-names=""/></text:p>
        </draw:text-box>
        <svg:title/>
        <svg:desc/>
      </draw:frame>
      <draw:frame draw:id="id137" presentation:style-name="a1424" draw:name="Footer Placeholder 3" svg:x="4.3622in" svg:y="8.21299in" svg:width="4.04331in" svg:height="0.62165in" presentation:class="footer" presentation:placeholder="false">
        <draw:text-box>
          <text:p text:style-name="a1423" text:class-names="" text:cond-style-name=""><text:span text:style-name="a1422" text:class-names=""/></text:p>
        </draw:text-box>
        <svg:title/>
        <svg:desc/>
      </draw:frame>
      <draw:frame draw:id="id138" presentation:style-name="a1427" draw:name="Slide Number Placeholder 4" svg:x="9.14567in" svg:y="8.21299in" svg:width="2.97165in" svg:height="0.62165in" presentation:class="page-number" presentation:placeholder="false">
        <draw:text-box>
          <text:p text:style-name="a1426" text:class-names="" text:cond-style-name=""><text:span text:style-name="a1425" text:class-names=""><text:page-number style:num-format="1" text:fixed="false">‹#›</text:page-number></text:span></text:p>
        </draw:text-box>
        <svg:title/>
        <svg:desc/>
      </draw:frame>
      <presentation:notes style:page-layout-name="pageLayout2" draw:style-name="a1474">
        <draw:frame draw:id="id6" presentation:style-name="a1430" draw:name="Header Placeholder 1" svg:x="0in" svg:y="0in" svg:width="3.58333in" svg:height="0.58681in" presentation:class="header" presentation:placeholder="false">
          <draw:text-box>
            <text:p text:style-name="a1429" text:class-names="" text:cond-style-name=""><text:span text:style-name="a1428" text:class-names=""/></text:p>
          </draw:text-box>
          <svg:title/>
          <svg:desc/>
        </draw:frame>
        <draw:frame draw:id="id7" presentation:style-name="a1434" draw:name="Date Placeholder 2" svg:x="4.68229in" svg:y="0in" svg:width="3.58333in" svg:height="0.58681in" presentation:class="date-time" presentation:placeholder="false">
          <draw:text-box>
            <text:p text:style-name="a1433" text:class-names="" text:cond-style-name=""><text:span text:style-name="a1431" text:class-names=""><text:date text:fixed="false" style:data-style-name="a1432">4/10/2021</text:date></text:span></text:p>
          </draw:text-box>
          <svg:title/>
          <svg:desc/>
        </draw:frame>
        <draw:page-thumbnail svg:x="1.34201in" svg:y="1.46181in" svg:width="5.58333in" svg:height="3.94618in" presentation:class="page" draw:id="id8" presentation:style-name="a1435" draw:name="Slide Image Placeholder 3">
          <svg:title/>
          <svg:desc/>
        </draw:page-thumbnail>
        <draw:frame draw:id="id9" presentation:style-name="a1450" draw:name="Notes Placeholder 4" svg:x="0.82639in" svg:y="5.62674in" svg:width="6.61458in" svg:height="4.60417in" presentation:class="notes" presentation:placeholder="false">
          <draw:text-box>
            <text:p text:style-name="a1437" text:class-names="" text:cond-style-name=""><text:span text:style-name="a1436" text:class-names="">Click to edit Master text styles</text:span></text:p>
            <text:list text:style-name="a1440">
              <text:list-item>
                <text:list text:style-name="a1440">
                  <text:list-item>
                    <text:p text:style-name="a1439" text:class-names="" text:cond-style-name=""><text:span text:style-name="a1438" text:class-names="">Second level</text:span></text:p>
                  </text:list-item>
                </text:list>
              </text:list-item>
            </text:list>
            <text:list text:style-name="a1443">
              <text:list-item>
                <text:list text:style-name="a1443">
                  <text:list-item>
                    <text:list text:style-name="a1443">
                      <text:list-item>
                        <text:p text:style-name="a1442" text:class-names="" text:cond-style-name=""><text:span text:style-name="a1441" text:class-names="">Third level</text:span></text:p>
                      </text:list-item>
                    </text:list>
                  </text:list-item>
                </text:list>
              </text:list-item>
            </text:list>
            <text:list text:style-name="a1446">
              <text:list-item>
                <text:list text:style-name="a1446">
                  <text:list-item>
                    <text:list text:style-name="a1446">
                      <text:list-item>
                        <text:list text:style-name="a1446">
                          <text:list-item>
                            <text:p text:style-name="a1445" text:class-names="" text:cond-style-name=""><text:span text:style-name="a1444" text:class-names="">Fourth level</text:span></text:p>
                          </text:list-item>
                        </text:list>
                      </text:list-item>
                    </text:list>
                  </text:list-item>
                </text:list>
              </text:list-item>
            </text:list>
            <text:list text:style-name="a1449">
              <text:list-item>
                <text:list text:style-name="a1449">
                  <text:list-item>
                    <text:list text:style-name="a1449">
                      <text:list-item>
                        <text:list text:style-name="a1449">
                          <text:list-item>
                            <text:list text:style-name="a1449">
                              <text:list-item>
                                <text:p text:style-name="a1448" text:class-names="" text:cond-style-name=""><text:span text:style-name="a1447"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451" draw:name="Slide Image Placeholder 7">
          <svg:title/>
          <svg:desc/>
        </draw:page-thumbnail>
        <draw:frame draw:id="id11" presentation:style-name="a1454" draw:name="Notes Placeholder 8" svg:x="0.82677in" svg:y="5.55394in" svg:width="6.61378in" svg:height="5.26142in" presentation:class="notes" presentation:placeholder="false">
          <draw:text-box>
            <text:p text:style-name="a1453" text:class-names="" text:cond-style-name=""><text:span text:style-name="a1452" text:class-names=""/></text:p>
          </draw:text-box>
          <svg:title/>
          <svg:desc/>
        </draw:frame>
        <draw:frame draw:id="id12" presentation:style-name="a1457" draw:name="Header Placeholder 9" svg:x="0in" svg:y="0in" svg:width="3.5878in" svg:height="0.58425in" presentation:class="header" presentation:placeholder="false">
          <draw:text-box>
            <text:p text:style-name="a1456" text:class-names="" text:cond-style-name=""><text:span text:style-name="a1455" text:class-names=""/></text:p>
          </draw:text-box>
          <svg:title/>
          <svg:desc/>
        </draw:frame>
        <draw:frame draw:id="id13" presentation:style-name="a1460" draw:name="Date Placeholder 10" svg:x="4.67953in" svg:y="0in" svg:width="3.5878in" svg:height="0.58425in" presentation:class="date-time" presentation:placeholder="false">
          <draw:text-box>
            <text:p text:style-name="a1459" text:class-names="" text:cond-style-name=""><text:span text:style-name="a1458" text:class-names=""/></text:p>
          </draw:text-box>
          <svg:title/>
          <svg:desc/>
        </draw:frame>
        <draw:frame draw:id="id14" presentation:style-name="a1463" draw:name="Footer Placeholder 11" svg:x="0in" svg:y="11.10827in" svg:width="3.5878in" svg:height="0.58425in" presentation:class="footer" presentation:placeholder="false">
          <draw:text-box>
            <text:p text:style-name="a1462" text:class-names="" text:cond-style-name=""><text:span text:style-name="a1461" text:class-names=""/></text:p>
          </draw:text-box>
          <svg:title/>
          <svg:desc/>
        </draw:frame>
        <draw:frame draw:id="id15" presentation:style-name="a1466" draw:name="Slide Number Placeholder 12" svg:x="4.67953in" svg:y="11.10827in" svg:width="3.5878in" svg:height="0.58425in" presentation:class="page-number" presentation:placeholder="false">
          <draw:text-box>
            <text:p text:style-name="a1465" text:class-names="" text:cond-style-name=""><text:span text:style-name="a1464" text:class-names=""><text:page-number style:num-format="1" text:fixed="false">‹#›</text:page-number></text:span></text:p>
          </draw:text-box>
          <svg:title/>
          <svg:desc/>
        </draw:frame>
        <draw:frame draw:id="id16" presentation:style-name="a1469" draw:name="Footer Placeholder 5" svg:x="0in" svg:y="11.1059in" svg:width="3.58333in" svg:height="0.58681in" presentation:class="footer" presentation:placeholder="false">
          <draw:text-box>
            <text:p text:style-name="a1468" text:class-names="" text:cond-style-name=""><text:span text:style-name="a1467" text:class-names=""/></text:p>
          </draw:text-box>
          <svg:title/>
          <svg:desc/>
        </draw:frame>
        <draw:frame draw:id="id17" presentation:style-name="a1473" draw:name="Slide Number Placeholder 6" svg:x="4.68229in" svg:y="11.1059in" svg:width="3.58333in" svg:height="0.58681in" presentation:class="page-number" presentation:placeholder="false">
          <draw:text-box>
            <text:p text:style-name="a1472" text:class-names="" text:cond-style-name=""><text:span text:style-name="a1470" text:class-names=""><text:page-number style:num-format="1" text:fixed="false">‹#›</text:page-number></text:span><text:span text:style-name="a1471" text:class-names=""/></text:p>
          </draw:text-box>
          <svg:title/>
          <svg:desc/>
        </draw:frame>
      </presentation:notes>
    </style:master-page>
    <style:master-page style:name="Master2-Layout7-blank-Blank" style:page-layout-name="pageLayout1" draw:style-name="a1475">
      <draw:custom-shape svg:x="0in" svg:y="0in" svg:width="12.75197in" svg:height="1.12323in" draw:id="id139" draw:layer="Master2-bg" draw:style-name="a1479" draw:name="Freeform: Shape 4">
        <svg:title/>
        <svg:desc/>
        <text:p text:style-name="a1477" text:class-names="" text:cond-style-name=""><text:span text:style-name="a14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89488in" svg:width="12.75197in" svg:height="1.12323in" draw:id="id140" draw:layer="Master2-bg" draw:style-name="a1483" draw:name="Freeform: Shape 5">
        <svg:title/>
        <svg:desc/>
        <text:p text:style-name="a1481" text:class-names="" text:cond-style-name=""><text:span text:style-name="a14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1" presentation:style-name="a1486" draw:name="Date Placeholder 1" svg:x="0.6378in" svg:y="8.21299in" svg:width="2.97165in" svg:height="0.62165in" presentation:class="date-time" presentation:placeholder="false">
        <draw:text-box>
          <text:p text:style-name="a1485" text:class-names="" text:cond-style-name=""><text:span text:style-name="a1484" text:class-names=""/></text:p>
        </draw:text-box>
        <svg:title/>
        <svg:desc/>
      </draw:frame>
      <draw:frame draw:id="id142" presentation:style-name="a1489" draw:name="Footer Placeholder 2" svg:x="4.3622in" svg:y="8.21299in" svg:width="4.04331in" svg:height="0.62165in" presentation:class="footer" presentation:placeholder="false">
        <draw:text-box>
          <text:p text:style-name="a1488" text:class-names="" text:cond-style-name=""><text:span text:style-name="a1487" text:class-names=""/></text:p>
        </draw:text-box>
        <svg:title/>
        <svg:desc/>
      </draw:frame>
      <draw:frame draw:id="id143" presentation:style-name="a1492" draw:name="Slide Number Placeholder 3" svg:x="9.14567in" svg:y="8.21299in" svg:width="2.97165in" svg:height="0.62165in" presentation:class="page-number" presentation:placeholder="false">
        <draw:text-box>
          <text:p text:style-name="a1491" text:class-names="" text:cond-style-name=""><text:span text:style-name="a1490" text:class-names=""><text:page-number style:num-format="1" text:fixed="false">‹#›</text:page-number></text:span></text:p>
        </draw:text-box>
        <svg:title/>
        <svg:desc/>
      </draw:frame>
      <presentation:notes style:page-layout-name="pageLayout2" draw:style-name="a1539">
        <draw:frame draw:id="id6" presentation:style-name="a1495" draw:name="Header Placeholder 1" svg:x="0in" svg:y="0in" svg:width="3.58333in" svg:height="0.58681in" presentation:class="header" presentation:placeholder="false">
          <draw:text-box>
            <text:p text:style-name="a1494" text:class-names="" text:cond-style-name=""><text:span text:style-name="a1493" text:class-names=""/></text:p>
          </draw:text-box>
          <svg:title/>
          <svg:desc/>
        </draw:frame>
        <draw:frame draw:id="id7" presentation:style-name="a1499" draw:name="Date Placeholder 2" svg:x="4.68229in" svg:y="0in" svg:width="3.58333in" svg:height="0.58681in" presentation:class="date-time" presentation:placeholder="false">
          <draw:text-box>
            <text:p text:style-name="a1498" text:class-names="" text:cond-style-name=""><text:span text:style-name="a1496" text:class-names=""><text:date text:fixed="false" style:data-style-name="a1497">4/10/2021</text:date></text:span></text:p>
          </draw:text-box>
          <svg:title/>
          <svg:desc/>
        </draw:frame>
        <draw:page-thumbnail svg:x="1.34201in" svg:y="1.46181in" svg:width="5.58333in" svg:height="3.94618in" presentation:class="page" draw:id="id8" presentation:style-name="a1500" draw:name="Slide Image Placeholder 3">
          <svg:title/>
          <svg:desc/>
        </draw:page-thumbnail>
        <draw:frame draw:id="id9" presentation:style-name="a1515" draw:name="Notes Placeholder 4" svg:x="0.82639in" svg:y="5.62674in" svg:width="6.61458in" svg:height="4.60417in" presentation:class="notes" presentation:placeholder="false">
          <draw:text-box>
            <text:p text:style-name="a1502" text:class-names="" text:cond-style-name=""><text:span text:style-name="a1501" text:class-names="">Click to edit Master text styles</text:span></text:p>
            <text:list text:style-name="a1505">
              <text:list-item>
                <text:list text:style-name="a1505">
                  <text:list-item>
                    <text:p text:style-name="a1504" text:class-names="" text:cond-style-name=""><text:span text:style-name="a1503" text:class-names="">Second level</text:span></text:p>
                  </text:list-item>
                </text:list>
              </text:list-item>
            </text:list>
            <text:list text:style-name="a1508">
              <text:list-item>
                <text:list text:style-name="a1508">
                  <text:list-item>
                    <text:list text:style-name="a1508">
                      <text:list-item>
                        <text:p text:style-name="a1507" text:class-names="" text:cond-style-name=""><text:span text:style-name="a1506" text:class-names="">Third level</text:span></text:p>
                      </text:list-item>
                    </text:list>
                  </text:list-item>
                </text:list>
              </text:list-item>
            </text:list>
            <text:list text:style-name="a1511">
              <text:list-item>
                <text:list text:style-name="a1511">
                  <text:list-item>
                    <text:list text:style-name="a1511">
                      <text:list-item>
                        <text:list text:style-name="a1511">
                          <text:list-item>
                            <text:p text:style-name="a1510" text:class-names="" text:cond-style-name=""><text:span text:style-name="a1509" text:class-names="">Fourth level</text:span></text:p>
                          </text:list-item>
                        </text:list>
                      </text:list-item>
                    </text:list>
                  </text:list-item>
                </text:list>
              </text:list-item>
            </text:list>
            <text:list text:style-name="a1514">
              <text:list-item>
                <text:list text:style-name="a1514">
                  <text:list-item>
                    <text:list text:style-name="a1514">
                      <text:list-item>
                        <text:list text:style-name="a1514">
                          <text:list-item>
                            <text:list text:style-name="a1514">
                              <text:list-item>
                                <text:p text:style-name="a1513" text:class-names="" text:cond-style-name=""><text:span text:style-name="a1512"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516" draw:name="Slide Image Placeholder 7">
          <svg:title/>
          <svg:desc/>
        </draw:page-thumbnail>
        <draw:frame draw:id="id11" presentation:style-name="a1519" draw:name="Notes Placeholder 8" svg:x="0.82677in" svg:y="5.55394in" svg:width="6.61378in" svg:height="5.26142in" presentation:class="notes" presentation:placeholder="false">
          <draw:text-box>
            <text:p text:style-name="a1518" text:class-names="" text:cond-style-name=""><text:span text:style-name="a1517" text:class-names=""/></text:p>
          </draw:text-box>
          <svg:title/>
          <svg:desc/>
        </draw:frame>
        <draw:frame draw:id="id12" presentation:style-name="a1522" draw:name="Header Placeholder 9" svg:x="0in" svg:y="0in" svg:width="3.5878in" svg:height="0.58425in" presentation:class="header" presentation:placeholder="false">
          <draw:text-box>
            <text:p text:style-name="a1521" text:class-names="" text:cond-style-name=""><text:span text:style-name="a1520" text:class-names=""/></text:p>
          </draw:text-box>
          <svg:title/>
          <svg:desc/>
        </draw:frame>
        <draw:frame draw:id="id13" presentation:style-name="a1525" draw:name="Date Placeholder 10" svg:x="4.67953in" svg:y="0in" svg:width="3.5878in" svg:height="0.58425in" presentation:class="date-time" presentation:placeholder="false">
          <draw:text-box>
            <text:p text:style-name="a1524" text:class-names="" text:cond-style-name=""><text:span text:style-name="a1523" text:class-names=""/></text:p>
          </draw:text-box>
          <svg:title/>
          <svg:desc/>
        </draw:frame>
        <draw:frame draw:id="id14" presentation:style-name="a1528" draw:name="Footer Placeholder 11" svg:x="0in" svg:y="11.10827in" svg:width="3.5878in" svg:height="0.58425in" presentation:class="footer" presentation:placeholder="false">
          <draw:text-box>
            <text:p text:style-name="a1527" text:class-names="" text:cond-style-name=""><text:span text:style-name="a1526" text:class-names=""/></text:p>
          </draw:text-box>
          <svg:title/>
          <svg:desc/>
        </draw:frame>
        <draw:frame draw:id="id15" presentation:style-name="a1531" draw:name="Slide Number Placeholder 12" svg:x="4.67953in" svg:y="11.10827in" svg:width="3.5878in" svg:height="0.58425in" presentation:class="page-number" presentation:placeholder="false">
          <draw:text-box>
            <text:p text:style-name="a1530" text:class-names="" text:cond-style-name=""><text:span text:style-name="a1529" text:class-names=""><text:page-number style:num-format="1" text:fixed="false">‹#›</text:page-number></text:span></text:p>
          </draw:text-box>
          <svg:title/>
          <svg:desc/>
        </draw:frame>
        <draw:frame draw:id="id16" presentation:style-name="a1534" draw:name="Footer Placeholder 5" svg:x="0in" svg:y="11.1059in" svg:width="3.58333in" svg:height="0.58681in" presentation:class="footer" presentation:placeholder="false">
          <draw:text-box>
            <text:p text:style-name="a1533" text:class-names="" text:cond-style-name=""><text:span text:style-name="a1532" text:class-names=""/></text:p>
          </draw:text-box>
          <svg:title/>
          <svg:desc/>
        </draw:frame>
        <draw:frame draw:id="id17" presentation:style-name="a1538" draw:name="Slide Number Placeholder 6" svg:x="4.68229in" svg:y="11.1059in" svg:width="3.58333in" svg:height="0.58681in" presentation:class="page-number" presentation:placeholder="false">
          <draw:text-box>
            <text:p text:style-name="a1537" text:class-names="" text:cond-style-name=""><text:span text:style-name="a1535" text:class-names=""><text:page-number style:num-format="1" text:fixed="false">‹#›</text:page-number></text:span><text:span text:style-name="a1536" text:class-names=""/></text:p>
          </draw:text-box>
          <svg:title/>
          <svg:desc/>
        </draw:frame>
      </presentation:notes>
    </style:master-page>
    <style:master-page style:name="Master2-Layout8-objTx-Content-with-Caption" style:page-layout-name="pageLayout1" draw:style-name="a1540">
      <draw:custom-shape svg:x="0in" svg:y="0in" svg:width="12.75197in" svg:height="1.12323in" draw:id="id144" draw:layer="Master2-bg" draw:style-name="a1544" draw:name="Freeform: Shape 7">
        <svg:title/>
        <svg:desc/>
        <text:p text:style-name="a1542" text:class-names="" text:cond-style-name=""><text:span text:style-name="a15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89488in" svg:width="12.75197in" svg:height="1.12323in" draw:id="id145" draw:layer="Master2-bg" draw:style-name="a1548" draw:name="Freeform: Shape 8">
        <svg:title/>
        <svg:desc/>
        <text:p text:style-name="a1546" text:class-names="" text:cond-style-name=""><text:span text:style-name="a15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6" presentation:style-name="a1551" draw:name="Title 1" svg:x="0.87847in" svg:y="0.60069in" svg:width="4.11458in" svg:height="2.10417in" presentation:class="title" presentation:placeholder="false">
        <draw:text-box>
          <text:p text:style-name="a1550" text:class-names="" text:cond-style-name=""><text:span text:style-name="a1549" text:class-names="">Click to edit Master title style</text:span></text:p>
        </draw:text-box>
        <svg:title/>
        <svg:desc/>
      </draw:frame>
      <draw:frame draw:id="id147" presentation:style-name="a1566" draw:name="Content Placeholder 2" svg:x="5.42188in" svg:y="1.29861in" svg:width="6.45833in" svg:height="6.40625in" presentation:class="object" presentation:placeholder="false">
        <draw:text-box>
          <text:p text:style-name="a1553" text:class-names="" text:cond-style-name=""><text:span text:style-name="a1552" text:class-names="">Click to edit Master text styles</text:span></text:p>
          <text:list text:style-name="a1556">
            <text:list-item>
              <text:list text:style-name="a1556">
                <text:list-item>
                  <text:p text:style-name="a1555" text:class-names="" text:cond-style-name=""><text:span text:style-name="a1554" text:class-names="">Second level</text:span></text:p>
                </text:list-item>
              </text:list>
            </text:list-item>
          </text:list>
          <text:list text:style-name="a1559">
            <text:list-item>
              <text:list text:style-name="a1559">
                <text:list-item>
                  <text:list text:style-name="a1559">
                    <text:list-item>
                      <text:p text:style-name="a1558" text:class-names="" text:cond-style-name=""><text:span text:style-name="a1557" text:class-names="">Third level</text:span></text:p>
                    </text:list-item>
                  </text:list>
                </text:list-item>
              </text:list>
            </text:list-item>
          </text:list>
          <text:list text:style-name="a1562">
            <text:list-item>
              <text:list text:style-name="a1562">
                <text:list-item>
                  <text:list text:style-name="a1562">
                    <text:list-item>
                      <text:list text:style-name="a1562">
                        <text:list-item>
                          <text:p text:style-name="a1561" text:class-names="" text:cond-style-name=""><text:span text:style-name="a1560" text:class-names="">Fourth level</text:span></text:p>
                        </text:list-item>
                      </text:list>
                    </text:list-item>
                  </text:list>
                </text:list-item>
              </text:list>
            </text:list-item>
          </text:list>
          <text:list text:style-name="a1565">
            <text:list-item>
              <text:list text:style-name="a1565">
                <text:list-item>
                  <text:list text:style-name="a1565">
                    <text:list-item>
                      <text:list text:style-name="a1565">
                        <text:list-item>
                          <text:list text:style-name="a1565">
                            <text:list-item>
                              <text:p text:style-name="a1564" text:class-names="" text:cond-style-name=""><text:span text:style-name="a1563" text:class-names="">Fifth level</text:span></text:p>
                            </text:list-item>
                          </text:list>
                        </text:list-item>
                      </text:list>
                    </text:list-item>
                  </text:list>
                </text:list-item>
              </text:list>
            </text:list-item>
          </text:list>
        </draw:text-box>
        <svg:title/>
        <svg:desc/>
      </draw:frame>
      <draw:frame draw:id="id148" presentation:style-name="a1570" draw:name="Text Placeholder 3" svg:x="0.87847in" svg:y="2.70486in" svg:width="4.11458in" svg:height="5.01042in" presentation:class="outline" presentation:placeholder="false">
        <draw:text-box>
          <text:list text:style-name="a1569">
            <text:list-item>
              <text:p text:style-name="a1568" text:class-names="" text:cond-style-name=""><text:span text:style-name="a1567" text:class-names="">Click to edit Master text styles</text:span></text:p>
            </text:list-item>
          </text:list>
        </draw:text-box>
        <svg:title/>
        <svg:desc/>
      </draw:frame>
      <draw:frame draw:id="id149" presentation:style-name="a1573" draw:name="Date Placeholder 4" svg:x="0.6378in" svg:y="8.21299in" svg:width="2.97165in" svg:height="0.62165in" presentation:class="date-time" presentation:placeholder="false">
        <draw:text-box>
          <text:p text:style-name="a1572" text:class-names="" text:cond-style-name=""><text:span text:style-name="a1571" text:class-names=""/></text:p>
        </draw:text-box>
        <svg:title/>
        <svg:desc/>
      </draw:frame>
      <draw:frame draw:id="id150" presentation:style-name="a1576" draw:name="Footer Placeholder 5" svg:x="4.3622in" svg:y="8.21299in" svg:width="4.04331in" svg:height="0.62165in" presentation:class="footer" presentation:placeholder="false">
        <draw:text-box>
          <text:p text:style-name="a1575" text:class-names="" text:cond-style-name=""><text:span text:style-name="a1574" text:class-names=""/></text:p>
        </draw:text-box>
        <svg:title/>
        <svg:desc/>
      </draw:frame>
      <draw:frame draw:id="id151" presentation:style-name="a1579" draw:name="Slide Number Placeholder 6" svg:x="9.14567in" svg:y="8.21299in" svg:width="2.97165in" svg:height="0.62165in" presentation:class="page-number" presentation:placeholder="false">
        <draw:text-box>
          <text:p text:style-name="a1578" text:class-names="" text:cond-style-name=""><text:span text:style-name="a1577" text:class-names=""><text:page-number style:num-format="1" text:fixed="false">‹#›</text:page-number></text:span></text:p>
        </draw:text-box>
        <svg:title/>
        <svg:desc/>
      </draw:frame>
      <presentation:notes style:page-layout-name="pageLayout2" draw:style-name="a1626">
        <draw:frame draw:id="id6" presentation:style-name="a1582" draw:name="Header Placeholder 1" svg:x="0in" svg:y="0in" svg:width="3.58333in" svg:height="0.58681in" presentation:class="header" presentation:placeholder="false">
          <draw:text-box>
            <text:p text:style-name="a1581" text:class-names="" text:cond-style-name=""><text:span text:style-name="a1580" text:class-names=""/></text:p>
          </draw:text-box>
          <svg:title/>
          <svg:desc/>
        </draw:frame>
        <draw:frame draw:id="id7" presentation:style-name="a1586" draw:name="Date Placeholder 2" svg:x="4.68229in" svg:y="0in" svg:width="3.58333in" svg:height="0.58681in" presentation:class="date-time" presentation:placeholder="false">
          <draw:text-box>
            <text:p text:style-name="a1585" text:class-names="" text:cond-style-name=""><text:span text:style-name="a1583" text:class-names=""><text:date text:fixed="false" style:data-style-name="a1584">4/10/2021</text:date></text:span></text:p>
          </draw:text-box>
          <svg:title/>
          <svg:desc/>
        </draw:frame>
        <draw:page-thumbnail svg:x="1.34201in" svg:y="1.46181in" svg:width="5.58333in" svg:height="3.94618in" presentation:class="page" draw:id="id8" presentation:style-name="a1587" draw:name="Slide Image Placeholder 3">
          <svg:title/>
          <svg:desc/>
        </draw:page-thumbnail>
        <draw:frame draw:id="id9" presentation:style-name="a1602" draw:name="Notes Placeholder 4" svg:x="0.82639in" svg:y="5.62674in" svg:width="6.61458in" svg:height="4.60417in" presentation:class="notes" presentation:placeholder="false">
          <draw:text-box>
            <text:p text:style-name="a1589" text:class-names="" text:cond-style-name=""><text:span text:style-name="a1588" text:class-names="">Click to edit Master text styles</text:span></text:p>
            <text:list text:style-name="a1592">
              <text:list-item>
                <text:list text:style-name="a1592">
                  <text:list-item>
                    <text:p text:style-name="a1591" text:class-names="" text:cond-style-name=""><text:span text:style-name="a1590" text:class-names="">Second level</text:span></text:p>
                  </text:list-item>
                </text:list>
              </text:list-item>
            </text:list>
            <text:list text:style-name="a1595">
              <text:list-item>
                <text:list text:style-name="a1595">
                  <text:list-item>
                    <text:list text:style-name="a1595">
                      <text:list-item>
                        <text:p text:style-name="a1594" text:class-names="" text:cond-style-name=""><text:span text:style-name="a1593" text:class-names="">Third level</text:span></text:p>
                      </text:list-item>
                    </text:list>
                  </text:list-item>
                </text:list>
              </text:list-item>
            </text:list>
            <text:list text:style-name="a1598">
              <text:list-item>
                <text:list text:style-name="a1598">
                  <text:list-item>
                    <text:list text:style-name="a1598">
                      <text:list-item>
                        <text:list text:style-name="a1598">
                          <text:list-item>
                            <text:p text:style-name="a1597" text:class-names="" text:cond-style-name=""><text:span text:style-name="a1596" text:class-names="">Fourth level</text:span></text:p>
                          </text:list-item>
                        </text:list>
                      </text:list-item>
                    </text:list>
                  </text:list-item>
                </text:list>
              </text:list-item>
            </text:list>
            <text:list text:style-name="a1601">
              <text:list-item>
                <text:list text:style-name="a1601">
                  <text:list-item>
                    <text:list text:style-name="a1601">
                      <text:list-item>
                        <text:list text:style-name="a1601">
                          <text:list-item>
                            <text:list text:style-name="a1601">
                              <text:list-item>
                                <text:p text:style-name="a1600" text:class-names="" text:cond-style-name=""><text:span text:style-name="a1599"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603" draw:name="Slide Image Placeholder 7">
          <svg:title/>
          <svg:desc/>
        </draw:page-thumbnail>
        <draw:frame draw:id="id11" presentation:style-name="a1606" draw:name="Notes Placeholder 8" svg:x="0.82677in" svg:y="5.55394in" svg:width="6.61378in" svg:height="5.26142in" presentation:class="notes" presentation:placeholder="false">
          <draw:text-box>
            <text:p text:style-name="a1605" text:class-names="" text:cond-style-name=""><text:span text:style-name="a1604" text:class-names=""/></text:p>
          </draw:text-box>
          <svg:title/>
          <svg:desc/>
        </draw:frame>
        <draw:frame draw:id="id12" presentation:style-name="a1609" draw:name="Header Placeholder 9" svg:x="0in" svg:y="0in" svg:width="3.5878in" svg:height="0.58425in" presentation:class="header" presentation:placeholder="false">
          <draw:text-box>
            <text:p text:style-name="a1608" text:class-names="" text:cond-style-name=""><text:span text:style-name="a1607" text:class-names=""/></text:p>
          </draw:text-box>
          <svg:title/>
          <svg:desc/>
        </draw:frame>
        <draw:frame draw:id="id13" presentation:style-name="a1612" draw:name="Date Placeholder 10" svg:x="4.67953in" svg:y="0in" svg:width="3.5878in" svg:height="0.58425in" presentation:class="date-time" presentation:placeholder="false">
          <draw:text-box>
            <text:p text:style-name="a1611" text:class-names="" text:cond-style-name=""><text:span text:style-name="a1610" text:class-names=""/></text:p>
          </draw:text-box>
          <svg:title/>
          <svg:desc/>
        </draw:frame>
        <draw:frame draw:id="id14" presentation:style-name="a1615" draw:name="Footer Placeholder 11" svg:x="0in" svg:y="11.10827in" svg:width="3.5878in" svg:height="0.58425in" presentation:class="footer" presentation:placeholder="false">
          <draw:text-box>
            <text:p text:style-name="a1614" text:class-names="" text:cond-style-name=""><text:span text:style-name="a1613" text:class-names=""/></text:p>
          </draw:text-box>
          <svg:title/>
          <svg:desc/>
        </draw:frame>
        <draw:frame draw:id="id15" presentation:style-name="a1618" draw:name="Slide Number Placeholder 12" svg:x="4.67953in" svg:y="11.10827in" svg:width="3.5878in" svg:height="0.58425in" presentation:class="page-number" presentation:placeholder="false">
          <draw:text-box>
            <text:p text:style-name="a1617" text:class-names="" text:cond-style-name=""><text:span text:style-name="a1616" text:class-names=""><text:page-number style:num-format="1" text:fixed="false">‹#›</text:page-number></text:span></text:p>
          </draw:text-box>
          <svg:title/>
          <svg:desc/>
        </draw:frame>
        <draw:frame draw:id="id16" presentation:style-name="a1621" draw:name="Footer Placeholder 5" svg:x="0in" svg:y="11.1059in" svg:width="3.58333in" svg:height="0.58681in" presentation:class="footer" presentation:placeholder="false">
          <draw:text-box>
            <text:p text:style-name="a1620" text:class-names="" text:cond-style-name=""><text:span text:style-name="a1619" text:class-names=""/></text:p>
          </draw:text-box>
          <svg:title/>
          <svg:desc/>
        </draw:frame>
        <draw:frame draw:id="id17" presentation:style-name="a1625" draw:name="Slide Number Placeholder 6" svg:x="4.68229in" svg:y="11.1059in" svg:width="3.58333in" svg:height="0.58681in" presentation:class="page-number" presentation:placeholder="false">
          <draw:text-box>
            <text:p text:style-name="a1624" text:class-names="" text:cond-style-name=""><text:span text:style-name="a1622" text:class-names=""><text:page-number style:num-format="1" text:fixed="false">‹#›</text:page-number></text:span><text:span text:style-name="a1623" text:class-names=""/></text:p>
          </draw:text-box>
          <svg:title/>
          <svg:desc/>
        </draw:frame>
      </presentation:notes>
    </style:master-page>
    <style:master-page style:name="Master2-Layout9-picTx-Picture-with-Caption" style:page-layout-name="pageLayout1" draw:style-name="a1627">
      <draw:custom-shape svg:x="0in" svg:y="0in" svg:width="12.75197in" svg:height="1.12323in" draw:id="id152" draw:layer="Master2-bg" draw:style-name="a1631" draw:name="Freeform: Shape 7">
        <svg:title/>
        <svg:desc/>
        <text:p text:style-name="a1629" text:class-names="" text:cond-style-name=""><text:span text:style-name="a162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89488in" svg:width="12.75197in" svg:height="1.12323in" draw:id="id153" draw:layer="Master2-bg" draw:style-name="a1635" draw:name="Freeform: Shape 8">
        <svg:title/>
        <svg:desc/>
        <text:p text:style-name="a1633" text:class-names="" text:cond-style-name=""><text:span text:style-name="a163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4" presentation:style-name="a1638" draw:name="Title 1" svg:x="0.87847in" svg:y="0.60069in" svg:width="4.11458in" svg:height="2.10417in" presentation:class="title" presentation:placeholder="false">
        <draw:text-box>
          <text:p text:style-name="a1637" text:class-names="" text:cond-style-name=""><text:span text:style-name="a1636" text:class-names="">Click to edit Master title style</text:span></text:p>
        </draw:text-box>
        <svg:title/>
        <svg:desc/>
      </draw:frame>
      <draw:frame draw:id="id155" presentation:style-name="a1641" draw:name="Picture Placeholder 2" svg:x="5.42188in" svg:y="1.29861in" svg:width="6.45833in" svg:height="6.40625in" presentation:class="graphic" presentation:placeholder="false">
        <draw:text-box>
          <text:p text:style-name="a1640" text:class-names="" text:cond-style-name=""><text:span text:style-name="a1639" text:class-names=""/></text:p>
        </draw:text-box>
        <svg:title/>
        <svg:desc/>
      </draw:frame>
      <draw:frame draw:id="id156" presentation:style-name="a1645" draw:name="Text Placeholder 3" svg:x="0.87847in" svg:y="2.70486in" svg:width="4.11458in" svg:height="5.01042in" presentation:class="outline" presentation:placeholder="false">
        <draw:text-box>
          <text:list text:style-name="a1644">
            <text:list-item>
              <text:p text:style-name="a1643" text:class-names="" text:cond-style-name=""><text:span text:style-name="a1642" text:class-names="">Click to edit Master text styles</text:span></text:p>
            </text:list-item>
          </text:list>
        </draw:text-box>
        <svg:title/>
        <svg:desc/>
      </draw:frame>
      <draw:frame draw:id="id157" presentation:style-name="a1648" draw:name="Date Placeholder 4" svg:x="0.6378in" svg:y="8.21299in" svg:width="2.97165in" svg:height="0.62165in" presentation:class="date-time" presentation:placeholder="false">
        <draw:text-box>
          <text:p text:style-name="a1647" text:class-names="" text:cond-style-name=""><text:span text:style-name="a1646" text:class-names=""/></text:p>
        </draw:text-box>
        <svg:title/>
        <svg:desc/>
      </draw:frame>
      <draw:frame draw:id="id158" presentation:style-name="a1651" draw:name="Footer Placeholder 5" svg:x="4.3622in" svg:y="8.21299in" svg:width="4.04331in" svg:height="0.62165in" presentation:class="footer" presentation:placeholder="false">
        <draw:text-box>
          <text:p text:style-name="a1650" text:class-names="" text:cond-style-name=""><text:span text:style-name="a1649" text:class-names=""/></text:p>
        </draw:text-box>
        <svg:title/>
        <svg:desc/>
      </draw:frame>
      <draw:frame draw:id="id159" presentation:style-name="a1654" draw:name="Slide Number Placeholder 6" svg:x="9.14567in" svg:y="8.21299in" svg:width="2.97165in" svg:height="0.62165in" presentation:class="page-number" presentation:placeholder="false">
        <draw:text-box>
          <text:p text:style-name="a1653" text:class-names="" text:cond-style-name=""><text:span text:style-name="a1652" text:class-names=""><text:page-number style:num-format="1" text:fixed="false">‹#›</text:page-number></text:span></text:p>
        </draw:text-box>
        <svg:title/>
        <svg:desc/>
      </draw:frame>
      <presentation:notes style:page-layout-name="pageLayout2" draw:style-name="a1701">
        <draw:frame draw:id="id6" presentation:style-name="a1657" draw:name="Header Placeholder 1" svg:x="0in" svg:y="0in" svg:width="3.58333in" svg:height="0.58681in" presentation:class="header" presentation:placeholder="false">
          <draw:text-box>
            <text:p text:style-name="a1656" text:class-names="" text:cond-style-name=""><text:span text:style-name="a1655" text:class-names=""/></text:p>
          </draw:text-box>
          <svg:title/>
          <svg:desc/>
        </draw:frame>
        <draw:frame draw:id="id7" presentation:style-name="a1661" draw:name="Date Placeholder 2" svg:x="4.68229in" svg:y="0in" svg:width="3.58333in" svg:height="0.58681in" presentation:class="date-time" presentation:placeholder="false">
          <draw:text-box>
            <text:p text:style-name="a1660" text:class-names="" text:cond-style-name=""><text:span text:style-name="a1658" text:class-names=""><text:date text:fixed="false" style:data-style-name="a1659">4/10/2021</text:date></text:span></text:p>
          </draw:text-box>
          <svg:title/>
          <svg:desc/>
        </draw:frame>
        <draw:page-thumbnail svg:x="1.34201in" svg:y="1.46181in" svg:width="5.58333in" svg:height="3.94618in" presentation:class="page" draw:id="id8" presentation:style-name="a1662" draw:name="Slide Image Placeholder 3">
          <svg:title/>
          <svg:desc/>
        </draw:page-thumbnail>
        <draw:frame draw:id="id9" presentation:style-name="a1677" draw:name="Notes Placeholder 4" svg:x="0.82639in" svg:y="5.62674in" svg:width="6.61458in" svg:height="4.60417in" presentation:class="notes" presentation:placeholder="false">
          <draw:text-box>
            <text:p text:style-name="a1664" text:class-names="" text:cond-style-name=""><text:span text:style-name="a1663" text:class-names="">Click to edit Master text styles</text:span></text:p>
            <text:list text:style-name="a1667">
              <text:list-item>
                <text:list text:style-name="a1667">
                  <text:list-item>
                    <text:p text:style-name="a1666" text:class-names="" text:cond-style-name=""><text:span text:style-name="a1665" text:class-names="">Second level</text:span></text:p>
                  </text:list-item>
                </text:list>
              </text:list-item>
            </text:list>
            <text:list text:style-name="a1670">
              <text:list-item>
                <text:list text:style-name="a1670">
                  <text:list-item>
                    <text:list text:style-name="a1670">
                      <text:list-item>
                        <text:p text:style-name="a1669" text:class-names="" text:cond-style-name=""><text:span text:style-name="a1668" text:class-names="">Third level</text:span></text:p>
                      </text:list-item>
                    </text:list>
                  </text:list-item>
                </text:list>
              </text:list-item>
            </text:list>
            <text:list text:style-name="a1673">
              <text:list-item>
                <text:list text:style-name="a1673">
                  <text:list-item>
                    <text:list text:style-name="a1673">
                      <text:list-item>
                        <text:list text:style-name="a1673">
                          <text:list-item>
                            <text:p text:style-name="a1672" text:class-names="" text:cond-style-name=""><text:span text:style-name="a1671" text:class-names="">Fourth level</text:span></text:p>
                          </text:list-item>
                        </text:list>
                      </text:list-item>
                    </text:list>
                  </text:list-item>
                </text:list>
              </text:list-item>
            </text:list>
            <text:list text:style-name="a1676">
              <text:list-item>
                <text:list text:style-name="a1676">
                  <text:list-item>
                    <text:list text:style-name="a1676">
                      <text:list-item>
                        <text:list text:style-name="a1676">
                          <text:list-item>
                            <text:list text:style-name="a1676">
                              <text:list-item>
                                <text:p text:style-name="a1675" text:class-names="" text:cond-style-name=""><text:span text:style-name="a1674"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678" draw:name="Slide Image Placeholder 7">
          <svg:title/>
          <svg:desc/>
        </draw:page-thumbnail>
        <draw:frame draw:id="id11" presentation:style-name="a1681" draw:name="Notes Placeholder 8" svg:x="0.82677in" svg:y="5.55394in" svg:width="6.61378in" svg:height="5.26142in" presentation:class="notes" presentation:placeholder="false">
          <draw:text-box>
            <text:p text:style-name="a1680" text:class-names="" text:cond-style-name=""><text:span text:style-name="a1679" text:class-names=""/></text:p>
          </draw:text-box>
          <svg:title/>
          <svg:desc/>
        </draw:frame>
        <draw:frame draw:id="id12" presentation:style-name="a1684" draw:name="Header Placeholder 9" svg:x="0in" svg:y="0in" svg:width="3.5878in" svg:height="0.58425in" presentation:class="header" presentation:placeholder="false">
          <draw:text-box>
            <text:p text:style-name="a1683" text:class-names="" text:cond-style-name=""><text:span text:style-name="a1682" text:class-names=""/></text:p>
          </draw:text-box>
          <svg:title/>
          <svg:desc/>
        </draw:frame>
        <draw:frame draw:id="id13" presentation:style-name="a1687" draw:name="Date Placeholder 10" svg:x="4.67953in" svg:y="0in" svg:width="3.5878in" svg:height="0.58425in" presentation:class="date-time" presentation:placeholder="false">
          <draw:text-box>
            <text:p text:style-name="a1686" text:class-names="" text:cond-style-name=""><text:span text:style-name="a1685" text:class-names=""/></text:p>
          </draw:text-box>
          <svg:title/>
          <svg:desc/>
        </draw:frame>
        <draw:frame draw:id="id14" presentation:style-name="a1690" draw:name="Footer Placeholder 11" svg:x="0in" svg:y="11.10827in" svg:width="3.5878in" svg:height="0.58425in" presentation:class="footer" presentation:placeholder="false">
          <draw:text-box>
            <text:p text:style-name="a1689" text:class-names="" text:cond-style-name=""><text:span text:style-name="a1688" text:class-names=""/></text:p>
          </draw:text-box>
          <svg:title/>
          <svg:desc/>
        </draw:frame>
        <draw:frame draw:id="id15" presentation:style-name="a1693" draw:name="Slide Number Placeholder 12" svg:x="4.67953in" svg:y="11.10827in" svg:width="3.5878in" svg:height="0.58425in" presentation:class="page-number" presentation:placeholder="false">
          <draw:text-box>
            <text:p text:style-name="a1692" text:class-names="" text:cond-style-name=""><text:span text:style-name="a1691" text:class-names=""><text:page-number style:num-format="1" text:fixed="false">‹#›</text:page-number></text:span></text:p>
          </draw:text-box>
          <svg:title/>
          <svg:desc/>
        </draw:frame>
        <draw:frame draw:id="id16" presentation:style-name="a1696" draw:name="Footer Placeholder 5" svg:x="0in" svg:y="11.1059in" svg:width="3.58333in" svg:height="0.58681in" presentation:class="footer" presentation:placeholder="false">
          <draw:text-box>
            <text:p text:style-name="a1695" text:class-names="" text:cond-style-name=""><text:span text:style-name="a1694" text:class-names=""/></text:p>
          </draw:text-box>
          <svg:title/>
          <svg:desc/>
        </draw:frame>
        <draw:frame draw:id="id17" presentation:style-name="a1700" draw:name="Slide Number Placeholder 6" svg:x="4.68229in" svg:y="11.1059in" svg:width="3.58333in" svg:height="0.58681in" presentation:class="page-number" presentation:placeholder="false">
          <draw:text-box>
            <text:p text:style-name="a1699" text:class-names="" text:cond-style-name=""><text:span text:style-name="a1697" text:class-names=""><text:page-number style:num-format="1" text:fixed="false">‹#›</text:page-number></text:span><text:span text:style-name="a1698" text:class-names=""/></text:p>
          </draw:text-box>
          <svg:title/>
          <svg:desc/>
        </draw:frame>
      </presentation:notes>
    </style:master-page>
    <style:master-page style:name="Master2-Layout10-vertTx-Title-and-Vertical-Text" style:page-layout-name="pageLayout1" draw:style-name="a1702">
      <draw:custom-shape svg:x="0in" svg:y="0in" svg:width="12.75197in" svg:height="1.12323in" draw:id="id160" draw:layer="Master2-bg" draw:style-name="a1706" draw:name="Freeform: Shape 6">
        <svg:title/>
        <svg:desc/>
        <text:p text:style-name="a1704" text:class-names="" text:cond-style-name=""><text:span text:style-name="a17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89488in" svg:width="12.75197in" svg:height="1.12323in" draw:id="id161" draw:layer="Master2-bg" draw:style-name="a1710" draw:name="Freeform: Shape 7">
        <svg:title/>
        <svg:desc/>
        <text:p text:style-name="a1708" text:class-names="" text:cond-style-name=""><text:span text:style-name="a17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2" presentation:style-name="a1713" draw:name="Title 1" svg:x="0.6378in" svg:y="0.35866in" svg:width="11.47992in" svg:height="0.76024in" presentation:class="title" presentation:placeholder="false">
        <draw:text-box>
          <text:p text:style-name="a1712" text:class-names="" text:cond-style-name=""><text:span text:style-name="a1711" text:class-names="">Click to edit Master title style</text:span></text:p>
        </draw:text-box>
        <svg:title/>
        <svg:desc/>
      </draw:frame>
      <draw:frame draw:id="id163" presentation:style-name="a1729" draw:name="Vertical Text Placeholder 2" svg:x="0.6378in" svg:y="2.10905in" svg:width="11.47992in" svg:height="5.22874in" presentation:class="outline" presentation:placeholder="false">
        <draw:text-box>
          <text:list text:style-name="a1716">
            <text:list-item>
              <text:p text:style-name="a1715" text:class-names="" text:cond-style-name=""><text:span text:style-name="a1714" text:class-names="">Click to edit Master text styles</text:span></text:p>
            </text:list-item>
          </text:list>
          <text:list text:style-name="a1719">
            <text:list-item>
              <text:list text:style-name="a1719">
                <text:list-item>
                  <text:p text:style-name="a1718" text:class-names="" text:cond-style-name=""><text:span text:style-name="a1717" text:class-names="">Second level</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hird level</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Fourth level</text:span></text:p>
                        </text:list-item>
                      </text:list>
                    </text:list-item>
                  </text:list>
                </text:list-item>
              </text:list>
            </text:list-item>
          </text:list>
          <text:list text:style-name="a1728">
            <text:list-item>
              <text:list text:style-name="a1728">
                <text:list-item>
                  <text:list text:style-name="a1728">
                    <text:list-item>
                      <text:list text:style-name="a1728">
                        <text:list-item>
                          <text:list text:style-name="a1728">
                            <text:list-item>
                              <text:p text:style-name="a1727" text:class-names="" text:cond-style-name=""><text:span text:style-name="a1726" text:class-names="">Fifth level</text:span></text:p>
                            </text:list-item>
                          </text:list>
                        </text:list-item>
                      </text:list>
                    </text:list-item>
                  </text:list>
                </text:list-item>
              </text:list>
            </text:list-item>
          </text:list>
        </draw:text-box>
        <svg:title/>
        <svg:desc/>
      </draw:frame>
      <draw:frame draw:id="id164" presentation:style-name="a1732" draw:name="Date Placeholder 3" svg:x="0.6378in" svg:y="8.21299in" svg:width="2.97165in" svg:height="0.62165in" presentation:class="date-time" presentation:placeholder="false">
        <draw:text-box>
          <text:p text:style-name="a1731" text:class-names="" text:cond-style-name=""><text:span text:style-name="a1730" text:class-names=""/></text:p>
        </draw:text-box>
        <svg:title/>
        <svg:desc/>
      </draw:frame>
      <draw:frame draw:id="id165" presentation:style-name="a1735" draw:name="Footer Placeholder 4" svg:x="4.3622in" svg:y="8.21299in" svg:width="4.04331in" svg:height="0.62165in" presentation:class="footer" presentation:placeholder="false">
        <draw:text-box>
          <text:p text:style-name="a1734" text:class-names="" text:cond-style-name=""><text:span text:style-name="a1733" text:class-names=""/></text:p>
        </draw:text-box>
        <svg:title/>
        <svg:desc/>
      </draw:frame>
      <draw:frame draw:id="id166" presentation:style-name="a1738" draw:name="Slide Number Placeholder 5" svg:x="9.14567in" svg:y="8.21299in" svg:width="2.97165in" svg:height="0.62165in" presentation:class="page-number" presentation:placeholder="false">
        <draw:text-box>
          <text:p text:style-name="a1737" text:class-names="" text:cond-style-name=""><text:span text:style-name="a1736" text:class-names=""><text:page-number style:num-format="1" text:fixed="false">‹#›</text:page-number></text:span></text:p>
        </draw:text-box>
        <svg:title/>
        <svg:desc/>
      </draw:frame>
      <presentation:notes style:page-layout-name="pageLayout2" draw:style-name="a1785">
        <draw:frame draw:id="id6" presentation:style-name="a1741" draw:name="Header Placeholder 1" svg:x="0in" svg:y="0in" svg:width="3.58333in" svg:height="0.58681in" presentation:class="header" presentation:placeholder="false">
          <draw:text-box>
            <text:p text:style-name="a1740" text:class-names="" text:cond-style-name=""><text:span text:style-name="a1739" text:class-names=""/></text:p>
          </draw:text-box>
          <svg:title/>
          <svg:desc/>
        </draw:frame>
        <draw:frame draw:id="id7" presentation:style-name="a1745" draw:name="Date Placeholder 2" svg:x="4.68229in" svg:y="0in" svg:width="3.58333in" svg:height="0.58681in" presentation:class="date-time" presentation:placeholder="false">
          <draw:text-box>
            <text:p text:style-name="a1744" text:class-names="" text:cond-style-name=""><text:span text:style-name="a1742" text:class-names=""><text:date text:fixed="false" style:data-style-name="a1743">4/10/2021</text:date></text:span></text:p>
          </draw:text-box>
          <svg:title/>
          <svg:desc/>
        </draw:frame>
        <draw:page-thumbnail svg:x="1.34201in" svg:y="1.46181in" svg:width="5.58333in" svg:height="3.94618in" presentation:class="page" draw:id="id8" presentation:style-name="a1746" draw:name="Slide Image Placeholder 3">
          <svg:title/>
          <svg:desc/>
        </draw:page-thumbnail>
        <draw:frame draw:id="id9" presentation:style-name="a1761" draw:name="Notes Placeholder 4" svg:x="0.82639in" svg:y="5.62674in" svg:width="6.61458in" svg:height="4.60417in" presentation:class="notes" presentation:placeholder="false">
          <draw:text-box>
            <text:p text:style-name="a1748" text:class-names="" text:cond-style-name=""><text:span text:style-name="a1747" text:class-names="">Click to edit Master text styles</text:span></text:p>
            <text:list text:style-name="a1751">
              <text:list-item>
                <text:list text:style-name="a1751">
                  <text:list-item>
                    <text:p text:style-name="a1750" text:class-names="" text:cond-style-name=""><text:span text:style-name="a1749" text:class-names="">Second level</text:span></text:p>
                  </text:list-item>
                </text:list>
              </text:list-item>
            </text:list>
            <text:list text:style-name="a1754">
              <text:list-item>
                <text:list text:style-name="a1754">
                  <text:list-item>
                    <text:list text:style-name="a1754">
                      <text:list-item>
                        <text:p text:style-name="a1753" text:class-names="" text:cond-style-name=""><text:span text:style-name="a1752" text:class-names="">Third level</text:span></text:p>
                      </text:list-item>
                    </text:list>
                  </text:list-item>
                </text:list>
              </text:list-item>
            </text:list>
            <text:list text:style-name="a1757">
              <text:list-item>
                <text:list text:style-name="a1757">
                  <text:list-item>
                    <text:list text:style-name="a1757">
                      <text:list-item>
                        <text:list text:style-name="a1757">
                          <text:list-item>
                            <text:p text:style-name="a1756" text:class-names="" text:cond-style-name=""><text:span text:style-name="a1755" text:class-names="">Fourth level</text:span></text:p>
                          </text:list-item>
                        </text:list>
                      </text:list-item>
                    </text:list>
                  </text:list-item>
                </text:list>
              </text:list-item>
            </text:list>
            <text:list text:style-name="a1760">
              <text:list-item>
                <text:list text:style-name="a1760">
                  <text:list-item>
                    <text:list text:style-name="a1760">
                      <text:list-item>
                        <text:list text:style-name="a1760">
                          <text:list-item>
                            <text:list text:style-name="a1760">
                              <text:list-item>
                                <text:p text:style-name="a1759" text:class-names="" text:cond-style-name=""><text:span text:style-name="a1758"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762" draw:name="Slide Image Placeholder 7">
          <svg:title/>
          <svg:desc/>
        </draw:page-thumbnail>
        <draw:frame draw:id="id11" presentation:style-name="a1765" draw:name="Notes Placeholder 8" svg:x="0.82677in" svg:y="5.55394in" svg:width="6.61378in" svg:height="5.26142in" presentation:class="notes" presentation:placeholder="false">
          <draw:text-box>
            <text:p text:style-name="a1764" text:class-names="" text:cond-style-name=""><text:span text:style-name="a1763" text:class-names=""/></text:p>
          </draw:text-box>
          <svg:title/>
          <svg:desc/>
        </draw:frame>
        <draw:frame draw:id="id12" presentation:style-name="a1768" draw:name="Header Placeholder 9" svg:x="0in" svg:y="0in" svg:width="3.5878in" svg:height="0.58425in" presentation:class="header" presentation:placeholder="false">
          <draw:text-box>
            <text:p text:style-name="a1767" text:class-names="" text:cond-style-name=""><text:span text:style-name="a1766" text:class-names=""/></text:p>
          </draw:text-box>
          <svg:title/>
          <svg:desc/>
        </draw:frame>
        <draw:frame draw:id="id13" presentation:style-name="a1771" draw:name="Date Placeholder 10" svg:x="4.67953in" svg:y="0in" svg:width="3.5878in" svg:height="0.58425in" presentation:class="date-time" presentation:placeholder="false">
          <draw:text-box>
            <text:p text:style-name="a1770" text:class-names="" text:cond-style-name=""><text:span text:style-name="a1769" text:class-names=""/></text:p>
          </draw:text-box>
          <svg:title/>
          <svg:desc/>
        </draw:frame>
        <draw:frame draw:id="id14" presentation:style-name="a1774" draw:name="Footer Placeholder 11" svg:x="0in" svg:y="11.10827in" svg:width="3.5878in" svg:height="0.58425in" presentation:class="footer" presentation:placeholder="false">
          <draw:text-box>
            <text:p text:style-name="a1773" text:class-names="" text:cond-style-name=""><text:span text:style-name="a1772" text:class-names=""/></text:p>
          </draw:text-box>
          <svg:title/>
          <svg:desc/>
        </draw:frame>
        <draw:frame draw:id="id15" presentation:style-name="a1777" draw:name="Slide Number Placeholder 12" svg:x="4.67953in" svg:y="11.10827in" svg:width="3.5878in" svg:height="0.58425in" presentation:class="page-number" presentation:placeholder="false">
          <draw:text-box>
            <text:p text:style-name="a1776" text:class-names="" text:cond-style-name=""><text:span text:style-name="a1775" text:class-names=""><text:page-number style:num-format="1" text:fixed="false">‹#›</text:page-number></text:span></text:p>
          </draw:text-box>
          <svg:title/>
          <svg:desc/>
        </draw:frame>
        <draw:frame draw:id="id16" presentation:style-name="a1780" draw:name="Footer Placeholder 5" svg:x="0in" svg:y="11.1059in" svg:width="3.58333in" svg:height="0.58681in" presentation:class="footer" presentation:placeholder="false">
          <draw:text-box>
            <text:p text:style-name="a1779" text:class-names="" text:cond-style-name=""><text:span text:style-name="a1778" text:class-names=""/></text:p>
          </draw:text-box>
          <svg:title/>
          <svg:desc/>
        </draw:frame>
        <draw:frame draw:id="id17" presentation:style-name="a1784" draw:name="Slide Number Placeholder 6" svg:x="4.68229in" svg:y="11.1059in" svg:width="3.58333in" svg:height="0.58681in" presentation:class="page-number" presentation:placeholder="false">
          <draw:text-box>
            <text:p text:style-name="a1783" text:class-names="" text:cond-style-name=""><text:span text:style-name="a1781" text:class-names=""><text:page-number style:num-format="1" text:fixed="false">‹#›</text:page-number></text:span><text:span text:style-name="a1782" text:class-names=""/></text:p>
          </draw:text-box>
          <svg:title/>
          <svg:desc/>
        </draw:frame>
      </presentation:notes>
    </style:master-page>
    <style:master-page style:name="Master2-Layout11-vertTitleAndTx-Vertical-Title-and-Text" style:page-layout-name="pageLayout1" draw:style-name="a1786">
      <draw:custom-shape svg:x="0in" svg:y="0in" svg:width="12.75197in" svg:height="1.12323in" draw:id="id167" draw:layer="Master2-bg" draw:style-name="a1790" draw:name="Freeform: Shape 6">
        <svg:title/>
        <svg:desc/>
        <text:p text:style-name="a1788" text:class-names="" text:cond-style-name=""><text:span text:style-name="a178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7.89488in" svg:width="12.75197in" svg:height="1.12323in" draw:id="id168" draw:layer="Master2-bg" draw:style-name="a1794" draw:name="Freeform: Shape 7">
        <svg:title/>
        <svg:desc/>
        <text:p text:style-name="a1792" text:class-names="" text:cond-style-name=""><text:span text:style-name="a179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9" presentation:style-name="a1797" draw:name="Vertical Title 1" svg:x="9.24826in" svg:y="0.35938in" svg:width="2.86979in" svg:height="6.97917in" presentation:class="title" presentation:placeholder="false">
        <draw:text-box>
          <text:p text:style-name="a1796" text:class-names="" text:cond-style-name=""><text:span text:style-name="a1795" text:class-names="">Click to edit Master title style</text:span></text:p>
        </draw:text-box>
        <svg:title/>
        <svg:desc/>
      </draw:frame>
      <draw:frame draw:id="id170" presentation:style-name="a1813" draw:name="Vertical Text Placeholder 2" svg:x="0.63715in" svg:y="0.35938in" svg:width="8.44444in" svg:height="6.97917in" presentation:class="outline" presentation:placeholder="false">
        <draw:text-box>
          <text:list text:style-name="a1800">
            <text:list-item>
              <text:p text:style-name="a1799" text:class-names="" text:cond-style-name=""><text:span text:style-name="a1798" text:class-names="">Click to edit Master text styles</text:span></text:p>
            </text:list-item>
          </text:list>
          <text:list text:style-name="a1803">
            <text:list-item>
              <text:list text:style-name="a1803">
                <text:list-item>
                  <text:p text:style-name="a1802" text:class-names="" text:cond-style-name=""><text:span text:style-name="a1801" text:class-names="">Second level</text:span></text:p>
                </text:list-item>
              </text:list>
            </text:list-item>
          </text:list>
          <text:list text:style-name="a1806">
            <text:list-item>
              <text:list text:style-name="a1806">
                <text:list-item>
                  <text:list text:style-name="a1806">
                    <text:list-item>
                      <text:p text:style-name="a1805" text:class-names="" text:cond-style-name=""><text:span text:style-name="a1804" text:class-names="">Third level</text:span></text:p>
                    </text:list-item>
                  </text:list>
                </text:list-item>
              </text:list>
            </text:list-item>
          </text:list>
          <text:list text:style-name="a1809">
            <text:list-item>
              <text:list text:style-name="a1809">
                <text:list-item>
                  <text:list text:style-name="a1809">
                    <text:list-item>
                      <text:list text:style-name="a1809">
                        <text:list-item>
                          <text:p text:style-name="a1808" text:class-names="" text:cond-style-name=""><text:span text:style-name="a1807" text:class-names="">Fourth level</text:span></text:p>
                        </text:list-item>
                      </text:list>
                    </text:list-item>
                  </text:list>
                </text:list-item>
              </text:list>
            </text:list-item>
          </text:list>
          <text:list text:style-name="a1812">
            <text:list-item>
              <text:list text:style-name="a1812">
                <text:list-item>
                  <text:list text:style-name="a1812">
                    <text:list-item>
                      <text:list text:style-name="a1812">
                        <text:list-item>
                          <text:list text:style-name="a1812">
                            <text:list-item>
                              <text:p text:style-name="a1811" text:class-names="" text:cond-style-name=""><text:span text:style-name="a1810" text:class-names="">Fifth level</text:span></text:p>
                            </text:list-item>
                          </text:list>
                        </text:list-item>
                      </text:list>
                    </text:list-item>
                  </text:list>
                </text:list-item>
              </text:list>
            </text:list-item>
          </text:list>
        </draw:text-box>
        <svg:title/>
        <svg:desc/>
      </draw:frame>
      <draw:frame draw:id="id171" presentation:style-name="a1816" draw:name="Date Placeholder 3" svg:x="0.6378in" svg:y="8.21299in" svg:width="2.97165in" svg:height="0.62165in" presentation:class="date-time" presentation:placeholder="false">
        <draw:text-box>
          <text:p text:style-name="a1815" text:class-names="" text:cond-style-name=""><text:span text:style-name="a1814" text:class-names=""/></text:p>
        </draw:text-box>
        <svg:title/>
        <svg:desc/>
      </draw:frame>
      <draw:frame draw:id="id172" presentation:style-name="a1819" draw:name="Footer Placeholder 4" svg:x="4.3622in" svg:y="8.21299in" svg:width="4.04331in" svg:height="0.62165in" presentation:class="footer" presentation:placeholder="false">
        <draw:text-box>
          <text:p text:style-name="a1818" text:class-names="" text:cond-style-name=""><text:span text:style-name="a1817" text:class-names=""/></text:p>
        </draw:text-box>
        <svg:title/>
        <svg:desc/>
      </draw:frame>
      <draw:frame draw:id="id173" presentation:style-name="a1822" draw:name="Slide Number Placeholder 5" svg:x="9.14567in" svg:y="8.21299in" svg:width="2.97165in" svg:height="0.62165in" presentation:class="page-number" presentation:placeholder="false">
        <draw:text-box>
          <text:p text:style-name="a1821" text:class-names="" text:cond-style-name=""><text:span text:style-name="a1820" text:class-names=""><text:page-number style:num-format="1" text:fixed="false">‹#›</text:page-number></text:span></text:p>
        </draw:text-box>
        <svg:title/>
        <svg:desc/>
      </draw:frame>
      <presentation:notes style:page-layout-name="pageLayout2" draw:style-name="a1869">
        <draw:frame draw:id="id6" presentation:style-name="a1825" draw:name="Header Placeholder 1" svg:x="0in" svg:y="0in" svg:width="3.58333in" svg:height="0.58681in" presentation:class="header" presentation:placeholder="false">
          <draw:text-box>
            <text:p text:style-name="a1824" text:class-names="" text:cond-style-name=""><text:span text:style-name="a1823" text:class-names=""/></text:p>
          </draw:text-box>
          <svg:title/>
          <svg:desc/>
        </draw:frame>
        <draw:frame draw:id="id7" presentation:style-name="a1829" draw:name="Date Placeholder 2" svg:x="4.68229in" svg:y="0in" svg:width="3.58333in" svg:height="0.58681in" presentation:class="date-time" presentation:placeholder="false">
          <draw:text-box>
            <text:p text:style-name="a1828" text:class-names="" text:cond-style-name=""><text:span text:style-name="a1826" text:class-names=""><text:date text:fixed="false" style:data-style-name="a1827">4/10/2021</text:date></text:span></text:p>
          </draw:text-box>
          <svg:title/>
          <svg:desc/>
        </draw:frame>
        <draw:page-thumbnail svg:x="1.34201in" svg:y="1.46181in" svg:width="5.58333in" svg:height="3.94618in" presentation:class="page" draw:id="id8" presentation:style-name="a1830" draw:name="Slide Image Placeholder 3">
          <svg:title/>
          <svg:desc/>
        </draw:page-thumbnail>
        <draw:frame draw:id="id9" presentation:style-name="a1845" draw:name="Notes Placeholder 4" svg:x="0.82639in" svg:y="5.62674in" svg:width="6.61458in" svg:height="4.60417in" presentation:class="notes" presentation:placeholder="false">
          <draw:text-box>
            <text:p text:style-name="a1832" text:class-names="" text:cond-style-name=""><text:span text:style-name="a1831" text:class-names="">Click to edit Master text styles</text:span></text:p>
            <text:list text:style-name="a1835">
              <text:list-item>
                <text:list text:style-name="a1835">
                  <text:list-item>
                    <text:p text:style-name="a1834" text:class-names="" text:cond-style-name=""><text:span text:style-name="a1833" text:class-names="">Second level</text:span></text:p>
                  </text:list-item>
                </text:list>
              </text:list-item>
            </text:list>
            <text:list text:style-name="a1838">
              <text:list-item>
                <text:list text:style-name="a1838">
                  <text:list-item>
                    <text:list text:style-name="a1838">
                      <text:list-item>
                        <text:p text:style-name="a1837" text:class-names="" text:cond-style-name=""><text:span text:style-name="a1836" text:class-names="">Third level</text:span></text:p>
                      </text:list-item>
                    </text:list>
                  </text:list-item>
                </text:list>
              </text:list-item>
            </text:list>
            <text:list text:style-name="a1841">
              <text:list-item>
                <text:list text:style-name="a1841">
                  <text:list-item>
                    <text:list text:style-name="a1841">
                      <text:list-item>
                        <text:list text:style-name="a1841">
                          <text:list-item>
                            <text:p text:style-name="a1840" text:class-names="" text:cond-style-name=""><text:span text:style-name="a1839" text:class-names="">Fourth level</text:span></text:p>
                          </text:list-item>
                        </text:list>
                      </text:list-item>
                    </text:list>
                  </text:list-item>
                </text:list>
              </text:list-item>
            </text:list>
            <text:list text:style-name="a1844">
              <text:list-item>
                <text:list text:style-name="a1844">
                  <text:list-item>
                    <text:list text:style-name="a1844">
                      <text:list-item>
                        <text:list text:style-name="a1844">
                          <text:list-item>
                            <text:list text:style-name="a1844">
                              <text:list-item>
                                <text:p text:style-name="a1843" text:class-names="" text:cond-style-name=""><text:span text:style-name="a1842" text:class-names="">Fifth level</text:span></text:p>
                              </text:list-item>
                            </text:list>
                          </text:list-item>
                        </text:list>
                      </text:list-item>
                    </text:list>
                  </text:list-item>
                </text:list>
              </text:list-item>
            </text:list>
          </draw:text-box>
          <svg:title/>
          <svg:desc/>
        </draw:frame>
        <draw:page-thumbnail svg:x="1.21063in" svg:y="0.88858in" svg:width="5.84567in" svg:height="4.38425in" presentation:class="page" draw:id="id10" presentation:style-name="a1846" draw:name="Slide Image Placeholder 7">
          <svg:title/>
          <svg:desc/>
        </draw:page-thumbnail>
        <draw:frame draw:id="id11" presentation:style-name="a1849" draw:name="Notes Placeholder 8" svg:x="0.82677in" svg:y="5.55394in" svg:width="6.61378in" svg:height="5.26142in" presentation:class="notes" presentation:placeholder="false">
          <draw:text-box>
            <text:p text:style-name="a1848" text:class-names="" text:cond-style-name=""><text:span text:style-name="a1847" text:class-names=""/></text:p>
          </draw:text-box>
          <svg:title/>
          <svg:desc/>
        </draw:frame>
        <draw:frame draw:id="id12" presentation:style-name="a1852" draw:name="Header Placeholder 9" svg:x="0in" svg:y="0in" svg:width="3.5878in" svg:height="0.58425in" presentation:class="header" presentation:placeholder="false">
          <draw:text-box>
            <text:p text:style-name="a1851" text:class-names="" text:cond-style-name=""><text:span text:style-name="a1850" text:class-names=""/></text:p>
          </draw:text-box>
          <svg:title/>
          <svg:desc/>
        </draw:frame>
        <draw:frame draw:id="id13" presentation:style-name="a1855" draw:name="Date Placeholder 10" svg:x="4.67953in" svg:y="0in" svg:width="3.5878in" svg:height="0.58425in" presentation:class="date-time" presentation:placeholder="false">
          <draw:text-box>
            <text:p text:style-name="a1854" text:class-names="" text:cond-style-name=""><text:span text:style-name="a1853" text:class-names=""/></text:p>
          </draw:text-box>
          <svg:title/>
          <svg:desc/>
        </draw:frame>
        <draw:frame draw:id="id14" presentation:style-name="a1858" draw:name="Footer Placeholder 11" svg:x="0in" svg:y="11.10827in" svg:width="3.5878in" svg:height="0.58425in" presentation:class="footer" presentation:placeholder="false">
          <draw:text-box>
            <text:p text:style-name="a1857" text:class-names="" text:cond-style-name=""><text:span text:style-name="a1856" text:class-names=""/></text:p>
          </draw:text-box>
          <svg:title/>
          <svg:desc/>
        </draw:frame>
        <draw:frame draw:id="id15" presentation:style-name="a1861" draw:name="Slide Number Placeholder 12" svg:x="4.67953in" svg:y="11.10827in" svg:width="3.5878in" svg:height="0.58425in" presentation:class="page-number" presentation:placeholder="false">
          <draw:text-box>
            <text:p text:style-name="a1860" text:class-names="" text:cond-style-name=""><text:span text:style-name="a1859" text:class-names=""><text:page-number style:num-format="1" text:fixed="false">‹#›</text:page-number></text:span></text:p>
          </draw:text-box>
          <svg:title/>
          <svg:desc/>
        </draw:frame>
        <draw:frame draw:id="id16" presentation:style-name="a1864" draw:name="Footer Placeholder 5" svg:x="0in" svg:y="11.1059in" svg:width="3.58333in" svg:height="0.58681in" presentation:class="footer" presentation:placeholder="false">
          <draw:text-box>
            <text:p text:style-name="a1863" text:class-names="" text:cond-style-name=""><text:span text:style-name="a1862" text:class-names=""/></text:p>
          </draw:text-box>
          <svg:title/>
          <svg:desc/>
        </draw:frame>
        <draw:frame draw:id="id17" presentation:style-name="a1868" draw:name="Slide Number Placeholder 6" svg:x="4.68229in" svg:y="11.1059in" svg:width="3.58333in" svg:height="0.58681in" presentation:class="page-number" presentation:placeholder="false">
          <draw:text-box>
            <text:p text:style-name="a1867" text:class-names="" text:cond-style-name=""><text:span text:style-name="a1865" text:class-names=""><text:page-number style:num-format="1" text:fixed="false">‹#›</text:page-number></text:span><text:span text:style-name="a1866" text:class-names=""/></text:p>
          </draw:text-box>
          <svg:title/>
          <svg:desc/>
        </draw:frame>
      </presentation:notes>
    </style:master-page>
    <style:handout-master style:page-layout-name="pageLayout3" draw:style-name="a1870">
      <draw:frame draw:id="id174" presentation:style-name="a1873" draw:name="Header Placeholder 5" svg:x="0in" svg:y="0in" svg:width="3.5878in" svg:height="0.58425in" presentation:class="header" presentation:placeholder="false">
        <draw:text-box>
          <text:p text:style-name="a1872" text:class-names="" text:cond-style-name=""><text:span text:style-name="a1871" text:class-names=""/></text:p>
        </draw:text-box>
        <svg:title/>
        <svg:desc/>
      </draw:frame>
      <draw:frame draw:id="id175" presentation:style-name="a1876" draw:name="Date Placeholder 6" svg:x="4.67953in" svg:y="0in" svg:width="3.5878in" svg:height="0.58425in" presentation:class="date-time" presentation:placeholder="false">
        <draw:text-box>
          <text:p text:style-name="a1875" text:class-names="" text:cond-style-name=""><text:span text:style-name="a1874" text:class-names=""/></text:p>
        </draw:text-box>
        <svg:title/>
        <svg:desc/>
      </draw:frame>
      <draw:frame draw:id="id176" presentation:style-name="a1879" draw:name="Footer Placeholder 7" svg:x="0in" svg:y="11.10827in" svg:width="3.5878in" svg:height="0.58425in" presentation:class="footer" presentation:placeholder="false">
        <draw:text-box>
          <text:p text:style-name="a1878" text:class-names="" text:cond-style-name=""><text:span text:style-name="a1877" text:class-names=""/></text:p>
        </draw:text-box>
        <svg:title/>
        <svg:desc/>
      </draw:frame>
      <draw:frame draw:id="id177" presentation:style-name="a1883" draw:name="Slide Number Placeholder 8" svg:x="4.67953in" svg:y="11.10827in" svg:width="3.5878in" svg:height="0.58425in" presentation:class="page-number" presentation:placeholder="false">
        <draw:text-box>
          <text:p text:style-name="a1882" text:class-names="" text:cond-style-name=""><text:span text:style-name="a1880" text:class-names=""><text:page-number style:num-format="1" text:fixed="false">‹#›</text:page-number></text:span><text:span text:style-name="a1881" text:class-names=""/></text:p>
        </draw:text-box>
        <svg:title/>
        <svg:desc/>
      </draw:frame>
      <draw:frame draw:id="id178" presentation:style-name="a1886" draw:name="Header Placeholder 1" svg:x="0in" svg:y="0in" svg:width="3.58333in" svg:height="0.58681in" presentation:class="header" presentation:placeholder="false">
        <draw:text-box>
          <text:p text:style-name="a1885" text:class-names="" text:cond-style-name=""><text:span text:style-name="a1884" text:class-names=""/></text:p>
        </draw:text-box>
        <svg:title/>
        <svg:desc/>
      </draw:frame>
      <draw:frame draw:id="id179" presentation:style-name="a1890" draw:name="Date Placeholder 2" svg:x="4.68229in" svg:y="0in" svg:width="3.58333in" svg:height="0.58681in" presentation:class="date-time" presentation:placeholder="false">
        <draw:text-box>
          <text:p text:style-name="a1889" text:class-names="" text:cond-style-name=""><text:span text:style-name="a1887" text:class-names=""><text:date text:fixed="false" style:data-style-name="a1888">4/10/2021</text:date></text:span></text:p>
        </draw:text-box>
        <svg:title/>
        <svg:desc/>
      </draw:frame>
      <draw:frame draw:id="id180" presentation:style-name="a1893" draw:name="Footer Placeholder 3" svg:x="0in" svg:y="11.1059in" svg:width="3.58333in" svg:height="0.58681in" presentation:class="footer" presentation:placeholder="false">
        <draw:text-box>
          <text:p text:style-name="a1892" text:class-names="" text:cond-style-name=""><text:span text:style-name="a1891" text:class-names=""/></text:p>
        </draw:text-box>
        <svg:title/>
        <svg:desc/>
      </draw:frame>
      <draw:frame draw:id="id181" presentation:style-name="a1897" draw:name="Slide Number Placeholder 4" svg:x="4.68229in" svg:y="11.1059in" svg:width="3.58333in" svg:height="0.58681in" presentation:class="page-number" presentation:placeholder="false">
        <draw:text-box>
          <text:p text:style-name="a1896" text:class-names="" text:cond-style-name=""><text:span text:style-name="a1894" text:class-names=""><text:page-number style:num-format="1" text:fixed="false">‹#›</text:page-number></text:span><text:span text:style-name="a1895" text:class-names=""/></text:p>
        </draw:text-box>
        <svg:title/>
        <svg:desc/>
      </draw:frame>
      <draw:page-thumbnail draw:page-number="1" svg:x="0.57813in" svg:y="1.25694in" svg:width="3.39063in" svg:height="2.39583in"/>
      <draw:page-thumbnail draw:page-number="2" svg:x="4.29861in" svg:y="1.25694in" svg:width="3.39063in" svg:height="2.39583in"/>
      <draw:page-thumbnail draw:page-number="3" svg:x="0.57813in" svg:y="4.64583in" svg:width="3.39063in" svg:height="2.39583in"/>
      <draw:page-thumbnail draw:page-number="4" svg:x="4.29861in" svg:y="4.64583in" svg:width="3.39063in" svg:height="2.39583in"/>
      <draw:page-thumbnail draw:page-number="5" svg:x="0.57813in" svg:y="8.03472in" svg:width="3.39063in" svg:height="2.39583in"/>
      <draw:page-thumbnail draw:page-number="6" svg:x="4.29861in" svg:y="8.03472in" svg:width="3.39063in" svg:height="2.3958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lue Curve</dc:title>
    <dc:creator>MONICA.S</dc:creator>
    <meta:creation-date>2021-04-10T17:34:54Z</meta:creation-date>
    <dc:date>2021-04-10T07:30:48Z</dc:date>
    <meta:editing-cycles>5</meta:editing-cycles>
    <meta:editing-duration>PT420S</meta:editing-duration>
  </office:meta>
</office:document-meta>
</file>